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1648945" calcext:value-type="float">
            <text:p>1.1164894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83908675" calcext:value-type="float">
            <text:p>2.08390867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428436025" calcext:value-type="float">
            <text:p>2.4284360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772963375" calcext:value-type="float">
            <text:p>2.7729633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.234594425" calcext:value-type="float">
            <text:p>3.2345944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8735379" calcext:value-type="float">
            <text:p>3.873537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512481375" calcext:value-type="float">
            <text:p>4.51248137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.15142485" calcext:value-type="float">
            <text:p>5.1514248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.790368325" calcext:value-type="float">
            <text:p>5.79036832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.318272975" calcext:value-type="float">
            <text:p>6.31827297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.331992425" calcext:value-type="float">
            <text:p>7.33199242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.019009325" calcext:value-type="float">
            <text:p>8.0190093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.706026225" calcext:value-type="float">
            <text:p>8.70602622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.393043125" calcext:value-type="float">
            <text:p>9.39304312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.0302714" calcext:value-type="float">
            <text:p>10.030271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.839871975" calcext:value-type="float">
            <text:p>10.83987197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.64947255" calcext:value-type="float">
            <text:p>11.6494725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.459073125" calcext:value-type="float">
            <text:p>12.45907312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.2686737" calcext:value-type="float">
            <text:p>13.268673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.64052535" calcext:value-type="float">
            <text:p>13.6405253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.491068225" calcext:value-type="float">
            <text:p>14.49106822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.220801525" calcext:value-type="float">
            <text:p>15.22080152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.390939275" calcext:value-type="float">
            <text:p>15.39093927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.561077025" calcext:value-type="float">
            <text:p>15.5610770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.731214775" calcext:value-type="float">
            <text:p>15.73121477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.901352525" calcext:value-type="float">
            <text:p>15.90135252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6.071490275" calcext:value-type="float">
            <text:p>16.07149027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6.241628025" calcext:value-type="float">
            <text:p>16.24162802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6.411765775" calcext:value-type="float">
            <text:p>16.41176577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6.954701775" calcext:value-type="float">
            <text:p>16.95470177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7.59823365" calcext:value-type="float">
            <text:p>17.5982336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8.03663955" calcext:value-type="float">
            <text:p>18.0366395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.114306675" calcext:value-type="float">
            <text:p>18.11430667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8.400664375" calcext:value-type="float">
            <text:p>18.40066437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8.832266125" calcext:value-type="float">
            <text:p>18.83226612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8.917605575" calcext:value-type="float">
            <text:p>18.91760557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9.002945025" calcext:value-type="float">
            <text:p>19.00294502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9.088284475" calcext:value-type="float">
            <text:p>19.08828447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9.173623925" calcext:value-type="float">
            <text:p>19.17362392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.659578" calcext:value-type="float">
            <text:p>44.659578</text:p>
          </table:table-cell>
          <table:table-cell office:value-type="float" office:value="19.686060225" calcext:value-type="float">
            <text:p>19.686060225</text:p>
          </table:table-cell>
          <table:table-cell table:formula="of:=POWER([.C41]-6.75;2)" office:value-type="float" office:value="167.341654144827" calcext:value-type="float">
            <text:p>167.3416541448</text:p>
          </table:table-cell>
          <table:table-cell table:formula="of:=SQRT(SUM([.D41:.D140])/100)" office:value-type="float" office:value="7.64512156899115" calcext:value-type="float">
            <text:p>7.6451215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.696769" calcext:value-type="float">
            <text:p>38.696769</text:p>
          </table:table-cell>
          <table:table-cell office:value-type="float" office:value="19.007938575" calcext:value-type="float">
            <text:p>19.007938575</text:p>
          </table:table-cell>
          <table:table-cell table:formula="of:=POWER([.C42]-6.75;2)" office:value-type="float" office:value="150.257058108473" calcext:value-type="float">
            <text:p>150.257058108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.781094" calcext:value-type="float">
            <text:p>13.781094</text:p>
          </table:table-cell>
          <table:table-cell office:value-type="float" office:value="18.47888715" calcext:value-type="float">
            <text:p>18.47888715</text:p>
          </table:table-cell>
          <table:table-cell table:formula="of:=POWER([.C43]-6.75;2)" office:value-type="float" office:value="137.566793777435" calcext:value-type="float">
            <text:p>137.566793777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.781094" calcext:value-type="float">
            <text:p>13.781094</text:p>
          </table:table-cell>
          <table:table-cell office:value-type="float" office:value="18.5727276" calcext:value-type="float">
            <text:p>18.5727276</text:p>
          </table:table-cell>
          <table:table-cell table:formula="of:=POWER([.C44]-6.75;2)" office:value-type="float" office:value="139.776887903802" calcext:value-type="float">
            <text:p>139.776887903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.465242" calcext:value-type="float">
            <text:p>18.465242</text:p>
          </table:table-cell>
          <table:table-cell office:value-type="float" office:value="18.66656805" calcext:value-type="float">
            <text:p>18.66656805</text:p>
          </table:table-cell>
          <table:table-cell table:formula="of:=POWER([.C45]-6.75;2)" office:value-type="float" office:value="142.004594090281" calcext:value-type="float">
            <text:p>142.004594090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.557739" calcext:value-type="float">
            <text:p>25.557739</text:p>
          </table:table-cell>
          <table:table-cell office:value-type="float" office:value="18.6433048" calcext:value-type="float">
            <text:p>18.6433048</text:p>
          </table:table-cell>
          <table:table-cell table:formula="of:=POWER([.C46]-6.75;2)" office:value-type="float" office:value="141.450699065703" calcext:value-type="float">
            <text:p>141.450699065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.557739" calcext:value-type="float">
            <text:p>25.557739</text:p>
          </table:table-cell>
          <table:table-cell office:value-type="float" office:value="18.76629785" calcext:value-type="float">
            <text:p>18.76629785</text:p>
          </table:table-cell>
          <table:table-cell table:formula="of:=POWER([.C47]-6.75;2)" office:value-type="float" office:value="144.391414019915" calcext:value-type="float">
            <text:p>144.391414019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.557739" calcext:value-type="float">
            <text:p>25.557739</text:p>
          </table:table-cell>
          <table:table-cell office:value-type="float" office:value="19.19694245" calcext:value-type="float">
            <text:p>19.19694245</text:p>
          </table:table-cell>
          <table:table-cell table:formula="of:=POWER([.C48]-6.75;2)" office:value-type="float" office:value="154.926376353612" calcext:value-type="float">
            <text:p>154.926376353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.557739" calcext:value-type="float">
            <text:p>25.557739</text:p>
          </table:table-cell>
          <table:table-cell office:value-type="float" office:value="19.588517125" calcext:value-type="float">
            <text:p>19.588517125</text:p>
          </table:table-cell>
          <table:table-cell table:formula="of:=POWER([.C49]-6.75;2)" office:value-type="float" office:value="164.827521968918" calcext:value-type="float">
            <text:p>164.827521968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.116186" calcext:value-type="float">
            <text:p>21.116186</text:p>
          </table:table-cell>
          <table:table-cell office:value-type="float" office:value="19.433130325" calcext:value-type="float">
            <text:p>19.433130325</text:p>
          </table:table-cell>
          <table:table-cell table:formula="of:=POWER([.C50]-6.75;2)" office:value-type="float" office:value="160.861794840935" calcext:value-type="float">
            <text:p>160.861794840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.548778" calcext:value-type="float">
            <text:p>40.548778</text:p>
          </table:table-cell>
          <table:table-cell office:value-type="float" office:value="19.38878235" calcext:value-type="float">
            <text:p>19.38878235</text:p>
          </table:table-cell>
          <table:table-cell table:formula="of:=POWER([.C51]-6.75;2)" office:value-type="float" office:value="159.738819290672" calcext:value-type="float">
            <text:p>159.738819290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.480676" calcext:value-type="float">
            <text:p>27.480676</text:p>
          </table:table-cell>
          <table:table-cell office:value-type="float" office:value="18.858619575" calcext:value-type="float">
            <text:p>18.858619575</text:p>
          </table:table-cell>
          <table:table-cell table:formula="of:=POWER([.C52]-6.75;2)" office:value-type="float" office:value="146.618668012073" calcext:value-type="float">
            <text:p>146.618668012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7.480676" calcext:value-type="float">
            <text:p>27.480676</text:p>
          </table:table-cell>
          <table:table-cell office:value-type="float" office:value="18.65515935" calcext:value-type="float">
            <text:p>18.65515935</text:p>
          </table:table-cell>
          <table:table-cell table:formula="of:=POWER([.C53]-6.75;2)" office:value-type="float" office:value="141.732819148892" calcext:value-type="float">
            <text:p>141.732819148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7.480676" calcext:value-type="float">
            <text:p>27.480676</text:p>
          </table:table-cell>
          <table:table-cell office:value-type="float" office:value="18.3780089" calcext:value-type="float">
            <text:p>18.3780089</text:p>
          </table:table-cell>
          <table:table-cell table:formula="of:=POWER([.C54]-6.75;2)" office:value-type="float" office:value="135.210590978479" calcext:value-type="float">
            <text:p>135.210590978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.489131" calcext:value-type="float">
            <text:p>25.489131</text:p>
          </table:table-cell>
          <table:table-cell office:value-type="float" office:value="18.36343005" calcext:value-type="float">
            <text:p>18.36343005</text:p>
          </table:table-cell>
          <table:table-cell table:formula="of:=POWER([.C55]-6.75;2)" office:value-type="float" office:value="134.871757526243" calcext:value-type="float">
            <text:p>134.871757526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2.384023" calcext:value-type="float">
            <text:p>32.384023</text:p>
          </table:table-cell>
          <table:table-cell office:value-type="float" office:value="18.28019295" calcext:value-type="float">
            <text:p>18.28019295</text:p>
          </table:table-cell>
          <table:table-cell table:formula="of:=POWER([.C56]-6.75;2)" office:value-type="float" office:value="132.94534946423" calcext:value-type="float">
            <text:p>132.945349464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.384023" calcext:value-type="float">
            <text:p>32.384023</text:p>
          </table:table-cell>
          <table:table-cell office:value-type="float" office:value="17.589524775" calcext:value-type="float">
            <text:p>17.589524775</text:p>
          </table:table-cell>
          <table:table-cell table:formula="of:=POWER([.C57]-6.75;2)" office:value-type="float" office:value="117.495297347839" calcext:value-type="float">
            <text:p>117.495297347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2.384023" calcext:value-type="float">
            <text:p>32.384023</text:p>
          </table:table-cell>
          <table:table-cell office:value-type="float" office:value="16.8988566" calcext:value-type="float">
            <text:p>16.8988566</text:p>
          </table:table-cell>
          <table:table-cell table:formula="of:=POWER([.C58]-6.75;2)" office:value-type="float" office:value="102.999290287364" calcext:value-type="float">
            <text:p>102.999290287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.384023" calcext:value-type="float">
            <text:p>32.384023</text:p>
          </table:table-cell>
          <table:table-cell office:value-type="float" office:value="16.208188425" calcext:value-type="float">
            <text:p>16.208188425</text:p>
          </table:table-cell>
          <table:table-cell table:formula="of:=POWER([.C59]-6.75;2)" office:value-type="float" office:value="89.457328282804" calcext:value-type="float">
            <text:p>89.457328282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.874066" calcext:value-type="float">
            <text:p>14.874066</text:p>
          </table:table-cell>
          <table:table-cell office:value-type="float" office:value="15.585564375" calcext:value-type="float">
            <text:p>15.585564375</text:p>
          </table:table-cell>
          <table:table-cell table:formula="of:=POWER([.C60]-6.75;2)" office:value-type="float" office:value="78.0671978247692" calcext:value-type="float">
            <text:p>78.067197824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.021715" calcext:value-type="float">
            <text:p>34.021715</text:p>
          </table:table-cell>
          <table:table-cell office:value-type="float" office:value="15.62820665" calcext:value-type="float">
            <text:p>15.62820665</text:p>
          </table:table-cell>
          <table:table-cell table:formula="of:=POWER([.C61]-6.75;2)" office:value-type="float" office:value="78.8225533201042" calcext:value-type="float">
            <text:p>78.822553320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9.189332" calcext:value-type="float">
            <text:p>29.189332</text:p>
          </table:table-cell>
          <table:table-cell office:value-type="float" office:value="15.19425865" calcext:value-type="float">
            <text:p>15.19425865</text:p>
          </table:table-cell>
          <table:table-cell table:formula="of:=POWER([.C62]-6.75;2)" office:value-type="float" office:value="71.3055041480998" calcext:value-type="float">
            <text:p>71.305504148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80551" calcext:value-type="float">
            <text:p>6.80551</text:p>
          </table:table-cell>
          <table:table-cell office:value-type="float" office:value="14.62817695" calcext:value-type="float">
            <text:p>14.62817695</text:p>
          </table:table-cell>
          <table:table-cell table:formula="of:=POWER([.C63]-6.75;2)" office:value-type="float" office:value="62.0656720555113" calcext:value-type="float">
            <text:p>62.065672055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80551" calcext:value-type="float">
            <text:p>6.80551</text:p>
          </table:table-cell>
          <table:table-cell office:value-type="float" office:value="14.6216908" calcext:value-type="float">
            <text:p>14.6216908</text:p>
          </table:table-cell>
          <table:table-cell table:formula="of:=POWER([.C64]-6.75;2)" office:value-type="float" office:value="61.9635160508046" calcext:value-type="float">
            <text:p>61.963516050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80551" calcext:value-type="float">
            <text:p>6.80551</text:p>
          </table:table-cell>
          <table:table-cell office:value-type="float" office:value="14.61520465" calcext:value-type="float">
            <text:p>14.61520465</text:p>
          </table:table-cell>
          <table:table-cell table:formula="of:=POWER([.C65]-6.75;2)" office:value-type="float" office:value="61.8614441863816" calcext:value-type="float">
            <text:p>61.861444186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80551" calcext:value-type="float">
            <text:p>6.80551</text:p>
          </table:table-cell>
          <table:table-cell office:value-type="float" office:value="14.6087185" calcext:value-type="float">
            <text:p>14.6087185</text:p>
          </table:table-cell>
          <table:table-cell table:formula="of:=POWER([.C66]-6.75;2)" office:value-type="float" office:value="61.7594564622423" calcext:value-type="float">
            <text:p>61.759456462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80551" calcext:value-type="float">
            <text:p>6.80551</text:p>
          </table:table-cell>
          <table:table-cell office:value-type="float" office:value="14.60223235" calcext:value-type="float">
            <text:p>14.60223235</text:p>
          </table:table-cell>
          <table:table-cell table:formula="of:=POWER([.C67]-6.75;2)" office:value-type="float" office:value="61.6575528783865" calcext:value-type="float">
            <text:p>61.657552878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80551" calcext:value-type="float">
            <text:p>6.80551</text:p>
          </table:table-cell>
          <table:table-cell office:value-type="float" office:value="14.877590675" calcext:value-type="float">
            <text:p>14.877590675</text:p>
          </table:table-cell>
          <table:table-cell table:formula="of:=POWER([.C68]-6.75;2)" office:value-type="float" office:value="66.057730180347" calcext:value-type="float">
            <text:p>66.057730180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80551" calcext:value-type="float">
            <text:p>6.80551</text:p>
          </table:table-cell>
          <table:table-cell office:value-type="float" office:value="15.282823" calcext:value-type="float">
            <text:p>15.282823</text:p>
          </table:table-cell>
          <table:table-cell table:formula="of:=POWER([.C69]-6.75;2)" office:value-type="float" office:value="72.809068349329" calcext:value-type="float">
            <text:p>72.809068349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.71744" calcext:value-type="float">
            <text:p>21.71744</text:p>
          </table:table-cell>
          <table:table-cell office:value-type="float" office:value="15.651613575" calcext:value-type="float">
            <text:p>15.651613575</text:p>
          </table:table-cell>
          <table:table-cell table:formula="of:=POWER([.C70]-6.75;2)" office:value-type="float" office:value="79.2387242386243" calcext:value-type="float">
            <text:p>79.238724238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.741275" calcext:value-type="float">
            <text:p>25.741275</text:p>
          </table:table-cell>
          <table:table-cell office:value-type="float" office:value="15.49098675" calcext:value-type="float">
            <text:p>15.49098675</text:p>
          </table:table-cell>
          <table:table-cell table:formula="of:=POWER([.C71]-6.75;2)" office:value-type="float" office:value="76.4048493636756" calcext:value-type="float">
            <text:p>76.404849363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.536236" calcext:value-type="float">
            <text:p>17.536236</text:p>
          </table:table-cell>
          <table:table-cell office:value-type="float" office:value="15.080409175" calcext:value-type="float">
            <text:p>15.080409175</text:p>
          </table:table-cell>
          <table:table-cell table:formula="of:=POWER([.C72]-6.75;2)" office:value-type="float" office:value="69.3957170229242" calcext:value-type="float">
            <text:p>69.395717022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106685" calcext:value-type="float">
            <text:p>3.106685</text:p>
          </table:table-cell>
          <table:table-cell office:value-type="float" office:value="14.871327875" calcext:value-type="float">
            <text:p>14.871327875</text:p>
          </table:table-cell>
          <table:table-cell table:formula="of:=POWER([.C73]-6.75;2)" office:value-type="float" office:value="65.955966453252" calcext:value-type="float">
            <text:p>65.955966453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.454308" calcext:value-type="float">
            <text:p>11.454308</text:p>
          </table:table-cell>
          <table:table-cell office:value-type="float" office:value="14.987417725" calcext:value-type="float">
            <text:p>14.987417725</text:p>
          </table:table-cell>
          <table:table-cell table:formula="of:=POWER([.C74]-6.75;2)" office:value-type="float" office:value="67.8550507761442" calcext:value-type="float">
            <text:p>67.855050776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.26407" calcext:value-type="float">
            <text:p>17.26407</text:p>
          </table:table-cell>
          <table:table-cell office:value-type="float" office:value="14.894817" calcext:value-type="float">
            <text:p>14.894817</text:p>
          </table:table-cell>
          <table:table-cell table:formula="of:=POWER([.C75]-6.75;2)" office:value-type="float" office:value="66.338043963489" calcext:value-type="float">
            <text:p>66.338043963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413578" calcext:value-type="float">
            <text:p>3.413578</text:p>
          </table:table-cell>
          <table:table-cell office:value-type="float" office:value="14.656972225" calcext:value-type="float">
            <text:p>14.656972225</text:p>
          </table:table-cell>
          <table:table-cell table:formula="of:=POWER([.C76]-6.75;2)" office:value-type="float" office:value="62.5202097669215" calcext:value-type="float">
            <text:p>62.520209766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413578" calcext:value-type="float">
            <text:p>3.413578</text:p>
          </table:table-cell>
          <table:table-cell office:value-type="float" office:value="14.76538975" calcext:value-type="float">
            <text:p>14.76538975</text:p>
          </table:table-cell>
          <table:table-cell table:formula="of:=POWER([.C77]-6.75;2)" office:value-type="float" office:value="64.2464728444051" calcext:value-type="float">
            <text:p>64.246472844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.413578" calcext:value-type="float">
            <text:p>3.413578</text:p>
          </table:table-cell>
          <table:table-cell office:value-type="float" office:value="14.873807275" calcext:value-type="float">
            <text:p>14.873807275</text:p>
          </table:table-cell>
          <table:table-cell table:formula="of:=POWER([.C78]-6.75;2)" office:value-type="float" office:value="65.9962446413429" calcext:value-type="float">
            <text:p>65.996244641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.413578" calcext:value-type="float">
            <text:p>3.413578</text:p>
          </table:table-cell>
          <table:table-cell office:value-type="float" office:value="14.9822248" calcext:value-type="float">
            <text:p>14.9822248</text:p>
          </table:table-cell>
          <table:table-cell table:formula="of:=POWER([.C79]-6.75;2)" office:value-type="float" office:value="67.7695251577351" calcext:value-type="float">
            <text:p>67.769525157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.497452" calcext:value-type="float">
            <text:p>20.497452</text:p>
          </table:table-cell>
          <table:table-cell office:value-type="float" office:value="15.090642325" calcext:value-type="float">
            <text:p>15.090642325</text:p>
          </table:table-cell>
          <table:table-cell table:formula="of:=POWER([.C80]-6.75;2)" office:value-type="float" office:value="69.5663143935814" calcext:value-type="float">
            <text:p>69.566314393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.534712" calcext:value-type="float">
            <text:p>17.534712</text:p>
          </table:table-cell>
          <table:table-cell office:value-type="float" office:value="14.771963" calcext:value-type="float">
            <text:p>14.771963</text:p>
          </table:table-cell>
          <table:table-cell table:formula="of:=POWER([.C81]-6.75;2)" office:value-type="float" office:value="64.351890373369" calcext:value-type="float">
            <text:p>64.351890373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.534712" calcext:value-type="float">
            <text:p>17.534712</text:p>
          </table:table-cell>
          <table:table-cell office:value-type="float" office:value="14.469758675" calcext:value-type="float">
            <text:p>14.469758675</text:p>
          </table:table-cell>
          <table:table-cell table:formula="of:=POWER([.C82]-6.75;2)" office:value-type="float" office:value="59.5946740002378" calcext:value-type="float">
            <text:p>59.594674000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.534712" calcext:value-type="float">
            <text:p>17.534712</text:p>
          </table:table-cell>
          <table:table-cell office:value-type="float" office:value="14.2631745" calcext:value-type="float">
            <text:p>14.2631745</text:p>
          </table:table-cell>
          <table:table-cell table:formula="of:=POWER([.C83]-6.75;2)" office:value-type="float" office:value="56.4477910674503" calcext:value-type="float">
            <text:p>56.447791067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.534712" calcext:value-type="float">
            <text:p>17.534712</text:p>
          </table:table-cell>
          <table:table-cell office:value-type="float" office:value="14.078576925" calcext:value-type="float">
            <text:p>14.078576925</text:p>
          </table:table-cell>
          <table:table-cell table:formula="of:=POWER([.C84]-6.75;2)" office:value-type="float" office:value="53.7080397456425" calcext:value-type="float">
            <text:p>53.708039745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.534712" calcext:value-type="float">
            <text:p>17.534712</text:p>
          </table:table-cell>
          <table:table-cell office:value-type="float" office:value="13.94480045" calcext:value-type="float">
            <text:p>13.94480045</text:p>
          </table:table-cell>
          <table:table-cell table:formula="of:=POWER([.C85]-6.75;2)" office:value-type="float" office:value="51.7651535153202" calcext:value-type="float">
            <text:p>51.765153515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.477461" calcext:value-type="float">
            <text:p>30.477461</text:p>
          </table:table-cell>
          <table:table-cell office:value-type="float" office:value="13.892863925" calcext:value-type="float">
            <text:p>13.892863925</text:p>
          </table:table-cell>
          <table:table-cell table:formula="of:=POWER([.C86]-6.75;2)" office:value-type="float" office:value="51.0205050510664" calcext:value-type="float">
            <text:p>51.020505051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2.783523" calcext:value-type="float">
            <text:p>42.783523</text:p>
          </table:table-cell>
          <table:table-cell office:value-type="float" office:value="13.543121225" calcext:value-type="float">
            <text:p>13.543121225</text:p>
          </table:table-cell>
          <table:table-cell table:formula="of:=POWER([.C87]-6.75;2)" office:value-type="float" office:value="46.1464959775455" calcext:value-type="float">
            <text:p>46.1464959775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1.220726" calcext:value-type="float">
            <text:p>41.220726</text:p>
          </table:table-cell>
          <table:table-cell office:value-type="float" office:value="12.792031275" calcext:value-type="float">
            <text:p>12.792031275</text:p>
          </table:table-cell>
          <table:table-cell table:formula="of:=POWER([.C88]-6.75;2)" office:value-type="float" office:value="36.5061419280781" calcext:value-type="float">
            <text:p>36.506141928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.342267" calcext:value-type="float">
            <text:p>19.342267</text:p>
          </table:table-cell>
          <table:table-cell office:value-type="float" office:value="12.08001125" calcext:value-type="float">
            <text:p>12.08001125</text:p>
          </table:table-cell>
          <table:table-cell table:formula="of:=POWER([.C89]-6.75;2)" office:value-type="float" office:value="28.4090199251266" calcext:value-type="float">
            <text:p>28.409019925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9.342267" calcext:value-type="float">
            <text:p>19.342267</text:p>
          </table:table-cell>
          <table:table-cell office:value-type="float" office:value="11.9149527" calcext:value-type="float">
            <text:p>11.9149527</text:p>
          </table:table-cell>
          <table:table-cell table:formula="of:=POWER([.C90]-6.75;2)" office:value-type="float" office:value="26.6767363932373" calcext:value-type="float">
            <text:p>26.676736393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.342267" calcext:value-type="float">
            <text:p>19.342267</text:p>
          </table:table-cell>
          <table:table-cell office:value-type="float" office:value="11.74989415" calcext:value-type="float">
            <text:p>11.74989415</text:p>
          </table:table-cell>
          <table:table-cell table:formula="of:=POWER([.C91]-6.75;2)" office:value-type="float" office:value="24.9989415112042" calcext:value-type="float">
            <text:p>24.998941511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9.342267" calcext:value-type="float">
            <text:p>19.342267</text:p>
          </table:table-cell>
          <table:table-cell office:value-type="float" office:value="11.5848356" calcext:value-type="float">
            <text:p>11.5848356</text:p>
          </table:table-cell>
          <table:table-cell table:formula="of:=POWER([.C92]-6.75;2)" office:value-type="float" office:value="23.3756352790274" calcext:value-type="float">
            <text:p>23.375635279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.394658" calcext:value-type="float">
            <text:p>16.394658</text:p>
          </table:table-cell>
          <table:table-cell office:value-type="float" office:value="11.41977705" calcext:value-type="float">
            <text:p>11.41977705</text:p>
          </table:table-cell>
          <table:table-cell table:formula="of:=POWER([.C93]-6.75;2)" office:value-type="float" office:value="21.8068176967067" calcext:value-type="float">
            <text:p>21.806817696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6.897522" calcext:value-type="float">
            <text:p>26.897522</text:p>
          </table:table-cell>
          <table:table-cell office:value-type="float" office:value="11.328408725" calcext:value-type="float">
            <text:p>11.328408725</text:p>
          </table:table-cell>
          <table:table-cell table:formula="of:=POWER([.C94]-6.75;2)" office:value-type="float" office:value="20.9618264531561" calcext:value-type="float">
            <text:p>20.961826453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.159647" calcext:value-type="float">
            <text:p>22.159647</text:p>
          </table:table-cell>
          <table:table-cell office:value-type="float" office:value="10.768595025" calcext:value-type="float">
            <text:p>10.768595025</text:p>
          </table:table-cell>
          <table:table-cell table:formula="of:=POWER([.C95]-6.75;2)" office:value-type="float" office:value="16.1491059749548" calcext:value-type="float">
            <text:p>16.14910597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757296" calcext:value-type="float">
            <text:p>4.757296</text:p>
          </table:table-cell>
          <table:table-cell office:value-type="float" office:value="10.612877575" calcext:value-type="float">
            <text:p>10.612877575</text:p>
          </table:table-cell>
          <table:table-cell table:formula="of:=POWER([.C96]-6.75;2)" office:value-type="float" office:value="14.9218231594379" calcext:value-type="float">
            <text:p>14.921823159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757296" calcext:value-type="float">
            <text:p>4.757296</text:p>
          </table:table-cell>
          <table:table-cell office:value-type="float" office:value="10.943500175" calcext:value-type="float">
            <text:p>10.943500175</text:p>
          </table:table-cell>
          <table:table-cell table:formula="of:=POWER([.C97]-6.75;2)" office:value-type="float" office:value="17.585443717725" calcext:value-type="float">
            <text:p>17.585443717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757296" calcext:value-type="float">
            <text:p>4.757296</text:p>
          </table:table-cell>
          <table:table-cell office:value-type="float" office:value="11.15449815" calcext:value-type="float">
            <text:p>11.15449815</text:p>
          </table:table-cell>
          <table:table-cell table:formula="of:=POWER([.C98]-6.75;2)" office:value-type="float" office:value="19.3996039533534" calcext:value-type="float">
            <text:p>19.399603953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.479061" calcext:value-type="float">
            <text:p>7.479061</text:p>
          </table:table-cell>
          <table:table-cell office:value-type="float" office:value="11.365496125" calcext:value-type="float">
            <text:p>11.365496125</text:p>
          </table:table-cell>
          <table:table-cell table:formula="of:=POWER([.C99]-6.75;2)" office:value-type="float" office:value="21.30280447989" calcext:value-type="float">
            <text:p>21.302804479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6.579757" calcext:value-type="float">
            <text:p>16.579757</text:p>
          </table:table-cell>
          <table:table-cell office:value-type="float" office:value="11.508449975" calcext:value-type="float">
            <text:p>11.508449975</text:p>
          </table:table-cell>
          <table:table-cell table:formula="of:=POWER([.C100]-6.75;2)" office:value-type="float" office:value="22.6428461645775" calcext:value-type="float">
            <text:p>22.642846164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.663795" calcext:value-type="float">
            <text:p>16.663795</text:p>
          </table:table-cell>
          <table:table-cell office:value-type="float" office:value="11.196692225" calcext:value-type="float">
            <text:p>11.196692225</text:p>
          </table:table-cell>
          <table:table-cell table:formula="of:=POWER([.C101]-6.75;2)" office:value-type="float" office:value="19.7730717438754" calcext:value-type="float">
            <text:p>19.773071743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546064" calcext:value-type="float">
            <text:p>6.546064</text:p>
          </table:table-cell>
          <table:table-cell office:value-type="float" office:value="11.136779575" calcext:value-type="float">
            <text:p>11.136779575</text:p>
          </table:table-cell>
          <table:table-cell table:formula="of:=POWER([.C102]-6.75;2)" office:value-type="float" office:value="19.2438350396372" calcext:value-type="float">
            <text:p>19.243835039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546064" calcext:value-type="float">
            <text:p>6.546064</text:p>
          </table:table-cell>
          <table:table-cell office:value-type="float" office:value="11.40818745" calcext:value-type="float">
            <text:p>11.40818745</text:p>
          </table:table-cell>
          <table:table-cell table:formula="of:=POWER([.C103]-6.75;2)" office:value-type="float" office:value="21.6987103193375" calcext:value-type="float">
            <text:p>21.698710319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546064" calcext:value-type="float">
            <text:p>6.546064</text:p>
          </table:table-cell>
          <table:table-cell office:value-type="float" office:value="11.64155855" calcext:value-type="float">
            <text:p>11.64155855</text:p>
          </table:table-cell>
          <table:table-cell table:formula="of:=POWER([.C104]-6.75;2)" office:value-type="float" office:value="23.9273450480781" calcext:value-type="float">
            <text:p>23.927345048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546064" calcext:value-type="float">
            <text:p>6.546064</text:p>
          </table:table-cell>
          <table:table-cell office:value-type="float" office:value="11.62890515" calcext:value-type="float">
            <text:p>11.62890515</text:p>
          </table:table-cell>
          <table:table-cell table:formula="of:=POWER([.C105]-6.75;2)" office:value-type="float" office:value="23.8037154626965" calcext:value-type="float">
            <text:p>23.803715462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546064" calcext:value-type="float">
            <text:p>6.546064</text:p>
          </table:table-cell>
          <table:table-cell office:value-type="float" office:value="11.61625175" calcext:value-type="float">
            <text:p>11.61625175</text:p>
          </table:table-cell>
          <table:table-cell table:formula="of:=POWER([.C106]-6.75;2)" office:value-type="float" office:value="23.6804060943781" calcext:value-type="float">
            <text:p>23.680406094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.819843" calcext:value-type="float">
            <text:p>17.819843</text:p>
          </table:table-cell>
          <table:table-cell office:value-type="float" office:value="11.60359835" calcext:value-type="float">
            <text:p>11.60359835</text:p>
          </table:table-cell>
          <table:table-cell table:formula="of:=POWER([.C107]-6.75;2)" office:value-type="float" office:value="23.5574169431227" calcext:value-type="float">
            <text:p>23.557416943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3.014803" calcext:value-type="float">
            <text:p>23.014803</text:p>
          </table:table-cell>
          <table:table-cell office:value-type="float" office:value="11.309100475" calcext:value-type="float">
            <text:p>11.309100475</text:p>
          </table:table-cell>
          <table:table-cell table:formula="of:=POWER([.C108]-6.75;2)" office:value-type="float" office:value="20.7853971411452" calcext:value-type="float">
            <text:p>20.785397141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1.557133" calcext:value-type="float">
            <text:p>21.557133</text:p>
          </table:table-cell>
          <table:table-cell office:value-type="float" office:value="11.019913975" calcext:value-type="float">
            <text:p>11.019913975</text:p>
          </table:table-cell>
          <table:table-cell table:formula="of:=POWER([.C109]-6.75;2)" office:value-type="float" office:value="18.2321653539003" calcext:value-type="float">
            <text:p>18.232165353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.292367" calcext:value-type="float">
            <text:p>15.292367</text:p>
          </table:table-cell>
          <table:table-cell office:value-type="float" office:value="10.999467625" calcext:value-type="float">
            <text:p>10.999467625</text:p>
          </table:table-cell>
          <table:table-cell table:formula="of:=POWER([.C110]-6.75;2)" office:value-type="float" office:value="18.0579750959231" calcext:value-type="float">
            <text:p>18.057975095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18172" calcext:value-type="float">
            <text:p>9.318172</text:p>
          </table:table-cell>
          <table:table-cell office:value-type="float" office:value="11.046598275" calcext:value-type="float">
            <text:p>11.046598275</text:p>
          </table:table-cell>
          <table:table-cell table:formula="of:=POWER([.C111]-6.75;2)" office:value-type="float" office:value="18.460756736733" calcext:value-type="float">
            <text:p>18.460756736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.172984" calcext:value-type="float">
            <text:p>9.172984</text:p>
          </table:table-cell>
          <table:table-cell office:value-type="float" office:value="11.2430838" calcext:value-type="float">
            <text:p>11.2430838</text:p>
          </table:table-cell>
          <table:table-cell table:formula="of:=POWER([.C112]-6.75;2)" office:value-type="float" office:value="20.1878020338224" calcext:value-type="float">
            <text:p>20.187802033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.750279" calcext:value-type="float">
            <text:p>7.750279</text:p>
          </table:table-cell>
          <table:table-cell office:value-type="float" office:value="11.443199025" calcext:value-type="float">
            <text:p>11.443199025</text:p>
          </table:table-cell>
          <table:table-cell table:formula="of:=POWER([.C113]-6.75;2)" office:value-type="float" office:value="22.026117088261" calcext:value-type="float">
            <text:p>22.026117088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.750279" calcext:value-type="float">
            <text:p>7.750279</text:p>
          </table:table-cell>
          <table:table-cell office:value-type="float" office:value="11.50288255" calcext:value-type="float">
            <text:p>11.50288255</text:p>
          </table:table-cell>
          <table:table-cell table:formula="of:=POWER([.C114]-6.75;2)" office:value-type="float" office:value="22.5898925340945" calcext:value-type="float">
            <text:p>22.589892534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.750279" calcext:value-type="float">
            <text:p>7.750279</text:p>
          </table:table-cell>
          <table:table-cell office:value-type="float" office:value="11.740468375" calcext:value-type="float">
            <text:p>11.740468375</text:p>
          </table:table-cell>
          <table:table-cell table:formula="of:=POWER([.C115]-6.75;2)" office:value-type="float" office:value="24.9047746018751" calcext:value-type="float">
            <text:p>24.904774601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.750279" calcext:value-type="float">
            <text:p>7.750279</text:p>
          </table:table-cell>
          <table:table-cell office:value-type="float" office:value="11.87579025" calcext:value-type="float">
            <text:p>11.87579025</text:p>
          </table:table-cell>
          <table:table-cell table:formula="of:=POWER([.C116]-6.75;2)" office:value-type="float" office:value="26.2737256869951" calcext:value-type="float">
            <text:p>26.27372568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.750279" calcext:value-type="float">
            <text:p>7.750279</text:p>
          </table:table-cell>
          <table:table-cell office:value-type="float" office:value="12.011112125" calcext:value-type="float">
            <text:p>12.011112125</text:p>
          </table:table-cell>
          <table:table-cell table:formula="of:=POWER([.C117]-6.75;2)" office:value-type="float" office:value="27.679300791822" calcext:value-type="float">
            <text:p>27.679300791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.750279" calcext:value-type="float">
            <text:p>7.750279</text:p>
          </table:table-cell>
          <table:table-cell office:value-type="float" office:value="12.146434" calcext:value-type="float">
            <text:p>12.146434</text:p>
          </table:table-cell>
          <table:table-cell table:formula="of:=POWER([.C118]-6.75;2)" office:value-type="float" office:value="29.121499916356" calcext:value-type="float">
            <text:p>29.1214999164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.750279" calcext:value-type="float">
            <text:p>7.750279</text:p>
          </table:table-cell>
          <table:table-cell office:value-type="float" office:value="12.281755875" calcext:value-type="float">
            <text:p>12.281755875</text:p>
          </table:table-cell>
          <table:table-cell table:formula="of:=POWER([.C119]-6.75;2)" office:value-type="float" office:value="30.600323060597" calcext:value-type="float">
            <text:p>30.600323060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.750279" calcext:value-type="float">
            <text:p>7.750279</text:p>
          </table:table-cell>
          <table:table-cell office:value-type="float" office:value="12.351997875" calcext:value-type="float">
            <text:p>12.351997875</text:p>
          </table:table-cell>
          <table:table-cell table:formula="of:=POWER([.C120]-6.75;2)" office:value-type="float" office:value="31.3823801915045" calcext:value-type="float">
            <text:p>31.382380191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.446539" calcext:value-type="float">
            <text:p>5.446539</text:p>
          </table:table-cell>
          <table:table-cell office:value-type="float" office:value="12.5750412" calcext:value-type="float">
            <text:p>12.5750412</text:p>
          </table:table-cell>
          <table:table-cell table:formula="of:=POWER([.C121]-6.75;2)" office:value-type="float" office:value="33.9311049816974" calcext:value-type="float">
            <text:p>33.9311049817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.271345" calcext:value-type="float">
            <text:p>9.271345</text:p>
          </table:table-cell>
          <table:table-cell office:value-type="float" office:value="12.8316519" calcext:value-type="float">
            <text:p>12.8316519</text:p>
          </table:table-cell>
          <table:table-cell table:formula="of:=POWER([.C122]-6.75;2)" office:value-type="float" office:value="36.9864898327736" calcext:value-type="float">
            <text:p>36.986489832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.150809" calcext:value-type="float">
            <text:p>10.150809</text:p>
          </table:table-cell>
          <table:table-cell office:value-type="float" office:value="12.91704835" calcext:value-type="float">
            <text:p>12.91704835</text:p>
          </table:table-cell>
          <table:table-cell table:formula="of:=POWER([.C123]-6.75;2)" office:value-type="float" office:value="38.0324853512377" calcext:value-type="float">
            <text:p>38.032485351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.183653" calcext:value-type="float">
            <text:p>12.183653</text:p>
          </table:table-cell>
          <table:table-cell office:value-type="float" office:value="12.9470566" calcext:value-type="float">
            <text:p>12.9470566</text:p>
          </table:table-cell>
          <table:table-cell table:formula="of:=POWER([.C124]-6.75;2)" office:value-type="float" office:value="38.4035105036036" calcext:value-type="float">
            <text:p>38.403510503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.457251" calcext:value-type="float">
            <text:p>15.457251</text:p>
          </table:table-cell>
          <table:table-cell office:value-type="float" office:value="12.89204225" calcext:value-type="float">
            <text:p>12.89204225</text:p>
          </table:table-cell>
          <table:table-cell table:formula="of:=POWER([.C125]-6.75;2)" office:value-type="float" office:value="37.7246830007851" calcext:value-type="float">
            <text:p>37.7246830008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.487753" calcext:value-type="float">
            <text:p>16.487753</text:p>
          </table:table-cell>
          <table:table-cell office:value-type="float" office:value="12.75518795" calcext:value-type="float">
            <text:p>12.75518795</text:p>
          </table:table-cell>
          <table:table-cell table:formula="of:=POWER([.C126]-6.75;2)" office:value-type="float" office:value="36.0622823148252" calcext:value-type="float">
            <text:p>36.062282314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.739925" calcext:value-type="float">
            <text:p>12.739925</text:p>
          </table:table-cell>
          <table:table-cell office:value-type="float" office:value="12.5925711" calcext:value-type="float">
            <text:p>12.5925711</text:p>
          </table:table-cell>
          <table:table-cell table:formula="of:=POWER([.C127]-6.75;2)" office:value-type="float" office:value="34.1356370585552" calcext:value-type="float">
            <text:p>34.135637058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.739925" calcext:value-type="float">
            <text:p>12.739925</text:p>
          </table:table-cell>
          <table:table-cell office:value-type="float" office:value="12.52364995" calcext:value-type="float">
            <text:p>12.52364995</text:p>
          </table:table-cell>
          <table:table-cell table:formula="of:=POWER([.C128]-6.75;2)" office:value-type="float" office:value="33.335033745135" calcext:value-type="float">
            <text:p>33.335033745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.739925" calcext:value-type="float">
            <text:p>12.739925</text:p>
          </table:table-cell>
          <table:table-cell office:value-type="float" office:value="12.4547288" calcext:value-type="float">
            <text:p>12.4547288</text:p>
          </table:table-cell>
          <table:table-cell table:formula="of:=POWER([.C129]-6.75;2)" office:value-type="float" office:value="32.5439306815494" calcext:value-type="float">
            <text:p>32.543930681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.739925" calcext:value-type="float">
            <text:p>12.739925</text:p>
          </table:table-cell>
          <table:table-cell office:value-type="float" office:value="12.41863355" calcext:value-type="float">
            <text:p>12.41863355</text:p>
          </table:table-cell>
          <table:table-cell table:formula="of:=POWER([.C130]-6.75;2)" office:value-type="float" office:value="32.1334063241856" calcext:value-type="float">
            <text:p>32.133406324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.739925" calcext:value-type="float">
            <text:p>12.739925</text:p>
          </table:table-cell>
          <table:table-cell office:value-type="float" office:value="12.3794127" calcext:value-type="float">
            <text:p>12.3794127</text:p>
          </table:table-cell>
          <table:table-cell table:formula="of:=POWER([.C131]-6.75;2)" office:value-type="float" office:value="31.6902873469213" calcext:value-type="float">
            <text:p>31.690287346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.739925" calcext:value-type="float">
            <text:p>12.739925</text:p>
          </table:table-cell>
          <table:table-cell office:value-type="float" office:value="12.191954075" calcext:value-type="float">
            <text:p>12.191954075</text:p>
          </table:table-cell>
          <table:table-cell table:formula="of:=POWER([.C132]-6.75;2)" office:value-type="float" office:value="29.6148641544091" calcext:value-type="float">
            <text:p>29.614864154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.739925" calcext:value-type="float">
            <text:p>12.739925</text:p>
          </table:table-cell>
          <table:table-cell office:value-type="float" office:value="12.00449545" calcext:value-type="float">
            <text:p>12.00449545</text:p>
          </table:table-cell>
          <table:table-cell table:formula="of:=POWER([.C133]-6.75;2)" office:value-type="float" office:value="27.6097224340707" calcext:value-type="float">
            <text:p>27.609722434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.504974" calcext:value-type="float">
            <text:p>4.504974</text:p>
          </table:table-cell>
          <table:table-cell office:value-type="float" office:value="11.817036825" calcext:value-type="float">
            <text:p>11.817036825</text:p>
          </table:table-cell>
          <table:table-cell table:formula="of:=POWER([.C134]-6.75;2)" office:value-type="float" office:value="25.6748621859061" calcext:value-type="float">
            <text:p>25.6748621859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.930949" calcext:value-type="float">
            <text:p>15.930949</text:p>
          </table:table-cell>
          <table:table-cell office:value-type="float" office:value="11.835451975" calcext:value-type="float">
            <text:p>11.835451975</text:p>
          </table:table-cell>
          <table:table-cell table:formula="of:=POWER([.C135]-6.75;2)" office:value-type="float" office:value="25.8618217900314" calcext:value-type="float">
            <text:p>25.8618217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7.9822" calcext:value-type="float">
            <text:p>17.9822</text:p>
          </table:table-cell>
          <table:table-cell office:value-type="float" office:value="11.56821775" calcext:value-type="float">
            <text:p>11.56821775</text:p>
          </table:table-cell>
          <table:table-cell table:formula="of:=POWER([.C136]-6.75;2)" office:value-type="float" office:value="23.2152222864151" calcext:value-type="float">
            <text:p>23.215222286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.197215" calcext:value-type="float">
            <text:p>13.197215</text:p>
          </table:table-cell>
          <table:table-cell office:value-type="float" office:value="11.24970225" calcext:value-type="float">
            <text:p>11.24970225</text:p>
          </table:table-cell>
          <table:table-cell table:formula="of:=POWER([.C137]-6.75;2)" office:value-type="float" office:value="20.2473203386551" calcext:value-type="float">
            <text:p>20.247320338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.197215" calcext:value-type="float">
            <text:p>13.197215</text:p>
          </table:table-cell>
          <table:table-cell office:value-type="float" office:value="11.323179" calcext:value-type="float">
            <text:p>11.323179</text:p>
          </table:table-cell>
          <table:table-cell table:formula="of:=POWER([.C138]-6.75;2)" office:value-type="float" office:value="20.913966166041" calcext:value-type="float">
            <text:p>20.91396616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.197215" calcext:value-type="float">
            <text:p>13.197215</text:p>
          </table:table-cell>
          <table:table-cell office:value-type="float" office:value="11.50572095" calcext:value-type="float">
            <text:p>11.50572095</text:p>
          </table:table-cell>
          <table:table-cell table:formula="of:=POWER([.C139]-6.75;2)" office:value-type="float" office:value="22.6168817542689" calcext:value-type="float">
            <text:p>22.6168817543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.109447" calcext:value-type="float">
            <text:p>4.109447</text:p>
          </table:table-cell>
          <table:table-cell office:value-type="float" office:value="11.66583485" calcext:value-type="float">
            <text:p>11.66583485</text:p>
          </table:table-cell>
          <table:table-cell table:formula="of:=POWER([.C140]-6.75;2)" office:value-type="float" office:value="24.1654322724745" calcext:value-type="float">
            <text:p>24.165432272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.267289" calcext:value-type="float">
            <text:p>14.267289</text:p>
          </table:table-cell>
          <table:table-cell office:value-type="float" office:value="11.96556095" calcext:value-type="float">
            <text:p>11.96556095</text:p>
          </table:table-cell>
          <table:table-cell table:formula="of:=POWER([.C141]-6.75;2)" office:value-type="float" office:value="27.2020760231649" calcext:value-type="float">
            <text:p>27.202076023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.402379" calcext:value-type="float">
            <text:p>17.402379</text:p>
          </table:table-cell>
          <table:table-cell office:value-type="float" office:value="11.936467725" calcext:value-type="float">
            <text:p>11.936467725</text:p>
          </table:table-cell>
          <table:table-cell table:formula="of:=POWER([.C142]-6.75;2)" office:value-type="float" office:value="26.8994474624667" calcext:value-type="float">
            <text:p>26.899447462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.880908" calcext:value-type="float">
            <text:p>15.880908</text:p>
          </table:table-cell>
          <table:table-cell office:value-type="float" office:value="11.777387" calcext:value-type="float">
            <text:p>11.777387</text:p>
          </table:table-cell>
          <table:table-cell table:formula="of:=POWER([.C143]-6.75;2)" office:value-type="float" office:value="25.274620047769" calcext:value-type="float">
            <text:p>25.2746200478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039928" calcext:value-type="float">
            <text:p>6.039928</text:p>
          </table:table-cell>
          <table:table-cell office:value-type="float" office:value="11.5540291" calcext:value-type="float">
            <text:p>11.5540291</text:p>
          </table:table-cell>
          <table:table-cell table:formula="of:=POWER([.C144]-6.75;2)" office:value-type="float" office:value="23.0786955936468" calcext:value-type="float">
            <text:p>23.078695593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039928" calcext:value-type="float">
            <text:p>6.039928</text:p>
          </table:table-cell>
          <table:table-cell office:value-type="float" office:value="11.5766957" calcext:value-type="float">
            <text:p>11.5766957</text:p>
          </table:table-cell>
          <table:table-cell table:formula="of:=POWER([.C145]-6.75;2)" office:value-type="float" office:value="23.2969913803985" calcext:value-type="float">
            <text:p>23.296991380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039928" calcext:value-type="float">
            <text:p>6.039928</text:p>
          </table:table-cell>
          <table:table-cell office:value-type="float" office:value="11.5993623" calcext:value-type="float">
            <text:p>11.5993623</text:p>
          </table:table-cell>
          <table:table-cell table:formula="of:=POWER([.C146]-6.75;2)" office:value-type="float" office:value="23.5163147166613" calcext:value-type="float">
            <text:p>23.516314716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039928" calcext:value-type="float">
            <text:p>6.039928</text:p>
          </table:table-cell>
          <table:table-cell office:value-type="float" office:value="11.6220289" calcext:value-type="float">
            <text:p>11.6220289</text:p>
          </table:table-cell>
          <table:table-cell table:formula="of:=POWER([.C147]-6.75;2)" office:value-type="float" office:value="23.7366656024352" calcext:value-type="float">
            <text:p>23.736665602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.447343" calcext:value-type="float">
            <text:p>11.447343</text:p>
          </table:table-cell>
          <table:table-cell office:value-type="float" office:value="11.6446955" calcext:value-type="float">
            <text:p>11.6446955</text:p>
          </table:table-cell>
          <table:table-cell table:formula="of:=POWER([.C148]-6.75;2)" office:value-type="float" office:value="23.9580440377202" calcext:value-type="float">
            <text:p>23.9580440377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.739279" calcext:value-type="float">
            <text:p>20.739279</text:p>
          </table:table-cell>
          <table:table-cell office:value-type="float" office:value="11.56230405" calcext:value-type="float">
            <text:p>11.56230405</text:p>
          </table:table-cell>
          <table:table-cell table:formula="of:=POWER([.C149]-6.75;2)" office:value-type="float" office:value="23.1582702696464" calcext:value-type="float">
            <text:p>23.158270269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7.177593" calcext:value-type="float">
            <text:p>17.177593</text:p>
          </table:table-cell>
          <table:table-cell office:value-type="float" office:value="11.350495325" calcext:value-type="float">
            <text:p>11.350495325</text:p>
          </table:table-cell>
          <table:table-cell table:formula="of:=POWER([.C150]-6.75;2)" office:value-type="float" office:value="21.1645572353469" calcext:value-type="float">
            <text:p>21.164557235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.177593" calcext:value-type="float">
            <text:p>17.177593</text:p>
          </table:table-cell>
          <table:table-cell office:value-type="float" office:value="11.2444264" calcext:value-type="float">
            <text:p>11.2444264</text:p>
          </table:table-cell>
          <table:table-cell table:formula="of:=POWER([.C151]-6.75;2)" office:value-type="float" office:value="20.199868665017" calcext:value-type="float">
            <text:p>20.199868665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7.177593" calcext:value-type="float">
            <text:p>17.177593</text:p>
          </table:table-cell>
          <table:table-cell office:value-type="float" office:value="11.049510375" calcext:value-type="float">
            <text:p>11.049510375</text:p>
          </table:table-cell>
          <table:table-cell table:formula="of:=POWER([.C152]-6.75;2)" office:value-type="float" office:value="18.4857894647326" calcext:value-type="float">
            <text:p>18.4857894647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.13762" calcext:value-type="float">
            <text:p>10.13762</text:p>
          </table:table-cell>
          <table:table-cell office:value-type="float" office:value="10.85459435" calcext:value-type="float">
            <text:p>10.85459435</text:p>
          </table:table-cell>
          <table:table-cell table:formula="of:=POWER([.C153]-6.75;2)" office:value-type="float" office:value="16.8476947780519" calcext:value-type="float">
            <text:p>16.847694778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.253712" calcext:value-type="float">
            <text:p>17.253712</text:p>
          </table:table-cell>
          <table:table-cell office:value-type="float" office:value="10.83567765" calcext:value-type="float">
            <text:p>10.83567765</text:p>
          </table:table-cell>
          <table:table-cell table:formula="of:=POWER([.C154]-6.75;2)" office:value-type="float" office:value="16.6927618597095" calcext:value-type="float">
            <text:p>16.692761859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.163154" calcext:value-type="float">
            <text:p>13.163154</text:p>
          </table:table-cell>
          <table:table-cell office:value-type="float" office:value="10.526310325" calcext:value-type="float">
            <text:p>10.526310325</text:p>
          </table:table-cell>
          <table:table-cell table:formula="of:=POWER([.C155]-6.75;2)" office:value-type="float" office:value="14.2605196707016" calcext:value-type="float">
            <text:p>14.2605196707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.163154" calcext:value-type="float">
            <text:p>13.163154</text:p>
          </table:table-cell>
          <table:table-cell office:value-type="float" office:value="10.39924375" calcext:value-type="float">
            <text:p>10.39924375</text:p>
          </table:table-cell>
          <table:table-cell table:formula="of:=POWER([.C156]-6.75;2)" office:value-type="float" office:value="13.3169799469141" calcext:value-type="float">
            <text:p>13.3169799469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.163154" calcext:value-type="float">
            <text:p>13.163154</text:p>
          </table:table-cell>
          <table:table-cell office:value-type="float" office:value="10.21475935" calcext:value-type="float">
            <text:p>10.21475935</text:p>
          </table:table-cell>
          <table:table-cell table:formula="of:=POWER([.C157]-6.75;2)" office:value-type="float" office:value="12.0045573534124" calcext:value-type="float">
            <text:p>12.004557353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.163154" calcext:value-type="float">
            <text:p>13.163154</text:p>
          </table:table-cell>
          <table:table-cell office:value-type="float" office:value="10.03027495" calcext:value-type="float">
            <text:p>10.03027495</text:p>
          </table:table-cell>
          <table:table-cell table:formula="of:=POWER([.C158]-6.75;2)" office:value-type="float" office:value="10.7602037475975" calcext:value-type="float">
            <text:p>10.760203747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.559959" calcext:value-type="float">
            <text:p>10.559959</text:p>
          </table:table-cell>
          <table:table-cell office:value-type="float" office:value="9.84579055" calcext:value-type="float">
            <text:p>9.84579055</text:p>
          </table:table-cell>
          <table:table-cell table:formula="of:=POWER([.C159]-6.75;2)" office:value-type="float" office:value="9.5839191294693" calcext:value-type="float">
            <text:p>9.583919129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.672012" calcext:value-type="float">
            <text:p>16.672012</text:p>
          </table:table-cell>
          <table:table-cell office:value-type="float" office:value="9.74251895" calcext:value-type="float">
            <text:p>9.74251895</text:p>
          </table:table-cell>
          <table:table-cell table:formula="of:=POWER([.C160]-6.75;2)" office:value-type="float" office:value="8.95516966610911" calcext:value-type="float">
            <text:p>8.955169666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.710967" calcext:value-type="float">
            <text:p>15.710967</text:p>
          </table:table-cell>
          <table:table-cell office:value-type="float" office:value="9.61194135" calcext:value-type="float">
            <text:p>9.61194135</text:p>
          </table:table-cell>
          <table:table-cell table:formula="of:=POWER([.C161]-6.75;2)" office:value-type="float" office:value="8.19070829083982" calcext:value-type="float">
            <text:p>8.1907082908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.687203" calcext:value-type="float">
            <text:p>12.687203</text:p>
          </table:table-cell>
          <table:table-cell office:value-type="float" office:value="9.5196663" calcext:value-type="float">
            <text:p>9.5196663</text:p>
          </table:table-cell>
          <table:table-cell table:formula="of:=POWER([.C162]-6.75;2)" office:value-type="float" office:value="7.6710514133557" calcext:value-type="float">
            <text:p>7.6710514134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.351139" calcext:value-type="float">
            <text:p>11.351139</text:p>
          </table:table-cell>
          <table:table-cell office:value-type="float" office:value="9.408310375" calcext:value-type="float">
            <text:p>9.408310375</text:p>
          </table:table-cell>
          <table:table-cell table:formula="of:=POWER([.C163]-6.75;2)" office:value-type="float" office:value="7.06661404983264" calcext:value-type="float">
            <text:p>7.066614049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.983079" calcext:value-type="float">
            <text:p>9.983079</text:p>
          </table:table-cell>
          <table:table-cell office:value-type="float" office:value="9.33035605" calcext:value-type="float">
            <text:p>9.33035605</text:p>
          </table:table-cell>
          <table:table-cell table:formula="of:=POWER([.C164]-6.75;2)" office:value-type="float" office:value="6.65823734477161" calcext:value-type="float">
            <text:p>6.6582373448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.983079" calcext:value-type="float">
            <text:p>9.983079</text:p>
          </table:table-cell>
          <table:table-cell office:value-type="float" office:value="9.18760145" calcext:value-type="float">
            <text:p>9.18760145</text:p>
          </table:table-cell>
          <table:table-cell table:formula="of:=POWER([.C165]-6.75;2)" office:value-type="float" office:value="5.94190082904211" calcext:value-type="float">
            <text:p>5.941900829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.983079" calcext:value-type="float">
            <text:p>9.983079</text:p>
          </table:table-cell>
          <table:table-cell office:value-type="float" office:value="9.172831375" calcext:value-type="float">
            <text:p>9.172831375</text:p>
          </table:table-cell>
          <table:table-cell table:formula="of:=POWER([.C166]-6.75;2)" office:value-type="float" office:value="5.87011187168439" calcext:value-type="float">
            <text:p>5.8701118717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.983079" calcext:value-type="float">
            <text:p>9.983079</text:p>
          </table:table-cell>
          <table:table-cell office:value-type="float" office:value="9.173428625" calcext:value-type="float">
            <text:p>9.173428625</text:p>
          </table:table-cell>
          <table:table-cell table:formula="of:=POWER([.C167]-6.75;2)" office:value-type="float" office:value="5.87300630046939" calcext:value-type="float">
            <text:p>5.873006300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.983079" calcext:value-type="float">
            <text:p>9.983079</text:p>
          </table:table-cell>
          <table:table-cell office:value-type="float" office:value="9.07001695" calcext:value-type="float">
            <text:p>9.07001695</text:p>
          </table:table-cell>
          <table:table-cell table:formula="of:=POWER([.C168]-6.75;2)" office:value-type="float" office:value="5.3824786482873" calcext:value-type="float">
            <text:p>5.382478648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.296115" calcext:value-type="float">
            <text:p>11.296115</text:p>
          </table:table-cell>
          <table:table-cell office:value-type="float" office:value="8.966605275" calcext:value-type="float">
            <text:p>8.966605275</text:p>
          </table:table-cell>
          <table:table-cell table:formula="of:=POWER([.C169]-6.75;2)" office:value-type="float" office:value="4.91333894515782" calcext:value-type="float">
            <text:p>4.9133389452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.171091" calcext:value-type="float">
            <text:p>11.171091</text:p>
          </table:table-cell>
          <table:table-cell office:value-type="float" office:value="8.8303677" calcext:value-type="float">
            <text:p>8.8303677</text:p>
          </table:table-cell>
          <table:table-cell table:formula="of:=POWER([.C170]-6.75;2)" office:value-type="float" office:value="4.32792976720329" calcext:value-type="float">
            <text:p>4.327929767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.24158" calcext:value-type="float">
            <text:p>5.24158</text:p>
          </table:table-cell>
          <table:table-cell office:value-type="float" office:value="8.707451" calcext:value-type="float">
            <text:p>8.707451</text:p>
          </table:table-cell>
          <table:table-cell table:formula="of:=POWER([.C171]-6.75;2)" office:value-type="float" office:value="3.831614417401" calcext:value-type="float">
            <text:p>3.831614417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.24158" calcext:value-type="float">
            <text:p>5.24158</text:p>
          </table:table-cell>
          <table:table-cell office:value-type="float" office:value="8.855685375" calcext:value-type="float">
            <text:p>8.855685375</text:p>
          </table:table-cell>
          <table:table-cell table:formula="of:=POWER([.C172]-6.75;2)" office:value-type="float" office:value="4.43391089848889" calcext:value-type="float">
            <text:p>4.433910898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.24158" calcext:value-type="float">
            <text:p>5.24158</text:p>
          </table:table-cell>
          <table:table-cell office:value-type="float" office:value="9.046094325" calcext:value-type="float">
            <text:p>9.046094325</text:p>
          </table:table-cell>
          <table:table-cell table:formula="of:=POWER([.C173]-6.75;2)" office:value-type="float" office:value="5.27204914929721" calcext:value-type="float">
            <text:p>5.2720491493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.24158" calcext:value-type="float">
            <text:p>5.24158</text:p>
          </table:table-cell>
          <table:table-cell office:value-type="float" office:value="9.180968" calcext:value-type="float">
            <text:p>9.180968</text:p>
          </table:table-cell>
          <table:table-cell table:formula="of:=POWER([.C174]-6.75;2)" office:value-type="float" office:value="5.909605417024" calcext:value-type="float">
            <text:p>5.90960541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.24158" calcext:value-type="float">
            <text:p>5.24158</text:p>
          </table:table-cell>
          <table:table-cell office:value-type="float" office:value="9.315841675" calcext:value-type="float">
            <text:p>9.315841675</text:p>
          </table:table-cell>
          <table:table-cell table:formula="of:=POWER([.C175]-6.75;2)" office:value-type="float" office:value="6.5835435011668" calcext:value-type="float">
            <text:p>6.583543501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.24158" calcext:value-type="float">
            <text:p>5.24158</text:p>
          </table:table-cell>
          <table:table-cell office:value-type="float" office:value="9.45071535" calcext:value-type="float">
            <text:p>9.45071535</text:p>
          </table:table-cell>
          <table:table-cell table:formula="of:=POWER([.C176]-6.75;2)" office:value-type="float" office:value="7.29386340172562" calcext:value-type="float">
            <text:p>7.293863401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.136285" calcext:value-type="float">
            <text:p>16.136285</text:p>
          </table:table-cell>
          <table:table-cell office:value-type="float" office:value="9.585589025" calcext:value-type="float">
            <text:p>9.585589025</text:p>
          </table:table-cell>
          <table:table-cell table:formula="of:=POWER([.C177]-6.75;2)" office:value-type="float" office:value="8.04056511870046" calcext:value-type="float">
            <text:p>8.0405651187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.498893" calcext:value-type="float">
            <text:p>20.498893</text:p>
          </table:table-cell>
          <table:table-cell office:value-type="float" office:value="9.369485775" calcext:value-type="float">
            <text:p>9.369485775</text:p>
          </table:table-cell>
          <table:table-cell table:formula="of:=POWER([.C178]-6.75;2)" office:value-type="float" office:value="6.86170572542735" calcext:value-type="float">
            <text:p>6.8617057254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9.601771" calcext:value-type="float">
            <text:p>19.601771</text:p>
          </table:table-cell>
          <table:table-cell office:value-type="float" office:value="9.114549" calcext:value-type="float">
            <text:p>9.114549</text:p>
          </table:table-cell>
          <table:table-cell table:formula="of:=POWER([.C179]-6.75;2)" office:value-type="float" office:value="5.591091973401" calcext:value-type="float">
            <text:p>5.5910919734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.098491" calcext:value-type="float">
            <text:p>16.098491</text:p>
          </table:table-cell>
          <table:table-cell office:value-type="float" office:value="8.8343733" calcext:value-type="float">
            <text:p>8.8343733</text:p>
          </table:table-cell>
          <table:table-cell table:formula="of:=POWER([.C180]-6.75;2)" office:value-type="float" office:value="4.34461205375289" calcext:value-type="float">
            <text:p>4.344612053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.10356" calcext:value-type="float">
            <text:p>13.10356</text:p>
          </table:table-cell>
          <table:table-cell office:value-type="float" office:value="8.490251925" calcext:value-type="float">
            <text:p>8.490251925</text:p>
          </table:table-cell>
          <table:table-cell table:formula="of:=POWER([.C181]-6.75;2)" office:value-type="float" office:value="3.02847676246621" calcext:value-type="float">
            <text:p>3.0284767625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.03915" calcext:value-type="float">
            <text:p>11.03915</text:p>
          </table:table-cell>
          <table:table-cell office:value-type="float" office:value="8.221003825" calcext:value-type="float">
            <text:p>8.221003825</text:p>
          </table:table-cell>
          <table:table-cell table:formula="of:=POWER([.C182]-6.75;2)" office:value-type="float" office:value="2.16385225316463" calcext:value-type="float">
            <text:p>2.163852253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946592" calcext:value-type="float">
            <text:p>6.946592</text:p>
          </table:table-cell>
          <table:table-cell office:value-type="float" office:value="8.003365975" calcext:value-type="float">
            <text:p>8.003365975</text:p>
          </table:table-cell>
          <table:table-cell table:formula="of:=POWER([.C183]-6.75;2)" office:value-type="float" office:value="1.5709262672877" calcext:value-type="float">
            <text:p>1.570926267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946592" calcext:value-type="float">
            <text:p>6.946592</text:p>
          </table:table-cell>
          <table:table-cell office:value-type="float" office:value="7.867047775" calcext:value-type="float">
            <text:p>7.867047775</text:p>
          </table:table-cell>
          <table:table-cell table:formula="of:=POWER([.C184]-6.75;2)" office:value-type="float" office:value="1.24779573163245" calcext:value-type="float">
            <text:p>1.247795731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946592" calcext:value-type="float">
            <text:p>6.946592</text:p>
          </table:table-cell>
          <table:table-cell office:value-type="float" office:value="7.730729575" calcext:value-type="float">
            <text:p>7.730729575</text:p>
          </table:table-cell>
          <table:table-cell table:formula="of:=POWER([.C185]-6.75;2)" office:value-type="float" office:value="0.96183049927968" calcext:value-type="float">
            <text:p>0.9618304993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946592" calcext:value-type="float">
            <text:p>6.946592</text:p>
          </table:table-cell>
          <table:table-cell office:value-type="float" office:value="7.594411375" calcext:value-type="float">
            <text:p>7.594411375</text:p>
          </table:table-cell>
          <table:table-cell table:formula="of:=POWER([.C186]-6.75;2)" office:value-type="float" office:value="0.713030570229391" calcext:value-type="float">
            <text:p>0.7130305702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946592" calcext:value-type="float">
            <text:p>6.946592</text:p>
          </table:table-cell>
          <table:table-cell office:value-type="float" office:value="7.5371957" calcext:value-type="float">
            <text:p>7.5371957</text:p>
          </table:table-cell>
          <table:table-cell table:formula="of:=POWER([.C187]-6.75;2)" office:value-type="float" office:value="0.61967707009849" calcext:value-type="float">
            <text:p>0.619677070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.151685" calcext:value-type="float">
            <text:p>8.151685</text:p>
          </table:table-cell>
          <table:table-cell office:value-type="float" office:value="7.581498825" calcext:value-type="float">
            <text:p>7.581498825</text:p>
          </table:table-cell>
          <table:table-cell table:formula="of:=POWER([.C188]-6.75;2)" office:value-type="float" office:value="0.69139029597638" calcext:value-type="float">
            <text:p>0.691390296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.26693" calcext:value-type="float">
            <text:p>12.26693</text:p>
          </table:table-cell>
          <table:table-cell office:value-type="float" office:value="7.675131075" calcext:value-type="float">
            <text:p>7.675131075</text:p>
          </table:table-cell>
          <table:table-cell table:formula="of:=POWER([.C189]-6.75;2)" office:value-type="float" office:value="0.855867505930656" calcext:value-type="float">
            <text:p>0.855867505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.934836" calcext:value-type="float">
            <text:p>12.934836</text:p>
          </table:table-cell>
          <table:table-cell office:value-type="float" office:value="7.71071535" calcext:value-type="float">
            <text:p>7.71071535</text:p>
          </table:table-cell>
          <table:table-cell table:formula="of:=POWER([.C190]-6.75;2)" office:value-type="float" office:value="0.922973983725623" calcext:value-type="float">
            <text:p>0.9229739837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.380952" calcext:value-type="float">
            <text:p>9.380952</text:p>
          </table:table-cell>
          <table:table-cell office:value-type="float" office:value="7.725021025" calcext:value-type="float">
            <text:p>7.725021025</text:p>
          </table:table-cell>
          <table:table-cell table:formula="of:=POWER([.C191]-6.75;2)" office:value-type="float" office:value="0.950665999192051" calcext:value-type="float">
            <text:p>0.950665999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.380952" calcext:value-type="float">
            <text:p>9.380952</text:p>
          </table:table-cell>
          <table:table-cell office:value-type="float" office:value="7.776208475" calcext:value-type="float">
            <text:p>7.776208475</text:p>
          </table:table-cell>
          <table:table-cell table:formula="of:=POWER([.C192]-6.75;2)" office:value-type="float" office:value="1.05310383416183" calcext:value-type="float">
            <text:p>1.0531038342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.380952" calcext:value-type="float">
            <text:p>9.380952</text:p>
          </table:table-cell>
          <table:table-cell office:value-type="float" office:value="7.75008125" calcext:value-type="float">
            <text:p>7.75008125</text:p>
          </table:table-cell>
          <table:table-cell table:formula="of:=POWER([.C193]-6.75;2)" office:value-type="float" office:value="1.00016250660156" calcext:value-type="float">
            <text:p>1.0001625066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.879019" calcext:value-type="float">
            <text:p>4.879019</text:p>
          </table:table-cell>
          <table:table-cell office:value-type="float" office:value="7.6424039" calcext:value-type="float">
            <text:p>7.6424039</text:p>
          </table:table-cell>
          <table:table-cell table:formula="of:=POWER([.C194]-6.75;2)" office:value-type="float" office:value="0.79638472073521" calcext:value-type="float">
            <text:p>0.7963847207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.080491" calcext:value-type="float">
            <text:p>8.080491</text:p>
          </table:table-cell>
          <table:table-cell office:value-type="float" office:value="7.647274875" calcext:value-type="float">
            <text:p>7.647274875</text:p>
          </table:table-cell>
          <table:table-cell table:formula="of:=POWER([.C195]-6.75;2)" office:value-type="float" office:value="0.805102201306265" calcext:value-type="float">
            <text:p>0.805102201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.783778" calcext:value-type="float">
            <text:p>5.783778</text:p>
          </table:table-cell>
          <table:table-cell office:value-type="float" office:value="7.57210905" calcext:value-type="float">
            <text:p>7.57210905</text:p>
          </table:table-cell>
          <table:table-cell table:formula="of:=POWER([.C196]-6.75;2)" office:value-type="float" office:value="0.675863290091902" calcext:value-type="float">
            <text:p>0.675863290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783778" calcext:value-type="float">
            <text:p>5.783778</text:p>
          </table:table-cell>
          <table:table-cell office:value-type="float" office:value="7.55436105" calcext:value-type="float">
            <text:p>7.55436105</text:p>
          </table:table-cell>
          <table:table-cell table:formula="of:=POWER([.C197]-6.75;2)" office:value-type="float" office:value="0.646996698757102" calcext:value-type="float">
            <text:p>0.646996698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.783778" calcext:value-type="float">
            <text:p>5.783778</text:p>
          </table:table-cell>
          <table:table-cell office:value-type="float" office:value="7.53661305" calcext:value-type="float">
            <text:p>7.53661305</text:p>
          </table:table-cell>
          <table:table-cell table:formula="of:=POWER([.C198]-6.75;2)" office:value-type="float" office:value="0.618760090430302" calcext:value-type="float">
            <text:p>0.6187600904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429095" calcext:value-type="float">
            <text:p>6.429095</text:p>
          </table:table-cell>
          <table:table-cell office:value-type="float" office:value="7.433560925" calcext:value-type="float">
            <text:p>7.433560925</text:p>
          </table:table-cell>
          <table:table-cell table:formula="of:=POWER([.C199]-6.75;2)" office:value-type="float" office:value="0.467255538186856" calcext:value-type="float">
            <text:p>0.467255538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.448908" calcext:value-type="float">
            <text:p>11.448908</text:p>
          </table:table-cell>
          <table:table-cell office:value-type="float" office:value="7.5601843" calcext:value-type="float">
            <text:p>7.5601843</text:p>
          </table:table-cell>
          <table:table-cell table:formula="of:=POWER([.C200]-6.75;2)" office:value-type="float" office:value="0.656398599966489" calcext:value-type="float">
            <text:p>0.656398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.019965" calcext:value-type="float">
            <text:p>12.019965</text:p>
          </table:table-cell>
          <table:table-cell office:value-type="float" office:value="7.636196425" calcext:value-type="float">
            <text:p>7.636196425</text:p>
          </table:table-cell>
          <table:table-cell table:formula="of:=POWER([.C201]-6.75;2)" office:value-type="float" office:value="0.78534410368278" calcext:value-type="float">
            <text:p>0.7853441037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.232966" calcext:value-type="float">
            <text:p>8.232966</text:p>
          </table:table-cell>
          <table:table-cell office:value-type="float" office:value="7.659747475" calcext:value-type="float">
            <text:p>7.659747475</text:p>
          </table:table-cell>
          <table:table-cell table:formula="of:=POWER([.C202]-6.75;2)" office:value-type="float" office:value="0.827640468268875" calcext:value-type="float">
            <text:p>0.8276404683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.232966" calcext:value-type="float">
            <text:p>8.232966</text:p>
          </table:table-cell>
          <table:table-cell office:value-type="float" office:value="7.63839585" calcext:value-type="float">
            <text:p>7.63839585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.272895" calcext:value-type="float">
            <text:p>4.272895</text:p>
          </table:table-cell>
          <table:table-cell office:value-type="float" office:value="7.617044225" calcext:value-type="float">
            <text:p>7.61704422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.392276" calcext:value-type="float">
            <text:p>9.392276</text:p>
          </table:table-cell>
          <table:table-cell office:value-type="float" office:value="7.694694375" calcext:value-type="float">
            <text:p>7.694694375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.006969" calcext:value-type="float">
            <text:p>10.006969</text:p>
          </table:table-cell>
          <table:table-cell office:value-type="float" office:value="7.61268215" calcext:value-type="float">
            <text:p>7.61268215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.846612" calcext:value-type="float">
            <text:p>5.846612</text:p>
          </table:table-cell>
          <table:table-cell office:value-type="float" office:value="7.571725925" calcext:value-type="float">
            <text:p>7.571725925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.846612" calcext:value-type="float">
            <text:p>5.846612</text:p>
          </table:table-cell>
          <table:table-cell office:value-type="float" office:value="7.6303758" calcext:value-type="float">
            <text:p>7.6303758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.846612" calcext:value-type="float">
            <text:p>5.846612</text:p>
          </table:table-cell>
          <table:table-cell office:value-type="float" office:value="7.6629238" calcext:value-type="float">
            <text:p>7.6629238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254423" calcext:value-type="float">
            <text:p>6.254423</text:p>
          </table:table-cell>
          <table:table-cell office:value-type="float" office:value="7.672031725" calcext:value-type="float">
            <text:p>7.672031725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.170955" calcext:value-type="float">
            <text:p>11.170955</text:p>
          </table:table-cell>
          <table:table-cell office:value-type="float" office:value="7.6554835" calcext:value-type="float">
            <text:p>7.6554835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.857938" calcext:value-type="float">
            <text:p>12.857938</text:p>
          </table:table-cell>
          <table:table-cell office:value-type="float" office:value="7.5272494" calcext:value-type="float">
            <text:p>7.5272494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.636527" calcext:value-type="float">
            <text:p>10.636527</text:p>
          </table:table-cell>
          <table:table-cell office:value-type="float" office:value="7.3972978" calcext:value-type="float">
            <text:p>7.3972978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.636527" calcext:value-type="float">
            <text:p>10.636527</text:p>
          </table:table-cell>
          <table:table-cell office:value-type="float" office:value="7.354458825" calcext:value-type="float">
            <text:p>7.354458825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.636527" calcext:value-type="float">
            <text:p>10.636527</text:p>
          </table:table-cell>
          <table:table-cell office:value-type="float" office:value="7.3087876" calcext:value-type="float">
            <text:p>7.3087876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.636527" calcext:value-type="float">
            <text:p>10.636527</text:p>
          </table:table-cell>
          <table:table-cell office:value-type="float" office:value="7.23013865" calcext:value-type="float">
            <text:p>7.23013865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.492155" calcext:value-type="float">
            <text:p>7.492155</text:p>
          </table:table-cell>
          <table:table-cell office:value-type="float" office:value="7.120214975" calcext:value-type="float">
            <text:p>7.120214975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.301422" calcext:value-type="float">
            <text:p>10.301422</text:p>
          </table:table-cell>
          <table:table-cell office:value-type="float" office:value="7.103659925" calcext:value-type="float">
            <text:p>7.103659925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.394743" calcext:value-type="float">
            <text:p>8.394743</text:p>
          </table:table-cell>
          <table:table-cell office:value-type="float" office:value="7.058796175" calcext:value-type="float">
            <text:p>7.058796175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.333636" calcext:value-type="float">
            <text:p>2.333636</text:p>
          </table:table-cell>
          <table:table-cell office:value-type="float" office:value="7.064898425" calcext:value-type="float">
            <text:p>7.064898425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333636" calcext:value-type="float">
            <text:p>2.333636</text:p>
          </table:table-cell>
          <table:table-cell office:value-type="float" office:value="7.12793685" calcext:value-type="float">
            <text:p>7.12793685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.333636" calcext:value-type="float">
            <text:p>2.333636</text:p>
          </table:table-cell>
          <table:table-cell office:value-type="float" office:value="7.190975275" calcext:value-type="float">
            <text:p>7.190975275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493864" calcext:value-type="float">
            <text:p>1.493864</text:p>
          </table:table-cell>
          <table:table-cell office:value-type="float" office:value="7.2540137" calcext:value-type="float">
            <text:p>7.2540137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493864" calcext:value-type="float">
            <text:p>1.493864</text:p>
          </table:table-cell>
          <table:table-cell office:value-type="float" office:value="7.303244925" calcext:value-type="float">
            <text:p>7.303244925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493864" calcext:value-type="float">
            <text:p>1.493864</text:p>
          </table:table-cell>
          <table:table-cell office:value-type="float" office:value="7.496909975" calcext:value-type="float">
            <text:p>7.496909975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.657965" calcext:value-type="float">
            <text:p>4.657965</text:p>
          </table:table-cell>
          <table:table-cell office:value-type="float" office:value="7.72923895" calcext:value-type="float">
            <text:p>7.7292389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.718717" calcext:value-type="float">
            <text:p>8.718717</text:p>
          </table:table-cell>
          <table:table-cell office:value-type="float" office:value="7.866803875" calcext:value-type="float">
            <text:p>7.866803875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.896975" calcext:value-type="float">
            <text:p>11.896975</text:p>
          </table:table-cell>
          <table:table-cell office:value-type="float" office:value="7.86574685" calcext:value-type="float">
            <text:p>7.86574685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.690301" calcext:value-type="float">
            <text:p>13.690301</text:p>
          </table:table-cell>
          <table:table-cell office:value-type="float" office:value="7.746915425" calcext:value-type="float">
            <text:p>7.746915425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3.507063" calcext:value-type="float">
            <text:p>13.507063</text:p>
          </table:table-cell>
          <table:table-cell office:value-type="float" office:value="7.549837775" calcext:value-type="float">
            <text:p>7.54983777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.42845" calcext:value-type="float">
            <text:p>11.42845</text:p>
          </table:table-cell>
          <table:table-cell office:value-type="float" office:value="7.3447006" calcext:value-type="float">
            <text:p>7.3447006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.335863" calcext:value-type="float">
            <text:p>8.335863</text:p>
          </table:table-cell>
          <table:table-cell office:value-type="float" office:value="7.200675375" calcext:value-type="float">
            <text:p>7.200675375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.073858" calcext:value-type="float">
            <text:p>5.073858</text:p>
          </table:table-cell>
          <table:table-cell office:value-type="float" office:value="7.12834515" calcext:value-type="float">
            <text:p>7.12834515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.073858" calcext:value-type="float">
            <text:p>5.073858</text:p>
          </table:table-cell>
          <table:table-cell office:value-type="float" office:value="7.107551375" calcext:value-type="float">
            <text:p>7.107551375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.073858" calcext:value-type="float">
            <text:p>5.073858</text:p>
          </table:table-cell>
          <table:table-cell office:value-type="float" office:value="7.091120325" calcext:value-type="float">
            <text:p>7.091120325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.073858" calcext:value-type="float">
            <text:p>5.073858</text:p>
          </table:table-cell>
          <table:table-cell office:value-type="float" office:value="7.1332356" calcext:value-type="float">
            <text:p>7.1332356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.073858" calcext:value-type="float">
            <text:p>5.073858</text:p>
          </table:table-cell>
          <table:table-cell office:value-type="float" office:value="7.2259508" calcext:value-type="float">
            <text:p>7.2259508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661693" calcext:value-type="float">
            <text:p>1.661693</text:p>
          </table:table-cell>
          <table:table-cell office:value-type="float" office:value="7.3393456" calcext:value-type="float">
            <text:p>7.3393456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.49403" calcext:value-type="float">
            <text:p>11.49403</text:p>
          </table:table-cell>
          <table:table-cell office:value-type="float" office:value="7.53847535" calcext:value-type="float">
            <text:p>7.53847535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.489393" calcext:value-type="float">
            <text:p>14.489393</text:p>
          </table:table-cell>
          <table:table-cell office:value-type="float" office:value="7.48845475" calcext:value-type="float">
            <text:p>7.4884547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.962007" calcext:value-type="float">
            <text:p>12.962007</text:p>
          </table:table-cell>
          <table:table-cell office:value-type="float" office:value="7.3586679" calcext:value-type="float">
            <text:p>7.3586679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.378901" calcext:value-type="float">
            <text:p>7.378901</text:p>
          </table:table-cell>
          <table:table-cell office:value-type="float" office:value="7.245124375" calcext:value-type="float">
            <text:p>7.245124375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.378901" calcext:value-type="float">
            <text:p>7.378901</text:p>
          </table:table-cell>
          <table:table-cell office:value-type="float" office:value="7.196801325" calcext:value-type="float">
            <text:p>7.196801325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.378901" calcext:value-type="float">
            <text:p>7.378901</text:p>
          </table:table-cell>
          <table:table-cell office:value-type="float" office:value="7.148478275" calcext:value-type="float">
            <text:p>7.148478275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111787" calcext:value-type="float">
            <text:p>6.111787</text:p>
          </table:table-cell>
          <table:table-cell office:value-type="float" office:value="7.100155225" calcext:value-type="float">
            <text:p>7.10015522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.36872" calcext:value-type="float">
            <text:p>8.36872</text:p>
          </table:table-cell>
          <table:table-cell office:value-type="float" office:value="7.083510025" calcext:value-type="float">
            <text:p>7.083510025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.192607" calcext:value-type="float">
            <text:p>8.192607</text:p>
          </table:table-cell>
          <table:table-cell office:value-type="float" office:value="7.0104415" calcext:value-type="float">
            <text:p>7.0104415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.148532" calcext:value-type="float">
            <text:p>7.148532</text:p>
          </table:table-cell>
          <table:table-cell office:value-type="float" office:value="7.09706485" calcext:value-type="float">
            <text:p>7.09706485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210929" calcext:value-type="float">
            <text:p>6.210929</text:p>
          </table:table-cell>
          <table:table-cell office:value-type="float" office:value="7.300533575" calcext:value-type="float">
            <text:p>7.300533575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.592494" calcext:value-type="float">
            <text:p>5.592494</text:p>
          </table:table-cell>
          <table:table-cell office:value-type="float" office:value="7.49531115" calcext:value-type="float">
            <text:p>7.4953111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041591" calcext:value-type="float">
            <text:p>6.041591</text:p>
          </table:table-cell>
          <table:table-cell office:value-type="float" office:value="7.5471896" calcext:value-type="float">
            <text:p>7.5471896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.659874" calcext:value-type="float">
            <text:p>7.659874</text:p>
          </table:table-cell>
          <table:table-cell office:value-type="float" office:value="7.587840625" calcext:value-type="float">
            <text:p>7.587840625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.922968" calcext:value-type="float">
            <text:p>8.922968</text:p>
          </table:table-cell>
          <table:table-cell office:value-type="float" office:value="7.588034575" calcext:value-type="float">
            <text:p>7.588034575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.809678" calcext:value-type="float">
            <text:p>8.809678</text:p>
          </table:table-cell>
          <table:table-cell office:value-type="float" office:value="7.556651175" calcext:value-type="float">
            <text:p>7.55665117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.490569" calcext:value-type="float">
            <text:p>7.490569</text:p>
          </table:table-cell>
          <table:table-cell office:value-type="float" office:value="7.46061675" calcext:value-type="float">
            <text:p>7.46061675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23958" calcext:value-type="float">
            <text:p>6.23958</text:p>
          </table:table-cell>
          <table:table-cell office:value-type="float" office:value="7.49184855" calcext:value-type="float">
            <text:p>7.4918485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829953" calcext:value-type="float">
            <text:p>6.829953</text:p>
          </table:table-cell>
          <table:table-cell office:value-type="float" office:value="7.599825725" calcext:value-type="float">
            <text:p>7.599825725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.506872" calcext:value-type="float">
            <text:p>8.506872</text:p>
          </table:table-cell>
          <table:table-cell office:value-type="float" office:value="7.699225225" calcext:value-type="float">
            <text:p>7.699225225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.638833" calcext:value-type="float">
            <text:p>8.638833</text:p>
          </table:table-cell>
          <table:table-cell office:value-type="float" office:value="7.720279125" calcext:value-type="float">
            <text:p>7.720279125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.855173" calcext:value-type="float">
            <text:p>4.855173</text:p>
          </table:table-cell>
          <table:table-cell office:value-type="float" office:value="7.684610575" calcext:value-type="float">
            <text:p>7.68461057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.855173" calcext:value-type="float">
            <text:p>4.855173</text:p>
          </table:table-cell>
          <table:table-cell office:value-type="float" office:value="7.726158175" calcext:value-type="float">
            <text:p>7.726158175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.855173" calcext:value-type="float">
            <text:p>4.855173</text:p>
          </table:table-cell>
          <table:table-cell office:value-type="float" office:value="7.7735081" calcext:value-type="float">
            <text:p>7.7735081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.463113" calcext:value-type="float">
            <text:p>3.463113</text:p>
          </table:table-cell>
          <table:table-cell office:value-type="float" office:value="7.776637225" calcext:value-type="float">
            <text:p>7.776637225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.240466" calcext:value-type="float">
            <text:p>9.240466</text:p>
          </table:table-cell>
          <table:table-cell office:value-type="float" office:value="7.81456785" calcext:value-type="float">
            <text:p>7.81456785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.787023" calcext:value-type="float">
            <text:p>10.787023</text:p>
          </table:table-cell>
          <table:table-cell office:value-type="float" office:value="7.70806465" calcext:value-type="float">
            <text:p>7.7080646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.160562" calcext:value-type="float">
            <text:p>10.160562</text:p>
          </table:table-cell>
          <table:table-cell office:value-type="float" office:value="7.595561325" calcext:value-type="float">
            <text:p>7.59556132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.676436" calcext:value-type="float">
            <text:p>8.676436</text:p>
          </table:table-cell>
          <table:table-cell office:value-type="float" office:value="7.611429975" calcext:value-type="float">
            <text:p>7.611429975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.143718" calcext:value-type="float">
            <text:p>7.143718</text:p>
          </table:table-cell>
          <table:table-cell office:value-type="float" office:value="7.699330475" calcext:value-type="float">
            <text:p>7.699330475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.807195" calcext:value-type="float">
            <text:p>5.807195</text:p>
          </table:table-cell>
          <table:table-cell office:value-type="float" office:value="7.778846" calcext:value-type="float">
            <text:p>7.778846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.301576" calcext:value-type="float">
            <text:p>5.301576</text:p>
          </table:table-cell>
          <table:table-cell office:value-type="float" office:value="7.767113325" calcext:value-type="float">
            <text:p>7.767113325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667441" calcext:value-type="float">
            <text:p>5.667441</text:p>
          </table:table-cell>
          <table:table-cell office:value-type="float" office:value="7.768021125" calcext:value-type="float">
            <text:p>7.768021125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.442654" calcext:value-type="float">
            <text:p>5.442654</text:p>
          </table:table-cell>
          <table:table-cell office:value-type="float" office:value="7.684494425" calcext:value-type="float">
            <text:p>7.68449442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.242107" calcext:value-type="float">
            <text:p>4.242107</text:p>
          </table:table-cell>
          <table:table-cell office:value-type="float" office:value="7.718594425" calcext:value-type="float">
            <text:p>7.718594425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.416616" calcext:value-type="float">
            <text:p>4.416616</text:p>
          </table:table-cell>
          <table:table-cell office:value-type="float" office:value="7.79147425" calcext:value-type="float">
            <text:p>7.7914742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758469" calcext:value-type="float">
            <text:p>6.758469</text:p>
          </table:table-cell>
          <table:table-cell office:value-type="float" office:value="7.80402495" calcext:value-type="float">
            <text:p>7.8040249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.782466" calcext:value-type="float">
            <text:p>8.782466</text:p>
          </table:table-cell>
          <table:table-cell office:value-type="float" office:value="7.74181175" calcext:value-type="float">
            <text:p>7.74181175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.60965" calcext:value-type="float">
            <text:p>9.60965</text:p>
          </table:table-cell>
          <table:table-cell office:value-type="float" office:value="7.705590025" calcext:value-type="float">
            <text:p>7.705590025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.626883" calcext:value-type="float">
            <text:p>9.626883</text:p>
          </table:table-cell>
          <table:table-cell office:value-type="float" office:value="7.701457725" calcext:value-type="float">
            <text:p>7.701457725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.493206" calcext:value-type="float">
            <text:p>9.493206</text:p>
          </table:table-cell>
          <table:table-cell office:value-type="float" office:value="7.683767425" calcext:value-type="float">
            <text:p>7.683767425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.297919" calcext:value-type="float">
            <text:p>9.297919</text:p>
          </table:table-cell>
          <table:table-cell office:value-type="float" office:value="7.5935947" calcext:value-type="float">
            <text:p>7.5935947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.420266" calcext:value-type="float">
            <text:p>8.420266</text:p>
          </table:table-cell>
          <table:table-cell office:value-type="float" office:value="7.4415828" calcext:value-type="float">
            <text:p>7.4415828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.445979" calcext:value-type="float">
            <text:p>5.445979</text:p>
          </table:table-cell>
          <table:table-cell office:value-type="float" office:value="7.402024475" calcext:value-type="float">
            <text:p>7.402024475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.445979" calcext:value-type="float">
            <text:p>5.445979</text:p>
          </table:table-cell>
          <table:table-cell office:value-type="float" office:value="7.53014165" calcext:value-type="float">
            <text:p>7.53014165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.445979" calcext:value-type="float">
            <text:p>5.445979</text:p>
          </table:table-cell>
          <table:table-cell office:value-type="float" office:value="7.675659775" calcext:value-type="float">
            <text:p>7.675659775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.445979" calcext:value-type="float">
            <text:p>5.445979</text:p>
          </table:table-cell>
          <table:table-cell office:value-type="float" office:value="7.7494745" calcext:value-type="float">
            <text:p>7.749474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.445979" calcext:value-type="float">
            <text:p>5.445979</text:p>
          </table:table-cell>
          <table:table-cell office:value-type="float" office:value="7.710665875" calcext:value-type="float">
            <text:p>7.710665875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1.657541" calcext:value-type="float">
            <text:p>11.657541</text:p>
          </table:table-cell>
          <table:table-cell office:value-type="float" office:value="7.70115885" calcext:value-type="float">
            <text:p>7.70115885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5.287281" calcext:value-type="float">
            <text:p>15.287281</text:p>
          </table:table-cell>
          <table:table-cell office:value-type="float" office:value="7.6177787" calcext:value-type="float">
            <text:p>7.617778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.002032" calcext:value-type="float">
            <text:p>14.002032</text:p>
          </table:table-cell>
          <table:table-cell office:value-type="float" office:value="7.45466465" calcext:value-type="float">
            <text:p>7.45466465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.667632" calcext:value-type="float">
            <text:p>7.667632</text:p>
          </table:table-cell>
          <table:table-cell office:value-type="float" office:value="7.2690085" calcext:value-type="float">
            <text:p>7.269008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.667632" calcext:value-type="float">
            <text:p>7.667632</text:p>
          </table:table-cell>
          <table:table-cell office:value-type="float" office:value="7.17366755" calcext:value-type="float">
            <text:p>7.1736675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.667632" calcext:value-type="float">
            <text:p>7.667632</text:p>
          </table:table-cell>
          <table:table-cell office:value-type="float" office:value="7.07391595" calcext:value-type="float">
            <text:p>7.07391595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.667632" calcext:value-type="float">
            <text:p>7.667632</text:p>
          </table:table-cell>
          <table:table-cell office:value-type="float" office:value="7.00540615" calcext:value-type="float">
            <text:p>7.00540615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.968301" calcext:value-type="float">
            <text:p>4.968301</text:p>
          </table:table-cell>
          <table:table-cell office:value-type="float" office:value="6.964171725" calcext:value-type="float">
            <text:p>6.964171725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8.739841" calcext:value-type="float">
            <text:p>8.739841</text:p>
          </table:table-cell>
          <table:table-cell office:value-type="float" office:value="7.0165148" calcext:value-type="float">
            <text:p>7.0165148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.558667" calcext:value-type="float">
            <text:p>10.558667</text:p>
          </table:table-cell>
          <table:table-cell office:value-type="float" office:value="6.98642215" calcext:value-type="float">
            <text:p>6.98642215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.805933" calcext:value-type="float">
            <text:p>10.805933</text:p>
          </table:table-cell>
          <table:table-cell office:value-type="float" office:value="6.907215" calcext:value-type="float">
            <text:p>6.907215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.349028" calcext:value-type="float">
            <text:p>9.349028</text:p>
          </table:table-cell>
          <table:table-cell office:value-type="float" office:value="6.8373899" calcext:value-type="float">
            <text:p>6.8373899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.212091" calcext:value-type="float">
            <text:p>7.212091</text:p>
          </table:table-cell>
          <table:table-cell office:value-type="float" office:value="6.84330865" calcext:value-type="float">
            <text:p>6.8433086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517077" calcext:value-type="float">
            <text:p>6.517077</text:p>
          </table:table-cell>
          <table:table-cell office:value-type="float" office:value="6.918865625" calcext:value-type="float">
            <text:p>6.91886562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74917" calcext:value-type="float">
            <text:p>6.74917</text:p>
          </table:table-cell>
          <table:table-cell office:value-type="float" office:value="6.974475975" calcext:value-type="float">
            <text:p>6.974475975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.980338" calcext:value-type="float">
            <text:p>4.980338</text:p>
          </table:table-cell>
          <table:table-cell office:value-type="float" office:value="6.916505775" calcext:value-type="float">
            <text:p>6.916505775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.980338" calcext:value-type="float">
            <text:p>4.980338</text:p>
          </table:table-cell>
          <table:table-cell office:value-type="float" office:value="6.902756375" calcext:value-type="float">
            <text:p>6.902756375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.980338" calcext:value-type="float">
            <text:p>4.980338</text:p>
          </table:table-cell>
          <table:table-cell office:value-type="float" office:value="6.889006975" calcext:value-type="float">
            <text:p>6.889006975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28689" calcext:value-type="float">
            <text:p>6.28689</text:p>
          </table:table-cell>
          <table:table-cell office:value-type="float" office:value="6.875257575" calcext:value-type="float">
            <text:p>6.875257575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.795308" calcext:value-type="float">
            <text:p>10.795308</text:p>
          </table:table-cell>
          <table:table-cell office:value-type="float" office:value="6.828844375" calcext:value-type="float">
            <text:p>6.82884437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2.192456" calcext:value-type="float">
            <text:p>12.192456</text:p>
          </table:table-cell>
          <table:table-cell office:value-type="float" office:value="6.810175675" calcext:value-type="float">
            <text:p>6.81017567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.324339" calcext:value-type="float">
            <text:p>10.324339</text:p>
          </table:table-cell>
          <table:table-cell office:value-type="float" office:value="6.80435155" calcext:value-type="float">
            <text:p>6.8043515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.337888" calcext:value-type="float">
            <text:p>5.337888</text:p>
          </table:table-cell>
          <table:table-cell office:value-type="float" office:value="6.763531725" calcext:value-type="float">
            <text:p>6.763531725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.337888" calcext:value-type="float">
            <text:p>5.337888</text:p>
          </table:table-cell>
          <table:table-cell office:value-type="float" office:value="6.847373175" calcext:value-type="float">
            <text:p>6.84737317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326373" calcext:value-type="float">
            <text:p>2.326373</text:p>
          </table:table-cell>
          <table:table-cell office:value-type="float" office:value="6.931214625" calcext:value-type="float">
            <text:p>6.93121462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806654" calcext:value-type="float">
            <text:p>6.806654</text:p>
          </table:table-cell>
          <table:table-cell office:value-type="float" office:value="7.105918975" calcext:value-type="float">
            <text:p>7.105918975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.1573" calcext:value-type="float">
            <text:p>7.1573</text:p>
          </table:table-cell>
          <table:table-cell office:value-type="float" office:value="7.2693978" calcext:value-type="float">
            <text:p>7.2693978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.918644" calcext:value-type="float">
            <text:p>4.918644</text:p>
          </table:table-cell>
          <table:table-cell office:value-type="float" office:value="7.424917175" calcext:value-type="float">
            <text:p>7.424917175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.269941" calcext:value-type="float">
            <text:p>4.269941</text:p>
          </table:table-cell>
          <table:table-cell office:value-type="float" office:value="7.547649425" calcext:value-type="float">
            <text:p>7.547649425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.333597" calcext:value-type="float">
            <text:p>7.333597</text:p>
          </table:table-cell>
          <table:table-cell office:value-type="float" office:value="7.68659925" calcext:value-type="float">
            <text:p>7.6865992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.444358" calcext:value-type="float">
            <text:p>9.444358</text:p>
          </table:table-cell>
          <table:table-cell office:value-type="float" office:value="7.748957675" calcext:value-type="float">
            <text:p>7.74895767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.919271" calcext:value-type="float">
            <text:p>8.919271</text:p>
          </table:table-cell>
          <table:table-cell office:value-type="float" office:value="7.758547075" calcext:value-type="float">
            <text:p>7.75854707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.886297" calcext:value-type="float">
            <text:p>5.886297</text:p>
          </table:table-cell>
          <table:table-cell office:value-type="float" office:value="7.78126365" calcext:value-type="float">
            <text:p>7.78126365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.217443" calcext:value-type="float">
            <text:p>3.217443</text:p>
          </table:table-cell>
          <table:table-cell office:value-type="float" office:value="7.941500725" calcext:value-type="float">
            <text:p>7.94150072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837933" calcext:value-type="float">
            <text:p>6.837933</text:p>
          </table:table-cell>
          <table:table-cell office:value-type="float" office:value="8.2522484" calcext:value-type="float">
            <text:p>8.2522484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.570666" calcext:value-type="float">
            <text:p>10.570666</text:p>
          </table:table-cell>
          <table:table-cell office:value-type="float" office:value="8.414443975" calcext:value-type="float">
            <text:p>8.41444397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.266704" calcext:value-type="float">
            <text:p>11.266704</text:p>
          </table:table-cell>
          <table:table-cell office:value-type="float" office:value="8.3033607" calcext:value-type="float">
            <text:p>8.3033607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.398568" calcext:value-type="float">
            <text:p>8.398568</text:p>
          </table:table-cell>
          <table:table-cell office:value-type="float" office:value="8.174876475" calcext:value-type="float">
            <text:p>8.174876475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.893634" calcext:value-type="float">
            <text:p>3.893634</text:p>
          </table:table-cell>
          <table:table-cell office:value-type="float" office:value="8.11809565" calcext:value-type="float">
            <text:p>8.1180956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.065698" calcext:value-type="float">
            <text:p>5.065698</text:p>
          </table:table-cell>
          <table:table-cell office:value-type="float" office:value="8.19543335" calcext:value-type="float">
            <text:p>8.1954333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.322335" calcext:value-type="float">
            <text:p>8.322335</text:p>
          </table:table-cell>
          <table:table-cell office:value-type="float" office:value="8.275894275" calcext:value-type="float">
            <text:p>8.275894275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.762719" calcext:value-type="float">
            <text:p>8.762719</text:p>
          </table:table-cell>
          <table:table-cell office:value-type="float" office:value="8.19673065" calcext:value-type="float">
            <text:p>8.19673065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575786" calcext:value-type="float">
            <text:p>6.575786</text:p>
          </table:table-cell>
          <table:table-cell office:value-type="float" office:value="8.106557425" calcext:value-type="float">
            <text:p>8.106557425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.853994" calcext:value-type="float">
            <text:p>3.853994</text:p>
          </table:table-cell>
          <table:table-cell office:value-type="float" office:value="8.071057525" calcext:value-type="float">
            <text:p>8.07105752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.677568" calcext:value-type="float">
            <text:p>3.677568</text:p>
          </table:table-cell>
          <table:table-cell office:value-type="float" office:value="8.132184225" calcext:value-type="float">
            <text:p>8.132184225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.92724" calcext:value-type="float">
            <text:p>4.92724</text:p>
          </table:table-cell>
          <table:table-cell office:value-type="float" office:value="8.262902625" calcext:value-type="float">
            <text:p>8.262902625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018255" calcext:value-type="float">
            <text:p>6.018255</text:p>
          </table:table-cell>
          <table:table-cell office:value-type="float" office:value="8.34433745" calcext:value-type="float">
            <text:p>8.34433745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.062024" calcext:value-type="float">
            <text:p>7.062024</text:p>
          </table:table-cell>
          <table:table-cell office:value-type="float" office:value="8.318512625" calcext:value-type="float">
            <text:p>8.31851262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.536135" calcext:value-type="float">
            <text:p>7.536135</text:p>
          </table:table-cell>
          <table:table-cell office:value-type="float" office:value="8.266593575" calcext:value-type="float">
            <text:p>8.26659357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.390381" calcext:value-type="float">
            <text:p>7.390381</text:p>
          </table:table-cell>
          <table:table-cell office:value-type="float" office:value="8.20282175" calcext:value-type="float">
            <text:p>8.2028217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.012929" calcext:value-type="float">
            <text:p>8.012929</text:p>
          </table:table-cell>
          <table:table-cell office:value-type="float" office:value="8.2142238" calcext:value-type="float">
            <text:p>8.2142238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9.585778" calcext:value-type="float">
            <text:p>9.585778</text:p>
          </table:table-cell>
          <table:table-cell office:value-type="float" office:value="8.329779425" calcext:value-type="float">
            <text:p>8.329779425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.23437" calcext:value-type="float">
            <text:p>10.23437</text:p>
          </table:table-cell>
          <table:table-cell office:value-type="float" office:value="8.460179075" calcext:value-type="float">
            <text:p>8.46017907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.741491" calcext:value-type="float">
            <text:p>8.741491</text:p>
          </table:table-cell>
          <table:table-cell office:value-type="float" office:value="8.548955875" calcext:value-type="float">
            <text:p>8.54895587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.430362" calcext:value-type="float">
            <text:p>4.430362</text:p>
          </table:table-cell>
          <table:table-cell office:value-type="float" office:value="8.562786225" calcext:value-type="float">
            <text:p>8.56278622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.430362" calcext:value-type="float">
            <text:p>4.430362</text:p>
          </table:table-cell>
          <table:table-cell office:value-type="float" office:value="8.6843948" calcext:value-type="float">
            <text:p>8.6843948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.430362" calcext:value-type="float">
            <text:p>4.430362</text:p>
          </table:table-cell>
          <table:table-cell office:value-type="float" office:value="8.806003375" calcext:value-type="float">
            <text:p>8.806003375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.430362" calcext:value-type="float">
            <text:p>4.430362</text:p>
          </table:table-cell>
          <table:table-cell office:value-type="float" office:value="8.92761195" calcext:value-type="float">
            <text:p>8.9276119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.430362" calcext:value-type="float">
            <text:p>4.430362</text:p>
          </table:table-cell>
          <table:table-cell office:value-type="float" office:value="9.049220525" calcext:value-type="float">
            <text:p>9.049220525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.04856" calcext:value-type="float">
            <text:p>10.04856</text:p>
          </table:table-cell>
          <table:table-cell office:value-type="float" office:value="9.04786005" calcext:value-type="float">
            <text:p>9.0478600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.959491" calcext:value-type="float">
            <text:p>11.959491</text:p>
          </table:table-cell>
          <table:table-cell office:value-type="float" office:value="9.030579825" calcext:value-type="float">
            <text:p>9.030579825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.691546" calcext:value-type="float">
            <text:p>8.691546</text:p>
          </table:table-cell>
          <table:table-cell office:value-type="float" office:value="8.9898041" calcext:value-type="float">
            <text:p>8.9898041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.691546" calcext:value-type="float">
            <text:p>8.691546</text:p>
          </table:table-cell>
          <table:table-cell office:value-type="float" office:value="9.038988175" calcext:value-type="float">
            <text:p>9.03898817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.691546" calcext:value-type="float">
            <text:p>8.691546</text:p>
          </table:table-cell>
          <table:table-cell office:value-type="float" office:value="9.104719325" calcext:value-type="float">
            <text:p>9.10471932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.314547" calcext:value-type="float">
            <text:p>9.314547</text:p>
          </table:table-cell>
          <table:table-cell office:value-type="float" office:value="9.16274645" calcext:value-type="float">
            <text:p>9.1627464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3.345807" calcext:value-type="float">
            <text:p>13.345807</text:p>
          </table:table-cell>
          <table:table-cell office:value-type="float" office:value="9.164709725" calcext:value-type="float">
            <text:p>9.16470972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3.378075" calcext:value-type="float">
            <text:p>13.378075</text:p>
          </table:table-cell>
          <table:table-cell office:value-type="float" office:value="9.032479725" calcext:value-type="float">
            <text:p>9.032479725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.827934" calcext:value-type="float">
            <text:p>9.827934</text:p>
          </table:table-cell>
          <table:table-cell office:value-type="float" office:value="8.871904375" calcext:value-type="float">
            <text:p>8.871904375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.827934" calcext:value-type="float">
            <text:p>9.827934</text:p>
          </table:table-cell>
          <table:table-cell office:value-type="float" office:value="8.681829725" calcext:value-type="float">
            <text:p>8.68182972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.827934" calcext:value-type="float">
            <text:p>9.827934</text:p>
          </table:table-cell>
          <table:table-cell office:value-type="float" office:value="8.491755075" calcext:value-type="float">
            <text:p>8.49175507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.827934" calcext:value-type="float">
            <text:p>9.827934</text:p>
          </table:table-cell>
          <table:table-cell office:value-type="float" office:value="8.301680425" calcext:value-type="float">
            <text:p>8.30168042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9.827934" calcext:value-type="float">
            <text:p>9.827934</text:p>
          </table:table-cell>
          <table:table-cell office:value-type="float" office:value="8.22373385" calcext:value-type="float">
            <text:p>8.22373385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2.29578" calcext:value-type="float">
            <text:p>12.29578</text:p>
          </table:table-cell>
          <table:table-cell office:value-type="float" office:value="8.2122671" calcext:value-type="float">
            <text:p>8.2122671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5.64735" calcext:value-type="float">
            <text:p>15.64735</text:p>
          </table:table-cell>
          <table:table-cell office:value-type="float" office:value="8.1150598" calcext:value-type="float">
            <text:p>8.1150598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3.325756" calcext:value-type="float">
            <text:p>13.325756</text:p>
          </table:table-cell>
          <table:table-cell office:value-type="float" office:value="7.915011075" calcext:value-type="float">
            <text:p>7.915011075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127335" calcext:value-type="float">
            <text:p>6.127335</text:p>
          </table:table-cell>
          <table:table-cell office:value-type="float" office:value="7.83865895" calcext:value-type="float">
            <text:p>7.83865895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127335" calcext:value-type="float">
            <text:p>6.127335</text:p>
          </table:table-cell>
          <table:table-cell office:value-type="float" office:value="7.994221625" calcext:value-type="float">
            <text:p>7.994221625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127335" calcext:value-type="float">
            <text:p>6.127335</text:p>
          </table:table-cell>
          <table:table-cell office:value-type="float" office:value="8.087093725" calcext:value-type="float">
            <text:p>8.087093725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987142" calcext:value-type="float">
            <text:p>6.987142</text:p>
          </table:table-cell>
          <table:table-cell office:value-type="float" office:value="8.179965825" calcext:value-type="float">
            <text:p>8.17996582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.284135" calcext:value-type="float">
            <text:p>8.284135</text:p>
          </table:table-cell>
          <table:table-cell office:value-type="float" office:value="8.25134275" calcext:value-type="float">
            <text:p>8.2513427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.15579" calcext:value-type="float">
            <text:p>5.15579</text:p>
          </table:table-cell>
          <table:table-cell office:value-type="float" office:value="8.29029485" calcext:value-type="float">
            <text:p>8.29029485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.15579" calcext:value-type="float">
            <text:p>5.15579</text:p>
          </table:table-cell>
          <table:table-cell office:value-type="float" office:value="8.3880761" calcext:value-type="float">
            <text:p>8.3880761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.15579" calcext:value-type="float">
            <text:p>5.15579</text:p>
          </table:table-cell>
          <table:table-cell office:value-type="float" office:value="8.60098895" calcext:value-type="float">
            <text:p>8.60098895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299062" calcext:value-type="float">
            <text:p>6.299062</text:p>
          </table:table-cell>
          <table:table-cell office:value-type="float" office:value="8.780603675" calcext:value-type="float">
            <text:p>8.78060367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.906304" calcext:value-type="float">
            <text:p>8.906304</text:p>
          </table:table-cell>
          <table:table-cell office:value-type="float" office:value="8.8324595" calcext:value-type="float">
            <text:p>8.8324595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.184633" calcext:value-type="float">
            <text:p>8.184633</text:p>
          </table:table-cell>
          <table:table-cell office:value-type="float" office:value="8.854857275" calcext:value-type="float">
            <text:p>8.85485727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.985262" calcext:value-type="float">
            <text:p>4.985262</text:p>
          </table:table-cell>
          <table:table-cell office:value-type="float" office:value="9.0163883" calcext:value-type="float">
            <text:p>9.0163883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.985262" calcext:value-type="float">
            <text:p>4.985262</text:p>
          </table:table-cell>
          <table:table-cell office:value-type="float" office:value="9.18505255" calcext:value-type="float">
            <text:p>9.1850525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.985262" calcext:value-type="float">
            <text:p>4.985262</text:p>
          </table:table-cell>
          <table:table-cell office:value-type="float" office:value="9.3537168" calcext:value-type="float">
            <text:p>9.3537168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.846463" calcext:value-type="float">
            <text:p>7.846463</text:p>
          </table:table-cell>
          <table:table-cell office:value-type="float" office:value="9.52238105" calcext:value-type="float">
            <text:p>9.5223810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.635154" calcext:value-type="float">
            <text:p>12.635154</text:p>
          </table:table-cell>
          <table:table-cell office:value-type="float" office:value="9.619515275" calcext:value-type="float">
            <text:p>9.619515275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.801764" calcext:value-type="float">
            <text:p>14.801764</text:p>
          </table:table-cell>
          <table:table-cell office:value-type="float" office:value="9.596932225" calcext:value-type="float">
            <text:p>9.59693222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3.785442" calcext:value-type="float">
            <text:p>13.785442</text:p>
          </table:table-cell>
          <table:table-cell office:value-type="float" office:value="10.164557375" calcext:value-type="float">
            <text:p>10.16455737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9.294705" calcext:value-type="float">
            <text:p>9.294705</text:p>
          </table:table-cell>
          <table:table-cell office:value-type="float" office:value="10.963391075" calcext:value-type="float">
            <text:p>10.96339107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.294705" calcext:value-type="float">
            <text:p>9.294705</text:p>
          </table:table-cell>
          <table:table-cell office:value-type="float" office:value="11.611164975" calcext:value-type="float">
            <text:p>11.611164975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.294705" calcext:value-type="float">
            <text:p>9.294705</text:p>
          </table:table-cell>
          <table:table-cell office:value-type="float" office:value="12.258938875" calcext:value-type="float">
            <text:p>12.25893887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.294705" calcext:value-type="float">
            <text:p>9.294705</text:p>
          </table:table-cell>
          <table:table-cell office:value-type="float" office:value="12.906712775" calcext:value-type="float">
            <text:p>12.90671277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9.294705" calcext:value-type="float">
            <text:p>9.294705</text:p>
          </table:table-cell>
          <table:table-cell office:value-type="float" office:value="13.554486675" calcext:value-type="float">
            <text:p>13.55448667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.375943" calcext:value-type="float">
            <text:p>4.375943</text:p>
          </table:table-cell>
          <table:table-cell office:value-type="float" office:value="14.202260575" calcext:value-type="float">
            <text:p>14.20226057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.357351" calcext:value-type="float">
            <text:p>9.357351</text:p>
          </table:table-cell>
          <table:table-cell office:value-type="float" office:value="14.227935775" calcext:value-type="float">
            <text:p>14.22793577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0.328462" calcext:value-type="float">
            <text:p>10.328462</text:p>
          </table:table-cell>
          <table:table-cell office:value-type="float" office:value="14.2218446" calcext:value-type="float">
            <text:p>14.2218446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0.658909" calcext:value-type="float">
            <text:p>10.658909</text:p>
          </table:table-cell>
          <table:table-cell office:value-type="float" office:value="14.27720635" calcext:value-type="float">
            <text:p>14.27720635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1.320792" calcext:value-type="float">
            <text:p>11.320792</text:p>
          </table:table-cell>
          <table:table-cell office:value-type="float" office:value="14.418415575" calcext:value-type="float">
            <text:p>14.418415575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1.012631" calcext:value-type="float">
            <text:p>11.012631</text:p>
          </table:table-cell>
          <table:table-cell office:value-type="float" office:value="14.5476248" calcext:value-type="float">
            <text:p>14.5476248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.393078" calcext:value-type="float">
            <text:p>9.393078</text:p>
          </table:table-cell>
          <table:table-cell office:value-type="float" office:value="14.551384425" calcext:value-type="float">
            <text:p>14.55138442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.056607" calcext:value-type="float">
            <text:p>8.056607</text:p>
          </table:table-cell>
          <table:table-cell office:value-type="float" office:value="14.595632875" calcext:value-type="float">
            <text:p>14.59563287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955061" calcext:value-type="float">
            <text:p>6.955061</text:p>
          </table:table-cell>
          <table:table-cell office:value-type="float" office:value="14.6732931" calcext:value-type="float">
            <text:p>14.6732931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.224948" calcext:value-type="float">
            <text:p>2.224948</text:p>
          </table:table-cell>
          <table:table-cell office:value-type="float" office:value="14.778491975" calcext:value-type="float">
            <text:p>14.77849197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.224948" calcext:value-type="float">
            <text:p>2.224948</text:p>
          </table:table-cell>
          <table:table-cell office:value-type="float" office:value="15.001943675" calcext:value-type="float">
            <text:p>15.00194367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.224948" calcext:value-type="float">
            <text:p>2.224948</text:p>
          </table:table-cell>
          <table:table-cell office:value-type="float" office:value="15.225395375" calcext:value-type="float">
            <text:p>15.22539537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710071" calcext:value-type="float">
            <text:p>6.710071</text:p>
          </table:table-cell>
          <table:table-cell office:value-type="float" office:value="15.448847075" calcext:value-type="float">
            <text:p>15.448847075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.369264" calcext:value-type="float">
            <text:p>9.369264</text:p>
          </table:table-cell>
          <table:table-cell office:value-type="float" office:value="15.5601707" calcext:value-type="float">
            <text:p>15.5601707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.407488" calcext:value-type="float">
            <text:p>8.407488</text:p>
          </table:table-cell>
          <table:table-cell office:value-type="float" office:value="15.4813528" calcext:value-type="float">
            <text:p>15.4813528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.645401" calcext:value-type="float">
            <text:p>7.645401</text:p>
          </table:table-cell>
          <table:table-cell office:value-type="float" office:value="15.646652575" calcext:value-type="float">
            <text:p>15.64665257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.271671" calcext:value-type="float">
            <text:p>10.271671</text:p>
          </table:table-cell>
          <table:table-cell office:value-type="float" office:value="15.9174497" calcext:value-type="float">
            <text:p>15.9174497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2.349842" calcext:value-type="float">
            <text:p>12.349842</text:p>
          </table:table-cell>
          <table:table-cell office:value-type="float" office:value="16.028987525" calcext:value-type="float">
            <text:p>16.02898752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.842219" calcext:value-type="float">
            <text:p>9.842219</text:p>
          </table:table-cell>
          <table:table-cell office:value-type="float" office:value="16.088571075" calcext:value-type="float">
            <text:p>16.08857107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.842219" calcext:value-type="float">
            <text:p>9.842219</text:p>
          </table:table-cell>
          <table:table-cell office:value-type="float" office:value="16.2108452" calcext:value-type="float">
            <text:p>16.2108452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9.842219" calcext:value-type="float">
            <text:p>9.842219</text:p>
          </table:table-cell>
          <table:table-cell office:value-type="float" office:value="16.333119325" calcext:value-type="float">
            <text:p>16.33311932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.842219" calcext:value-type="float">
            <text:p>9.842219</text:p>
          </table:table-cell>
          <table:table-cell office:value-type="float" office:value="16.45539345" calcext:value-type="float">
            <text:p>16.4553934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9.06704" calcext:value-type="float">
            <text:p>9.06704</text:p>
          </table:table-cell>
          <table:table-cell office:value-type="float" office:value="16.48862905" calcext:value-type="float">
            <text:p>16.4886290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3.672304" calcext:value-type="float">
            <text:p>13.672304</text:p>
          </table:table-cell>
          <table:table-cell office:value-type="float" office:value="16.533401375" calcext:value-type="float">
            <text:p>16.53340137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2.340379" calcext:value-type="float">
            <text:p>12.340379</text:p>
          </table:table-cell>
          <table:table-cell office:value-type="float" office:value="16.549251475" calcext:value-type="float">
            <text:p>16.549251475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8.373295" calcext:value-type="float">
            <text:p>8.373295</text:p>
          </table:table-cell>
          <table:table-cell office:value-type="float" office:value="16.759358425" calcext:value-type="float">
            <text:p>16.759358425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.802215" calcext:value-type="float">
            <text:p>9.802215</text:p>
          </table:table-cell>
          <table:table-cell office:value-type="float" office:value="17.075822525" calcext:value-type="float">
            <text:p>17.07582252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.645874" calcext:value-type="float">
            <text:p>14.645874</text:p>
          </table:table-cell>
          <table:table-cell office:value-type="float" office:value="17.038631025" calcext:value-type="float">
            <text:p>17.03863102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1.731832" calcext:value-type="float">
            <text:p>11.731832</text:p>
          </table:table-cell>
          <table:table-cell office:value-type="float" office:value="16.88034805" calcext:value-type="float">
            <text:p>16.88034805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1.731832" calcext:value-type="float">
            <text:p>11.731832</text:p>
          </table:table-cell>
          <table:table-cell office:value-type="float" office:value="16.794916125" calcext:value-type="float">
            <text:p>16.794916125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1.731832" calcext:value-type="float">
            <text:p>11.731832</text:p>
          </table:table-cell>
          <table:table-cell office:value-type="float" office:value="16.623689475" calcext:value-type="float">
            <text:p>16.62368947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1.731832" calcext:value-type="float">
            <text:p>11.731832</text:p>
          </table:table-cell>
          <table:table-cell office:value-type="float" office:value="16.620743975" calcext:value-type="float">
            <text:p>16.620743975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1.731832" calcext:value-type="float">
            <text:p>11.731832</text:p>
          </table:table-cell>
          <table:table-cell office:value-type="float" office:value="16.4842037" calcext:value-type="float">
            <text:p>16.4842037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7.50677" calcext:value-type="float">
            <text:p>37.50677</text:p>
          </table:table-cell>
          <table:table-cell office:value-type="float" office:value="16.347663425" calcext:value-type="float">
            <text:p>16.34766342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5.73879" calcext:value-type="float">
            <text:p>45.73879</text:p>
          </table:table-cell>
          <table:table-cell office:value-type="float" office:value="15.640064625" calcext:value-type="float">
            <text:p>15.64006462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5.205661" calcext:value-type="float">
            <text:p>35.205661</text:p>
          </table:table-cell>
          <table:table-cell office:value-type="float" office:value="14.88662515" calcext:value-type="float">
            <text:p>14.8866251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5.205661" calcext:value-type="float">
            <text:p>35.205661</text:p>
          </table:table-cell>
          <table:table-cell office:value-type="float" office:value="14.50960535" calcext:value-type="float">
            <text:p>14.5096053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5.205661" calcext:value-type="float">
            <text:p>35.205661</text:p>
          </table:table-cell>
          <table:table-cell office:value-type="float" office:value="14.183022475" calcext:value-type="float">
            <text:p>14.183022475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5.205661" calcext:value-type="float">
            <text:p>35.205661</text:p>
          </table:table-cell>
          <table:table-cell office:value-type="float" office:value="13.7516837" calcext:value-type="float">
            <text:p>13.7516837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5.205661" calcext:value-type="float">
            <text:p>35.205661</text:p>
          </table:table-cell>
          <table:table-cell office:value-type="float" office:value="13.320344925" calcext:value-type="float">
            <text:p>13.32034492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.402951" calcext:value-type="float">
            <text:p>5.402951</text:p>
          </table:table-cell>
          <table:table-cell office:value-type="float" office:value="12.88900615" calcext:value-type="float">
            <text:p>12.8890061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.113704" calcext:value-type="float">
            <text:p>9.113704</text:p>
          </table:table-cell>
          <table:table-cell office:value-type="float" office:value="13.202735125" calcext:value-type="float">
            <text:p>13.202735125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2.542932" calcext:value-type="float">
            <text:p>12.542932</text:p>
          </table:table-cell>
          <table:table-cell office:value-type="float" office:value="13.423695275" calcext:value-type="float">
            <text:p>13.423695275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6.307278" calcext:value-type="float">
            <text:p>16.307278</text:p>
          </table:table-cell>
          <table:table-cell office:value-type="float" office:value="13.429907525" calcext:value-type="float">
            <text:p>13.42990752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6.489161" calcext:value-type="float">
            <text:p>16.489161</text:p>
          </table:table-cell>
          <table:table-cell office:value-type="float" office:value="13.45762815" calcext:value-type="float">
            <text:p>13.4576281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1.163016" calcext:value-type="float">
            <text:p>11.163016</text:p>
          </table:table-cell>
          <table:table-cell office:value-type="float" office:value="13.41612995" calcext:value-type="float">
            <text:p>13.4161299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1.163016" calcext:value-type="float">
            <text:p>11.163016</text:p>
          </table:table-cell>
          <table:table-cell office:value-type="float" office:value="13.308264375" calcext:value-type="float">
            <text:p>13.30826437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1.163016" calcext:value-type="float">
            <text:p>11.163016</text:p>
          </table:table-cell>
          <table:table-cell office:value-type="float" office:value="13.2003988" calcext:value-type="float">
            <text:p>13.2003988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1.163016" calcext:value-type="float">
            <text:p>11.163016</text:p>
          </table:table-cell>
          <table:table-cell office:value-type="float" office:value="13.092533225" calcext:value-type="float">
            <text:p>13.09253322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1.163016" calcext:value-type="float">
            <text:p>11.163016</text:p>
          </table:table-cell>
          <table:table-cell office:value-type="float" office:value="12.98466765" calcext:value-type="float">
            <text:p>12.9846676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1.163016" calcext:value-type="float">
            <text:p>11.163016</text:p>
          </table:table-cell>
          <table:table-cell office:value-type="float" office:value="12.766003975" calcext:value-type="float">
            <text:p>12.766003975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1.163016" calcext:value-type="float">
            <text:p>11.163016</text:p>
          </table:table-cell>
          <table:table-cell office:value-type="float" office:value="12.783345925" calcext:value-type="float">
            <text:p>12.783345925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1.163016" calcext:value-type="float">
            <text:p>11.163016</text:p>
          </table:table-cell>
          <table:table-cell office:value-type="float" office:value="12.989651225" calcext:value-type="float">
            <text:p>12.98965122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216548" calcext:value-type="float">
            <text:p>6.216548</text:p>
          </table:table-cell>
          <table:table-cell office:value-type="float" office:value="13.22553025" calcext:value-type="float">
            <text:p>13.2255302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5.019479" calcext:value-type="float">
            <text:p>15.019479</text:p>
          </table:table-cell>
          <table:table-cell office:value-type="float" office:value="13.259044025" calcext:value-type="float">
            <text:p>13.25904402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8.477286" calcext:value-type="float">
            <text:p>18.477286</text:p>
          </table:table-cell>
          <table:table-cell office:value-type="float" office:value="13.072484525" calcext:value-type="float">
            <text:p>13.07248452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.733184" calcext:value-type="float">
            <text:p>14.733184</text:p>
          </table:table-cell>
          <table:table-cell office:value-type="float" office:value="12.79947985" calcext:value-type="float">
            <text:p>12.79947985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.733184" calcext:value-type="float">
            <text:p>14.733184</text:p>
          </table:table-cell>
          <table:table-cell office:value-type="float" office:value="12.807953125" calcext:value-type="float">
            <text:p>12.80795312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.733184" calcext:value-type="float">
            <text:p>14.733184</text:p>
          </table:table-cell>
          <table:table-cell office:value-type="float" office:value="12.8164264" calcext:value-type="float">
            <text:p>12.8164264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.733184" calcext:value-type="float">
            <text:p>14.733184</text:p>
          </table:table-cell>
          <table:table-cell office:value-type="float" office:value="12.824899675" calcext:value-type="float">
            <text:p>12.82489967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.733184" calcext:value-type="float">
            <text:p>14.733184</text:p>
          </table:table-cell>
          <table:table-cell office:value-type="float" office:value="12.83337295" calcext:value-type="float">
            <text:p>12.83337295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1.171643" calcext:value-type="float">
            <text:p>11.171643</text:p>
          </table:table-cell>
          <table:table-cell office:value-type="float" office:value="13.577826475" calcext:value-type="float">
            <text:p>13.577826475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0.857933" calcext:value-type="float">
            <text:p>10.857933</text:p>
          </table:table-cell>
          <table:table-cell office:value-type="float" office:value="14.411318525" calcext:value-type="float">
            <text:p>14.41131852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.306308" calcext:value-type="float">
            <text:p>14.306308</text:p>
          </table:table-cell>
          <table:table-cell office:value-type="float" office:value="15.252653325" calcext:value-type="float">
            <text:p>15.25265332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0.744657" calcext:value-type="float">
            <text:p>20.744657</text:p>
          </table:table-cell>
          <table:table-cell office:value-type="float" office:value="15.730313775" calcext:value-type="float">
            <text:p>15.73031377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1.031859" calcext:value-type="float">
            <text:p>21.031859</text:p>
          </table:table-cell>
          <table:table-cell office:value-type="float" office:value="16.47915335" calcext:value-type="float">
            <text:p>16.4791533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.314555" calcext:value-type="float">
            <text:p>8.314555</text:p>
          </table:table-cell>
          <table:table-cell office:value-type="float" office:value="17.039275" calcext:value-type="float">
            <text:p>17.039275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8.314555" calcext:value-type="float">
            <text:p>8.314555</text:p>
          </table:table-cell>
          <table:table-cell office:value-type="float" office:value="17.354044" calcext:value-type="float">
            <text:p>17.354044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8.314555" calcext:value-type="float">
            <text:p>8.314555</text:p>
          </table:table-cell>
          <table:table-cell office:value-type="float" office:value="17.668813" calcext:value-type="float">
            <text:p>17.668813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.882766" calcext:value-type="float">
            <text:p>4.882766</text:p>
          </table:table-cell>
          <table:table-cell office:value-type="float" office:value="17.983582" calcext:value-type="float">
            <text:p>17.983582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1.614012" calcext:value-type="float">
            <text:p>11.614012</text:p>
          </table:table-cell>
          <table:table-cell office:value-type="float" office:value="18.0331752" calcext:value-type="float">
            <text:p>18.0331752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270221" calcext:value-type="float">
            <text:p>6.270221</text:p>
          </table:table-cell>
          <table:table-cell office:value-type="float" office:value="17.91448725" calcext:value-type="float">
            <text:p>17.9144872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270221" calcext:value-type="float">
            <text:p>6.270221</text:p>
          </table:table-cell>
          <table:table-cell office:value-type="float" office:value="17.929394075" calcext:value-type="float">
            <text:p>17.929394075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.202818" calcext:value-type="float">
            <text:p>9.202818</text:p>
          </table:table-cell>
          <table:table-cell office:value-type="float" office:value="17.9443009" calcext:value-type="float">
            <text:p>17.9443009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5.601211" calcext:value-type="float">
            <text:p>15.601211</text:p>
          </table:table-cell>
          <table:table-cell office:value-type="float" office:value="17.8858928" calcext:value-type="float">
            <text:p>17.8858928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0.124869" calcext:value-type="float">
            <text:p>20.124869</text:p>
          </table:table-cell>
          <table:table-cell office:value-type="float" office:value="18.39272075" calcext:value-type="float">
            <text:p>18.3927207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2.142346" calcext:value-type="float">
            <text:p>22.142346</text:p>
          </table:table-cell>
          <table:table-cell office:value-type="float" office:value="19.02665255" calcext:value-type="float">
            <text:p>19.02665255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7.95211" calcext:value-type="float">
            <text:p>17.95211</text:p>
          </table:table-cell>
          <table:table-cell office:value-type="float" office:value="19.5163436" calcext:value-type="float">
            <text:p>19.5163436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7.95211" calcext:value-type="float">
            <text:p>17.95211</text:p>
          </table:table-cell>
          <table:table-cell office:value-type="float" office:value="19.849769225" calcext:value-type="float">
            <text:p>19.84976922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7.95211" calcext:value-type="float">
            <text:p>17.95211</text:p>
          </table:table-cell>
          <table:table-cell office:value-type="float" office:value="19.79183725" calcext:value-type="float">
            <text:p>19.7918372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7.95211" calcext:value-type="float">
            <text:p>17.95211</text:p>
          </table:table-cell>
          <table:table-cell office:value-type="float" office:value="19.733905275" calcext:value-type="float">
            <text:p>19.733905275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7.95211" calcext:value-type="float">
            <text:p>17.95211</text:p>
          </table:table-cell>
          <table:table-cell office:value-type="float" office:value="19.6759733" calcext:value-type="float">
            <text:p>19.6759733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2.791422" calcext:value-type="float">
            <text:p>12.791422</text:p>
          </table:table-cell>
          <table:table-cell office:value-type="float" office:value="19.618041325" calcext:value-type="float">
            <text:p>19.618041325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7.416103" calcext:value-type="float">
            <text:p>17.416103</text:p>
          </table:table-cell>
          <table:table-cell office:value-type="float" office:value="19.4754147" calcext:value-type="float">
            <text:p>19.4754147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.829233" calcext:value-type="float">
            <text:p>14.829233</text:p>
          </table:table-cell>
          <table:table-cell office:value-type="float" office:value="19.7830214" calcext:value-type="float">
            <text:p>19.7830214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848393" calcext:value-type="float">
            <text:p>6.848393</text:p>
          </table:table-cell>
          <table:table-cell office:value-type="float" office:value="20.106110875" calcext:value-type="float">
            <text:p>20.10611087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848393" calcext:value-type="float">
            <text:p>6.848393</text:p>
          </table:table-cell>
          <table:table-cell office:value-type="float" office:value="20.62872135" calcext:value-type="float">
            <text:p>20.6287213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848393" calcext:value-type="float">
            <text:p>6.848393</text:p>
          </table:table-cell>
          <table:table-cell office:value-type="float" office:value="21.151331825" calcext:value-type="float">
            <text:p>21.15133182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848393" calcext:value-type="float">
            <text:p>6.848393</text:p>
          </table:table-cell>
          <table:table-cell office:value-type="float" office:value="21.6739423" calcext:value-type="float">
            <text:p>21.6739423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.416469" calcext:value-type="float">
            <text:p>2.416469</text:p>
          </table:table-cell>
          <table:table-cell office:value-type="float" office:value="22.196552775" calcext:value-type="float">
            <text:p>22.196552775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1.856694" calcext:value-type="float">
            <text:p>11.856694</text:p>
          </table:table-cell>
          <table:table-cell office:value-type="float" office:value="22.4418013" calcext:value-type="float">
            <text:p>22.4418013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9.415228" calcext:value-type="float">
            <text:p>19.415228</text:p>
          </table:table-cell>
          <table:table-cell office:value-type="float" office:value="22.437629175" calcext:value-type="float">
            <text:p>22.437629175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0.598177" calcext:value-type="float">
            <text:p>20.598177</text:p>
          </table:table-cell>
          <table:table-cell office:value-type="float" office:value="22.1871576" calcext:value-type="float">
            <text:p>22.1871576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.557099" calcext:value-type="float">
            <text:p>7.557099</text:p>
          </table:table-cell>
          <table:table-cell office:value-type="float" office:value="22.093934975" calcext:value-type="float">
            <text:p>22.09393497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.557099" calcext:value-type="float">
            <text:p>7.557099</text:p>
          </table:table-cell>
          <table:table-cell office:value-type="float" office:value="22.483648425" calcext:value-type="float">
            <text:p>22.48364842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.557099" calcext:value-type="float">
            <text:p>7.557099</text:p>
          </table:table-cell>
          <table:table-cell office:value-type="float" office:value="22.873919475" calcext:value-type="float">
            <text:p>22.87391947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5.072115" calcext:value-type="float">
            <text:p>15.072115</text:p>
          </table:table-cell>
          <table:table-cell office:value-type="float" office:value="23.120924575" calcext:value-type="float">
            <text:p>23.120924575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5.072115" calcext:value-type="float">
            <text:p>15.072115</text:p>
          </table:table-cell>
          <table:table-cell office:value-type="float" office:value="22.902282075" calcext:value-type="float">
            <text:p>22.902282075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5.072115" calcext:value-type="float">
            <text:p>15.072115</text:p>
          </table:table-cell>
          <table:table-cell office:value-type="float" office:value="22.683639575" calcext:value-type="float">
            <text:p>22.68363957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5.072115" calcext:value-type="float">
            <text:p>15.072115</text:p>
          </table:table-cell>
          <table:table-cell office:value-type="float" office:value="22.464997075" calcext:value-type="float">
            <text:p>22.46499707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4.511325" calcext:value-type="float">
            <text:p>44.511325</text:p>
          </table:table-cell>
          <table:table-cell office:value-type="float" office:value="22.246354575" calcext:value-type="float">
            <text:p>22.246354575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4.511325" calcext:value-type="float">
            <text:p>44.511325</text:p>
          </table:table-cell>
          <table:table-cell office:value-type="float" office:value="21.291731825" calcext:value-type="float">
            <text:p>21.29173182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4.511325" calcext:value-type="float">
            <text:p>44.511325</text:p>
          </table:table-cell>
          <table:table-cell office:value-type="float" office:value="20.58673615" calcext:value-type="float">
            <text:p>20.58673615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3.412726" calcext:value-type="float">
            <text:p>33.412726</text:p>
          </table:table-cell>
          <table:table-cell office:value-type="float" office:value="20.07633985" calcext:value-type="float">
            <text:p>20.07633985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0.69824" calcext:value-type="float">
            <text:p>50.69824</text:p>
          </table:table-cell>
          <table:table-cell office:value-type="float" office:value="19.77641335" calcext:value-type="float">
            <text:p>19.77641335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3.436725" calcext:value-type="float">
            <text:p>43.436725</text:p>
          </table:table-cell>
          <table:table-cell office:value-type="float" office:value="18.69757065" calcext:value-type="float">
            <text:p>18.6975706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0.905315" calcext:value-type="float">
            <text:p>20.905315</text:p>
          </table:table-cell>
          <table:table-cell office:value-type="float" office:value="17.800265825" calcext:value-type="float">
            <text:p>17.800265825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.905315" calcext:value-type="float">
            <text:p>20.905315</text:p>
          </table:table-cell>
          <table:table-cell office:value-type="float" office:value="17.46624625" calcext:value-type="float">
            <text:p>17.4662462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.905315" calcext:value-type="float">
            <text:p>20.905315</text:p>
          </table:table-cell>
          <table:table-cell office:value-type="float" office:value="17.132226675" calcext:value-type="float">
            <text:p>17.132226675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866494" calcext:value-type="float">
            <text:p>6.866494</text:p>
          </table:table-cell>
          <table:table-cell office:value-type="float" office:value="16.7982071" calcext:value-type="float">
            <text:p>16.7982071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866494" calcext:value-type="float">
            <text:p>6.866494</text:p>
          </table:table-cell>
          <table:table-cell office:value-type="float" office:value="16.99448755" calcext:value-type="float">
            <text:p>16.99448755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866494" calcext:value-type="float">
            <text:p>6.866494</text:p>
          </table:table-cell>
          <table:table-cell office:value-type="float" office:value="17.227563975" calcext:value-type="float">
            <text:p>17.227563975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866494" calcext:value-type="float">
            <text:p>6.866494</text:p>
          </table:table-cell>
          <table:table-cell office:value-type="float" office:value="17.257651375" calcext:value-type="float">
            <text:p>17.25765137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866494" calcext:value-type="float">
            <text:p>6.866494</text:p>
          </table:table-cell>
          <table:table-cell office:value-type="float" office:value="17.287738775" calcext:value-type="float">
            <text:p>17.287738775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5.874329" calcext:value-type="float">
            <text:p>35.874329</text:p>
          </table:table-cell>
          <table:table-cell office:value-type="float" office:value="17.317826175" calcext:value-type="float">
            <text:p>17.317826175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5.482141" calcext:value-type="float">
            <text:p>45.482141</text:p>
          </table:table-cell>
          <table:table-cell office:value-type="float" office:value="16.589482825" calcext:value-type="float">
            <text:p>16.58948282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1.729988" calcext:value-type="float">
            <text:p>41.729988</text:p>
          </table:table-cell>
          <table:table-cell office:value-type="float" office:value="15.8853549" calcext:value-type="float">
            <text:p>15.8853549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1.289135" calcext:value-type="float">
            <text:p>31.289135</text:p>
          </table:table-cell>
          <table:table-cell office:value-type="float" office:value="15.321902125" calcext:value-type="float">
            <text:p>15.321902125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5.634831" calcext:value-type="float">
            <text:p>15.634831</text:p>
          </table:table-cell>
          <table:table-cell office:value-type="float" office:value="14.8885176" calcext:value-type="float">
            <text:p>14.8885176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5.634831" calcext:value-type="float">
            <text:p>15.634831</text:p>
          </table:table-cell>
          <table:table-cell office:value-type="float" office:value="14.846490675" calcext:value-type="float">
            <text:p>14.846490675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5.634831" calcext:value-type="float">
            <text:p>15.634831</text:p>
          </table:table-cell>
          <table:table-cell office:value-type="float" office:value="14.80446375" calcext:value-type="float">
            <text:p>14.80446375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5.634831" calcext:value-type="float">
            <text:p>15.634831</text:p>
          </table:table-cell>
          <table:table-cell office:value-type="float" office:value="14.59143245" calcext:value-type="float">
            <text:p>14.59143245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.086357" calcext:value-type="float">
            <text:p>7.086357</text:p>
          </table:table-cell>
          <table:table-cell office:value-type="float" office:value="14.492055425" calcext:value-type="float">
            <text:p>14.492055425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9.720371" calcext:value-type="float">
            <text:p>29.720371</text:p>
          </table:table-cell>
          <table:table-cell office:value-type="float" office:value="14.5501794" calcext:value-type="float">
            <text:p>14.5501794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7.752812" calcext:value-type="float">
            <text:p>27.752812</text:p>
          </table:table-cell>
          <table:table-cell office:value-type="float" office:value="14.042453025" calcext:value-type="float">
            <text:p>14.042453025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7.752812" calcext:value-type="float">
            <text:p>27.752812</text:p>
          </table:table-cell>
          <table:table-cell office:value-type="float" office:value="13.583915625" calcext:value-type="float">
            <text:p>13.58391562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7.752812" calcext:value-type="float">
            <text:p>27.752812</text:p>
          </table:table-cell>
          <table:table-cell office:value-type="float" office:value="13.125378225" calcext:value-type="float">
            <text:p>13.125378225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7.752812" calcext:value-type="float">
            <text:p>27.752812</text:p>
          </table:table-cell>
          <table:table-cell office:value-type="float" office:value="12.666840825" calcext:value-type="float">
            <text:p>12.66684082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7.752812" calcext:value-type="float">
            <text:p>27.752812</text:p>
          </table:table-cell>
          <table:table-cell office:value-type="float" office:value="12.208303425" calcext:value-type="float">
            <text:p>12.208303425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2.22641" calcext:value-type="float">
            <text:p>12.22641</text:p>
          </table:table-cell>
          <table:table-cell office:value-type="float" office:value="11.848322125" calcext:value-type="float">
            <text:p>11.84832212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1.689809" calcext:value-type="float">
            <text:p>11.689809</text:p>
          </table:table-cell>
          <table:table-cell office:value-type="float" office:value="11.942504925" calcext:value-type="float">
            <text:p>11.942504925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.396365" calcext:value-type="float">
            <text:p>9.396365</text:p>
          </table:table-cell>
          <table:table-cell office:value-type="float" office:value="12.000790025" calcext:value-type="float">
            <text:p>12.000790025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6.869272" calcext:value-type="float">
            <text:p>16.869272</text:p>
          </table:table-cell>
          <table:table-cell office:value-type="float" office:value="12.007265325" calcext:value-type="float">
            <text:p>12.007265325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3.145637" calcext:value-type="float">
            <text:p>23.145637</text:p>
          </table:table-cell>
          <table:table-cell office:value-type="float" office:value="11.82691795" calcext:value-type="float">
            <text:p>11.8269179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3.167941" calcext:value-type="float">
            <text:p>23.167941</text:p>
          </table:table-cell>
          <table:table-cell office:value-type="float" office:value="11.48966145" calcext:value-type="float">
            <text:p>11.48966145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7.437303" calcext:value-type="float">
            <text:p>17.437303</text:p>
          </table:table-cell>
          <table:table-cell office:value-type="float" office:value="11.15184735" calcext:value-type="float">
            <text:p>11.1518473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326415" calcext:value-type="float">
            <text:p>6.326415</text:p>
          </table:table-cell>
          <table:table-cell office:value-type="float" office:value="10.9294933" calcext:value-type="float">
            <text:p>10.9294933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326415" calcext:value-type="float">
            <text:p>6.326415</text:p>
          </table:table-cell>
          <table:table-cell office:value-type="float" office:value="11.095896075" calcext:value-type="float">
            <text:p>11.095896075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326415" calcext:value-type="float">
            <text:p>6.326415</text:p>
          </table:table-cell>
          <table:table-cell office:value-type="float" office:value="11.239557775" calcext:value-type="float">
            <text:p>11.239557775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326415" calcext:value-type="float">
            <text:p>6.326415</text:p>
          </table:table-cell>
          <table:table-cell office:value-type="float" office:value="11.254181525" calcext:value-type="float">
            <text:p>11.254181525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326415" calcext:value-type="float">
            <text:p>6.326415</text:p>
          </table:table-cell>
          <table:table-cell office:value-type="float" office:value="11.268805275" calcext:value-type="float">
            <text:p>11.268805275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6.311498" calcext:value-type="float">
            <text:p>16.311498</text:p>
          </table:table-cell>
          <table:table-cell office:value-type="float" office:value="11.283429025" calcext:value-type="float">
            <text:p>11.283429025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4.095473" calcext:value-type="float">
            <text:p>24.095473</text:p>
          </table:table-cell>
          <table:table-cell office:value-type="float" office:value="11.0484257" calcext:value-type="float">
            <text:p>11.0484257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1.415666" calcext:value-type="float">
            <text:p>21.415666</text:p>
          </table:table-cell>
          <table:table-cell office:value-type="float" office:value="10.618823" calcext:value-type="float">
            <text:p>10.618823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.544532" calcext:value-type="float">
            <text:p>7.544532</text:p>
          </table:table-cell>
          <table:table-cell office:value-type="float" office:value="10.2475112" calcext:value-type="float">
            <text:p>10.2475112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.544532" calcext:value-type="float">
            <text:p>7.544532</text:p>
          </table:table-cell>
          <table:table-cell office:value-type="float" office:value="10.383763875" calcext:value-type="float">
            <text:p>10.38376387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.544532" calcext:value-type="float">
            <text:p>7.544532</text:p>
          </table:table-cell>
          <table:table-cell office:value-type="float" office:value="10.578259275" calcext:value-type="float">
            <text:p>10.578259275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7.544532" calcext:value-type="float">
            <text:p>7.544532</text:p>
          </table:table-cell>
          <table:table-cell office:value-type="float" office:value="10.693006325" calcext:value-type="float">
            <text:p>10.693006325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.544532" calcext:value-type="float">
            <text:p>7.544532</text:p>
          </table:table-cell>
          <table:table-cell office:value-type="float" office:value="10.807753375" calcext:value-type="float">
            <text:p>10.807753375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.717712" calcext:value-type="float">
            <text:p>14.717712</text:p>
          </table:table-cell>
          <table:table-cell office:value-type="float" office:value="10.922500425" calcext:value-type="float">
            <text:p>10.922500425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6.189551" calcext:value-type="float">
            <text:p>16.189551</text:p>
          </table:table-cell>
          <table:table-cell office:value-type="float" office:value="10.857917975" calcext:value-type="float">
            <text:p>10.857917975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.06999" calcext:value-type="float">
            <text:p>8.06999</text:p>
          </table:table-cell>
          <table:table-cell office:value-type="float" office:value="10.622325275" calcext:value-type="float">
            <text:p>10.622325275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8.06999" calcext:value-type="float">
            <text:p>8.06999</text:p>
          </table:table-cell>
          <table:table-cell office:value-type="float" office:value="10.4839519" calcext:value-type="float">
            <text:p>10.4839519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.06999" calcext:value-type="float">
            <text:p>8.06999</text:p>
          </table:table-cell>
          <table:table-cell office:value-type="float" office:value="10.345578525" calcext:value-type="float">
            <text:p>10.345578525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740595" calcext:value-type="float">
            <text:p>6.740595</text:p>
          </table:table-cell>
          <table:table-cell office:value-type="float" office:value="10.20720515" calcext:value-type="float">
            <text:p>10.20720515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7.317024" calcext:value-type="float">
            <text:p>17.317024</text:p>
          </table:table-cell>
          <table:table-cell office:value-type="float" office:value="10.216760375" calcext:value-type="float">
            <text:p>10.216760375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9.191877" calcext:value-type="float">
            <text:p>19.191877</text:p>
          </table:table-cell>
          <table:table-cell office:value-type="float" office:value="10.0667504" calcext:value-type="float">
            <text:p>10.0667504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3.953754" calcext:value-type="float">
            <text:p>13.953754</text:p>
          </table:table-cell>
          <table:table-cell office:value-type="float" office:value="9.86931105" calcext:value-type="float">
            <text:p>9.86931105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3.953754" calcext:value-type="float">
            <text:p>13.953754</text:p>
          </table:table-cell>
          <table:table-cell office:value-type="float" office:value="9.7262733" calcext:value-type="float">
            <text:p>9.7262733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3.953754" calcext:value-type="float">
            <text:p>13.953754</text:p>
          </table:table-cell>
          <table:table-cell office:value-type="float" office:value="9.483756825" calcext:value-type="float">
            <text:p>9.483756825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.113579" calcext:value-type="float">
            <text:p>7.113579</text:p>
          </table:table-cell>
          <table:table-cell office:value-type="float" office:value="9.30140145" calcext:value-type="float">
            <text:p>9.30140145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1.65975" calcext:value-type="float">
            <text:p>11.65975</text:p>
          </table:table-cell>
          <table:table-cell office:value-type="float" office:value="9.423137375" calcext:value-type="float">
            <text:p>9.423137375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.411316" calcext:value-type="float">
            <text:p>9.411316</text:p>
          </table:table-cell>
          <table:table-cell office:value-type="float" office:value="9.5010309" calcext:value-type="float">
            <text:p>9.5010309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9.411316" calcext:value-type="float">
            <text:p>9.411316</text:p>
          </table:table-cell>
          <table:table-cell office:value-type="float" office:value="9.587409575" calcext:value-type="float">
            <text:p>9.587409575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9.411316" calcext:value-type="float">
            <text:p>9.411316</text:p>
          </table:table-cell>
          <table:table-cell office:value-type="float" office:value="9.404125" calcext:value-type="float">
            <text:p>9.404125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9.411316" calcext:value-type="float">
            <text:p>9.411316</text:p>
          </table:table-cell>
          <table:table-cell office:value-type="float" office:value="9.220840425" calcext:value-type="float">
            <text:p>9.22084042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.411316" calcext:value-type="float">
            <text:p>9.411316</text:p>
          </table:table-cell>
          <table:table-cell office:value-type="float" office:value="9.03755585" calcext:value-type="float">
            <text:p>9.0375558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9.411316" calcext:value-type="float">
            <text:p>9.411316</text:p>
          </table:table-cell>
          <table:table-cell office:value-type="float" office:value="8.854271275" calcext:value-type="float">
            <text:p>8.854271275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3.35356" calcext:value-type="float">
            <text:p>13.35356</text:p>
          </table:table-cell>
          <table:table-cell office:value-type="float" office:value="8.683715525" calcext:value-type="float">
            <text:p>8.683715525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5.993722" calcext:value-type="float">
            <text:p>15.993722</text:p>
          </table:table-cell>
          <table:table-cell office:value-type="float" office:value="8.43961855" calcext:value-type="float">
            <text:p>8.43961855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.021213" calcext:value-type="float">
            <text:p>14.021213</text:p>
          </table:table-cell>
          <table:table-cell office:value-type="float" office:value="8.166189525" calcext:value-type="float">
            <text:p>8.166189525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9.655377" calcext:value-type="float">
            <text:p>9.655377</text:p>
          </table:table-cell>
          <table:table-cell office:value-type="float" office:value="8.040733275" calcext:value-type="float">
            <text:p>8.040733275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9.655377" calcext:value-type="float">
            <text:p>9.655377</text:p>
          </table:table-cell>
          <table:table-cell office:value-type="float" office:value="8.08546125" calcext:value-type="float">
            <text:p>8.08546125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9.655377" calcext:value-type="float">
            <text:p>9.655377</text:p>
          </table:table-cell>
          <table:table-cell office:value-type="float" office:value="8.106070625" calcext:value-type="float">
            <text:p>8.106070625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9.655377" calcext:value-type="float">
            <text:p>9.655377</text:p>
          </table:table-cell>
          <table:table-cell office:value-type="float" office:value="7.954962375" calcext:value-type="float">
            <text:p>7.95496237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8.543141" calcext:value-type="float">
            <text:p>8.543141</text:p>
          </table:table-cell>
          <table:table-cell office:value-type="float" office:value="7.803854125" calcext:value-type="float">
            <text:p>7.80385412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2.982526" calcext:value-type="float">
            <text:p>12.982526</text:p>
          </table:table-cell>
          <table:table-cell office:value-type="float" office:value="7.680551775" calcext:value-type="float">
            <text:p>7.680551775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2.072883" calcext:value-type="float">
            <text:p>12.072883</text:p>
          </table:table-cell>
          <table:table-cell office:value-type="float" office:value="7.48744605" calcext:value-type="float">
            <text:p>7.48744605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911365" calcext:value-type="float">
            <text:p>6.911365</text:p>
          </table:table-cell>
          <table:table-cell office:value-type="float" office:value="7.528997125" calcext:value-type="float">
            <text:p>7.528997125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911365" calcext:value-type="float">
            <text:p>6.911365</text:p>
          </table:table-cell>
          <table:table-cell office:value-type="float" office:value="7.731346525" calcext:value-type="float">
            <text:p>7.731346525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911365" calcext:value-type="float">
            <text:p>6.911365</text:p>
          </table:table-cell>
          <table:table-cell office:value-type="float" office:value="7.822670425" calcext:value-type="float">
            <text:p>7.822670425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911365" calcext:value-type="float">
            <text:p>6.911365</text:p>
          </table:table-cell>
          <table:table-cell office:value-type="float" office:value="7.913994325" calcext:value-type="float">
            <text:p>7.913994325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911365" calcext:value-type="float">
            <text:p>6.911365</text:p>
          </table:table-cell>
          <table:table-cell office:value-type="float" office:value="8.005318225" calcext:value-type="float">
            <text:p>8.005318225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563194" calcext:value-type="float">
            <text:p>6.563194</text:p>
          </table:table-cell>
          <table:table-cell office:value-type="float" office:value="8.096642125" calcext:value-type="float">
            <text:p>8.096642125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2.994639" calcext:value-type="float">
            <text:p>12.994639</text:p>
          </table:table-cell>
          <table:table-cell office:value-type="float" office:value="8.1251478" calcext:value-type="float">
            <text:p>8.1251478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5.324348" calcext:value-type="float">
            <text:p>15.324348</text:p>
          </table:table-cell>
          <table:table-cell office:value-type="float" office:value="8.02678585" calcext:value-type="float">
            <text:p>8.02678585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2.134414" calcext:value-type="float">
            <text:p>12.134414</text:p>
          </table:table-cell>
          <table:table-cell office:value-type="float" office:value="7.825317525" calcext:value-type="float">
            <text:p>7.825317525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2.134414" calcext:value-type="float">
            <text:p>12.134414</text:p>
          </table:table-cell>
          <table:table-cell office:value-type="float" office:value="7.647968" calcext:value-type="float">
            <text:p>7.647968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2.134414" calcext:value-type="float">
            <text:p>12.134414</text:p>
          </table:table-cell>
          <table:table-cell office:value-type="float" office:value="7.531680125" calcext:value-type="float">
            <text:p>7.531680125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2.134414" calcext:value-type="float">
            <text:p>12.134414</text:p>
          </table:table-cell>
          <table:table-cell office:value-type="float" office:value="7.51503605" calcext:value-type="float">
            <text:p>7.51503605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765843" calcext:value-type="float">
            <text:p>6.765843</text:p>
          </table:table-cell>
          <table:table-cell office:value-type="float" office:value="7.5350369" calcext:value-type="float">
            <text:p>7.5350369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.535055" calcext:value-type="float">
            <text:p>2.535055</text:p>
          </table:table-cell>
          <table:table-cell office:value-type="float" office:value="7.620549725" calcext:value-type="float">
            <text:p>7.620549725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.535055" calcext:value-type="float">
            <text:p>2.535055</text:p>
          </table:table-cell>
          <table:table-cell office:value-type="float" office:value="7.81183225" calcext:value-type="float">
            <text:p>7.81183225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.535055" calcext:value-type="float">
            <text:p>2.535055</text:p>
          </table:table-cell>
          <table:table-cell office:value-type="float" office:value="8.003114775" calcext:value-type="float">
            <text:p>8.003114775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7.122804" calcext:value-type="float">
            <text:p>7.122804</text:p>
          </table:table-cell>
          <table:table-cell office:value-type="float" office:value="8.1943973" calcext:value-type="float">
            <text:p>8.1943973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1.316625" calcext:value-type="float">
            <text:p>11.316625</text:p>
          </table:table-cell>
          <table:table-cell office:value-type="float" office:value="8.195576325" calcext:value-type="float">
            <text:p>8.195576325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.294303" calcext:value-type="float">
            <text:p>11.294303</text:p>
          </table:table-cell>
          <table:table-cell office:value-type="float" office:value="8.198955325" calcext:value-type="float">
            <text:p>8.198955325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.232244" calcext:value-type="float">
            <text:p>8.232244</text:p>
          </table:table-cell>
          <table:table-cell office:value-type="float" office:value="8.220952025" calcext:value-type="float">
            <text:p>8.220952025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.253095" calcext:value-type="float">
            <text:p>4.253095</text:p>
          </table:table-cell>
          <table:table-cell office:value-type="float" office:value="8.26137005" calcext:value-type="float">
            <text:p>8.26137005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659539" calcext:value-type="float">
            <text:p>6.659539</text:p>
          </table:table-cell>
          <table:table-cell office:value-type="float" office:value="8.254975575" calcext:value-type="float">
            <text:p>8.254975575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1.983016" calcext:value-type="float">
            <text:p>11.983016</text:p>
          </table:table-cell>
          <table:table-cell office:value-type="float" office:value="8.18842" calcext:value-type="float">
            <text:p>8.18842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.775491" calcext:value-type="float">
            <text:p>14.775491</text:p>
          </table:table-cell>
          <table:table-cell office:value-type="float" office:value="7.9887775" calcext:value-type="float">
            <text:p>7.9887775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2.866463" calcext:value-type="float">
            <text:p>12.866463</text:p>
          </table:table-cell>
          <table:table-cell office:value-type="float" office:value="7.719323125" calcext:value-type="float">
            <text:p>7.719323125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.079933" calcext:value-type="float">
            <text:p>2.079933</text:p>
          </table:table-cell>
          <table:table-cell office:value-type="float" office:value="7.5634288" calcext:value-type="float">
            <text:p>7.5634288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.079933" calcext:value-type="float">
            <text:p>2.079933</text:p>
          </table:table-cell>
          <table:table-cell office:value-type="float" office:value="7.742080075" calcext:value-type="float">
            <text:p>7.742080075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.079933" calcext:value-type="float">
            <text:p>2.079933</text:p>
          </table:table-cell>
          <table:table-cell office:value-type="float" office:value="7.935241125" calcext:value-type="float">
            <text:p>7.935241125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.079933" calcext:value-type="float">
            <text:p>2.079933</text:p>
          </table:table-cell>
          <table:table-cell office:value-type="float" office:value="8.0921419" calcext:value-type="float">
            <text:p>8.0921419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.589086" calcext:value-type="float">
            <text:p>2.589086</text:p>
          </table:table-cell>
          <table:table-cell office:value-type="float" office:value="8.1693383" calcext:value-type="float">
            <text:p>8.1693383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.589681" calcext:value-type="float">
            <text:p>3.589681</text:p>
          </table:table-cell>
          <table:table-cell office:value-type="float" office:value="8.2094932" calcext:value-type="float">
            <text:p>8.2094932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.056561" calcext:value-type="float">
            <text:p>5.056561</text:p>
          </table:table-cell>
          <table:table-cell office:value-type="float" office:value="8.319515075" calcext:value-type="float">
            <text:p>8.319515075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9.002963" calcext:value-type="float">
            <text:p>9.002963</text:p>
          </table:table-cell>
          <table:table-cell office:value-type="float" office:value="8.46297335" calcext:value-type="float">
            <text:p>8.46297335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1.444496" calcext:value-type="float">
            <text:p>11.444496</text:p>
          </table:table-cell>
          <table:table-cell office:value-type="float" office:value="8.50401465" calcext:value-type="float">
            <text:p>8.50401465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0.479752" calcext:value-type="float">
            <text:p>10.479752</text:p>
          </table:table-cell>
          <table:table-cell office:value-type="float" office:value="8.41125695" calcext:value-type="float">
            <text:p>8.41125695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.611047" calcext:value-type="float">
            <text:p>3.611047</text:p>
          </table:table-cell>
          <table:table-cell office:value-type="float" office:value="8.258655075" calcext:value-type="float">
            <text:p>8.25865507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.611047" calcext:value-type="float">
            <text:p>3.611047</text:p>
          </table:table-cell>
          <table:table-cell office:value-type="float" office:value="8.278234725" calcext:value-type="float">
            <text:p>8.278234725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.611047" calcext:value-type="float">
            <text:p>3.611047</text:p>
          </table:table-cell>
          <table:table-cell office:value-type="float" office:value="8.29627515" calcext:value-type="float">
            <text:p>8.2962751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.258297" calcext:value-type="float">
            <text:p>5.258297</text:p>
          </table:table-cell>
          <table:table-cell office:value-type="float" office:value="8.314315575" calcext:value-type="float">
            <text:p>8.314315575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3.734926" calcext:value-type="float">
            <text:p>13.734926</text:p>
          </table:table-cell>
          <table:table-cell office:value-type="float" office:value="8.29117475" calcext:value-type="float">
            <text:p>8.29117475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5.005341" calcext:value-type="float">
            <text:p>15.005341</text:p>
          </table:table-cell>
          <table:table-cell office:value-type="float" office:value="8.1491537" calcext:value-type="float">
            <text:p>8.1491537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0.564321" calcext:value-type="float">
            <text:p>10.564321</text:p>
          </table:table-cell>
          <table:table-cell office:value-type="float" office:value="8.0573854" calcext:value-type="float">
            <text:p>8.0573854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0.564321" calcext:value-type="float">
            <text:p>10.564321</text:p>
          </table:table-cell>
          <table:table-cell office:value-type="float" office:value="8.06300625" calcext:value-type="float">
            <text:p>8.0630062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0.564321" calcext:value-type="float">
            <text:p>10.564321</text:p>
          </table:table-cell>
          <table:table-cell office:value-type="float" office:value="7.9678123" calcext:value-type="float">
            <text:p>7.9678123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0.564321" calcext:value-type="float">
            <text:p>10.564321</text:p>
          </table:table-cell>
          <table:table-cell office:value-type="float" office:value="7.87261835" calcext:value-type="float">
            <text:p>7.87261835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.703421" calcext:value-type="float">
            <text:p>7.703421</text:p>
          </table:table-cell>
          <table:table-cell office:value-type="float" office:value="7.7774244" calcext:value-type="float">
            <text:p>7.7774244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9.060161" calcext:value-type="float">
            <text:p>9.060161</text:p>
          </table:table-cell>
          <table:table-cell office:value-type="float" office:value="7.75375295" calcext:value-type="float">
            <text:p>7.75375295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.265615" calcext:value-type="float">
            <text:p>7.265615</text:p>
          </table:table-cell>
          <table:table-cell office:value-type="float" office:value="7.696163" calcext:value-type="float">
            <text:p>7.696163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.040433" calcext:value-type="float">
            <text:p>5.040433</text:p>
          </table:table-cell>
          <table:table-cell office:value-type="float" office:value="7.6834367" calcext:value-type="float">
            <text:p>7.6834367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.482899" calcext:value-type="float">
            <text:p>7.482899</text:p>
          </table:table-cell>
          <table:table-cell office:value-type="float" office:value="7.731903925" calcext:value-type="float">
            <text:p>7.731903925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1.468651" calcext:value-type="float">
            <text:p>11.468651</text:p>
          </table:table-cell>
          <table:table-cell office:value-type="float" office:value="7.8295384" calcext:value-type="float">
            <text:p>7.8295384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2.934448" calcext:value-type="float">
            <text:p>12.934448</text:p>
          </table:table-cell>
          <table:table-cell office:value-type="float" office:value="7.875071425" calcext:value-type="float">
            <text:p>7.875071425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0.186356" calcext:value-type="float">
            <text:p>10.186356</text:p>
          </table:table-cell>
          <table:table-cell office:value-type="float" office:value="7.8431288" calcext:value-type="float">
            <text:p>7.8431288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0.186356" calcext:value-type="float">
            <text:p>10.186356</text:p>
          </table:table-cell>
          <table:table-cell office:value-type="float" office:value="7.728972325" calcext:value-type="float">
            <text:p>7.72897232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0.186356" calcext:value-type="float">
            <text:p>10.186356</text:p>
          </table:table-cell>
          <table:table-cell office:value-type="float" office:value="7.61481585" calcext:value-type="float">
            <text:p>7.61481585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0.186356" calcext:value-type="float">
            <text:p>10.186356</text:p>
          </table:table-cell>
          <table:table-cell office:value-type="float" office:value="7.500659375" calcext:value-type="float">
            <text:p>7.500659375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.169965" calcext:value-type="float">
            <text:p>7.169965</text:p>
          </table:table-cell>
          <table:table-cell office:value-type="float" office:value="7.3865029" calcext:value-type="float">
            <text:p>7.3865029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1.451785" calcext:value-type="float">
            <text:p>11.451785</text:p>
          </table:table-cell>
          <table:table-cell office:value-type="float" office:value="7.45635885" calcext:value-type="float">
            <text:p>7.4563588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.174171" calcext:value-type="float">
            <text:p>12.174171</text:p>
          </table:table-cell>
          <table:table-cell office:value-type="float" office:value="7.489017575" calcext:value-type="float">
            <text:p>7.489017575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9.848965" calcext:value-type="float">
            <text:p>9.848965</text:p>
          </table:table-cell>
          <table:table-cell office:value-type="float" office:value="7.452947875" calcext:value-type="float">
            <text:p>7.452947875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.997316" calcext:value-type="float">
            <text:p>3.997316</text:p>
          </table:table-cell>
          <table:table-cell office:value-type="float" office:value="7.300741725" calcext:value-type="float">
            <text:p>7.300741725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.997316" calcext:value-type="float">
            <text:p>3.997316</text:p>
          </table:table-cell>
          <table:table-cell office:value-type="float" office:value="7.2948268" calcext:value-type="float">
            <text:p>7.2948268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.997316" calcext:value-type="float">
            <text:p>3.997316</text:p>
          </table:table-cell>
          <table:table-cell office:value-type="float" office:value="7.339032825" calcext:value-type="float">
            <text:p>7.33903282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.997316" calcext:value-type="float">
            <text:p>3.997316</text:p>
          </table:table-cell>
          <table:table-cell office:value-type="float" office:value="7.481219075" calcext:value-type="float">
            <text:p>7.481219075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63069" calcext:value-type="float">
            <text:p>6.63069</text:p>
          </table:table-cell>
          <table:table-cell office:value-type="float" office:value="7.596273" calcext:value-type="float">
            <text:p>7.596273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.225984" calcext:value-type="float">
            <text:p>9.225984</text:p>
          </table:table-cell>
          <table:table-cell office:value-type="float" office:value="7.645492575" calcext:value-type="float">
            <text:p>7.645492575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.806375" calcext:value-type="float">
            <text:p>9.806375</text:p>
          </table:table-cell>
          <table:table-cell office:value-type="float" office:value="7.6298298" calcext:value-type="float">
            <text:p>7.6298298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8.355964" calcext:value-type="float">
            <text:p>8.355964</text:p>
          </table:table-cell>
          <table:table-cell office:value-type="float" office:value="7.59965725" calcext:value-type="float">
            <text:p>7.5996572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.167789" calcext:value-type="float">
            <text:p>5.167789</text:p>
          </table:table-cell>
          <table:table-cell office:value-type="float" office:value="7.6048723" calcext:value-type="float">
            <text:p>7.6048723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.195282" calcext:value-type="float">
            <text:p>4.195282</text:p>
          </table:table-cell>
          <table:table-cell office:value-type="float" office:value="7.756516125" calcext:value-type="float">
            <text:p>7.756516125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.990556" calcext:value-type="float">
            <text:p>7.990556</text:p>
          </table:table-cell>
          <table:table-cell office:value-type="float" office:value="7.91114645" calcext:value-type="float">
            <text:p>7.91114645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0.794892" calcext:value-type="float">
            <text:p>10.794892</text:p>
          </table:table-cell>
          <table:table-cell office:value-type="float" office:value="7.896866675" calcext:value-type="float">
            <text:p>7.896866675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0.644615" calcext:value-type="float">
            <text:p>10.644615</text:p>
          </table:table-cell>
          <table:table-cell office:value-type="float" office:value="7.75302265" calcext:value-type="float">
            <text:p>7.75302265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.734188" calcext:value-type="float">
            <text:p>7.734188</text:p>
          </table:table-cell>
          <table:table-cell office:value-type="float" office:value="7.6394303" calcext:value-type="float">
            <text:p>7.6394303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.375677" calcext:value-type="float">
            <text:p>4.375677</text:p>
          </table:table-cell>
          <table:table-cell office:value-type="float" office:value="7.64621905" calcext:value-type="float">
            <text:p>7.64621905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.394233" calcext:value-type="float">
            <text:p>4.394233</text:p>
          </table:table-cell>
          <table:table-cell office:value-type="float" office:value="7.7375301" calcext:value-type="float">
            <text:p>7.7375301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.332664" calcext:value-type="float">
            <text:p>4.332664</text:p>
          </table:table-cell>
          <table:table-cell office:value-type="float" office:value="7.751149525" calcext:value-type="float">
            <text:p>7.751149525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.332664" calcext:value-type="float">
            <text:p>4.332664</text:p>
          </table:table-cell>
          <table:table-cell office:value-type="float" office:value="7.766308175" calcext:value-type="float">
            <text:p>7.766308175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.332664" calcext:value-type="float">
            <text:p>4.332664</text:p>
          </table:table-cell>
          <table:table-cell office:value-type="float" office:value="7.781466825" calcext:value-type="float">
            <text:p>7.781466825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8.054084" calcext:value-type="float">
            <text:p>8.054084</text:p>
          </table:table-cell>
          <table:table-cell office:value-type="float" office:value="7.843352925" calcext:value-type="float">
            <text:p>7.843352925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1.334609" calcext:value-type="float">
            <text:p>11.334609</text:p>
          </table:table-cell>
          <table:table-cell office:value-type="float" office:value="7.884367775" calcext:value-type="float">
            <text:p>7.884367775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0.789155" calcext:value-type="float">
            <text:p>10.789155</text:p>
          </table:table-cell>
          <table:table-cell office:value-type="float" office:value="7.839579225" calcext:value-type="float">
            <text:p>7.839579225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756563" calcext:value-type="float">
            <text:p>6.756563</text:p>
          </table:table-cell>
          <table:table-cell office:value-type="float" office:value="7.77029305" calcext:value-type="float">
            <text:p>7.77029305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756563" calcext:value-type="float">
            <text:p>6.756563</text:p>
          </table:table-cell>
          <table:table-cell office:value-type="float" office:value="7.7975521" calcext:value-type="float">
            <text:p>7.7975521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756563" calcext:value-type="float">
            <text:p>6.756563</text:p>
          </table:table-cell>
          <table:table-cell office:value-type="float" office:value="7.837473975" calcext:value-type="float">
            <text:p>7.837473975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756563" calcext:value-type="float">
            <text:p>6.756563</text:p>
          </table:table-cell>
          <table:table-cell office:value-type="float" office:value="7.819429925" calcext:value-type="float">
            <text:p>7.819429925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756563" calcext:value-type="float">
            <text:p>6.756563</text:p>
          </table:table-cell>
          <table:table-cell office:value-type="float" office:value="7.801385875" calcext:value-type="float">
            <text:p>7.801385875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756563" calcext:value-type="float">
            <text:p>6.756563</text:p>
          </table:table-cell>
          <table:table-cell office:value-type="float" office:value="7.783341825" calcext:value-type="float">
            <text:p>7.783341825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979122" calcext:value-type="float">
            <text:p>6.979122</text:p>
          </table:table-cell>
          <table:table-cell office:value-type="float" office:value="7.69333835" calcext:value-type="float">
            <text:p>7.69333835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1.388278" calcext:value-type="float">
            <text:p>11.388278</text:p>
          </table:table-cell>
          <table:table-cell office:value-type="float" office:value="7.796905725" calcext:value-type="float">
            <text:p>7.796905725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3.289972" calcext:value-type="float">
            <text:p>13.289972</text:p>
          </table:table-cell>
          <table:table-cell office:value-type="float" office:value="7.8609263" calcext:value-type="float">
            <text:p>7.8609263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1.656743" calcext:value-type="float">
            <text:p>11.656743</text:p>
          </table:table-cell>
          <table:table-cell office:value-type="float" office:value="7.871317325" calcext:value-type="float">
            <text:p>7.871317325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.620097" calcext:value-type="float">
            <text:p>5.620097</text:p>
          </table:table-cell>
          <table:table-cell office:value-type="float" office:value="7.85540505" calcext:value-type="float">
            <text:p>7.85540505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.620097" calcext:value-type="float">
            <text:p>5.620097</text:p>
          </table:table-cell>
          <table:table-cell office:value-type="float" office:value="7.828155975" calcext:value-type="float">
            <text:p>7.828155975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.620097" calcext:value-type="float">
            <text:p>5.620097</text:p>
          </table:table-cell>
          <table:table-cell office:value-type="float" office:value="7.8009069" calcext:value-type="float">
            <text:p>7.8009069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5.620097" calcext:value-type="float">
            <text:p>5.620097</text:p>
          </table:table-cell>
          <table:table-cell office:value-type="float" office:value="7.773657825" calcext:value-type="float">
            <text:p>7.773657825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9.964203" calcext:value-type="float">
            <text:p>9.964203</text:p>
          </table:table-cell>
          <table:table-cell office:value-type="float" office:value="7.74640875" calcext:value-type="float">
            <text:p>7.74640875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2.758134" calcext:value-type="float">
            <text:p>12.758134</text:p>
          </table:table-cell>
          <table:table-cell office:value-type="float" office:value="7.665462625" calcext:value-type="float">
            <text:p>7.665462625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.731383" calcext:value-type="float">
            <text:p>10.731383</text:p>
          </table:table-cell>
          <table:table-cell office:value-type="float" office:value="7.631074075" calcext:value-type="float">
            <text:p>7.631074075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.760719" calcext:value-type="float">
            <text:p>3.760719</text:p>
          </table:table-cell>
          <table:table-cell office:value-type="float" office:value="7.676306475" calcext:value-type="float">
            <text:p>7.676306475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.760719" calcext:value-type="float">
            <text:p>3.760719</text:p>
          </table:table-cell>
          <table:table-cell office:value-type="float" office:value="7.871079075" calcext:value-type="float">
            <text:p>7.871079075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.765557" calcext:value-type="float">
            <text:p>5.765557</text:p>
          </table:table-cell>
          <table:table-cell office:value-type="float" office:value="8.007953825" calcext:value-type="float">
            <text:p>8.007953825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9.684766" calcext:value-type="float">
            <text:p>9.684766</text:p>
          </table:table-cell>
          <table:table-cell office:value-type="float" office:value="8.033974675" calcext:value-type="float">
            <text:p>8.033974675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8.599473" calcext:value-type="float">
            <text:p>8.599473</text:p>
          </table:table-cell>
          <table:table-cell office:value-type="float" office:value="7.9560535" calcext:value-type="float">
            <text:p>7.9560535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8.599473" calcext:value-type="float">
            <text:p>8.599473</text:p>
          </table:table-cell>
          <table:table-cell office:value-type="float" office:value="7.950009725" calcext:value-type="float">
            <text:p>7.950009725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8.599473" calcext:value-type="float">
            <text:p>8.599473</text:p>
          </table:table-cell>
          <table:table-cell office:value-type="float" office:value="7.958421325" calcext:value-type="float">
            <text:p>7.958421325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8.599473" calcext:value-type="float">
            <text:p>8.599473</text:p>
          </table:table-cell>
          <table:table-cell office:value-type="float" office:value="7.895691275" calcext:value-type="float">
            <text:p>7.895691275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8.564566" calcext:value-type="float">
            <text:p>8.564566</text:p>
          </table:table-cell>
          <table:table-cell office:value-type="float" office:value="7.832961225" calcext:value-type="float">
            <text:p>7.832961225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1.233542" calcext:value-type="float">
            <text:p>11.233542</text:p>
          </table:table-cell>
          <table:table-cell office:value-type="float" office:value="7.77110385" calcext:value-type="float">
            <text:p>7.77110385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0.380495" calcext:value-type="float">
            <text:p>10.380495</text:p>
          </table:table-cell>
          <table:table-cell office:value-type="float" office:value="7.642522075" calcext:value-type="float">
            <text:p>7.642522075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.419365" calcext:value-type="float">
            <text:p>7.419365</text:p>
          </table:table-cell>
          <table:table-cell office:value-type="float" office:value="7.5865188" calcext:value-type="float">
            <text:p>7.5865188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.041131" calcext:value-type="float">
            <text:p>5.041131</text:p>
          </table:table-cell>
          <table:table-cell office:value-type="float" office:value="7.646812075" calcext:value-type="float">
            <text:p>7.646812075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100921" calcext:value-type="float">
            <text:p>6.100921</text:p>
          </table:table-cell>
          <table:table-cell office:value-type="float" office:value="7.731495425" calcext:value-type="float">
            <text:p>7.731495425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8.005738" calcext:value-type="float">
            <text:p>8.005738</text:p>
          </table:table-cell>
          <table:table-cell office:value-type="float" office:value="7.668926075" calcext:value-type="float">
            <text:p>7.668926075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8.028119" calcext:value-type="float">
            <text:p>8.028119</text:p>
          </table:table-cell>
          <table:table-cell office:value-type="float" office:value="7.5587363" calcext:value-type="float">
            <text:p>7.5587363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.93901" calcext:value-type="float">
            <text:p>4.93901</text:p>
          </table:table-cell>
          <table:table-cell office:value-type="float" office:value="7.447987" calcext:value-type="float">
            <text:p>7.447987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.93901" calcext:value-type="float">
            <text:p>4.93901</text:p>
          </table:table-cell>
          <table:table-cell office:value-type="float" office:value="7.488632325" calcext:value-type="float">
            <text:p>7.488632325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.93901" calcext:value-type="float">
            <text:p>4.93901</text:p>
          </table:table-cell>
          <table:table-cell office:value-type="float" office:value="7.6285807" calcext:value-type="float">
            <text:p>7.6285807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808108" calcext:value-type="float">
            <text:p>6.808108</text:p>
          </table:table-cell>
          <table:table-cell office:value-type="float" office:value="7.8049994" calcext:value-type="float">
            <text:p>7.8049994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9.694678" calcext:value-type="float">
            <text:p>9.694678</text:p>
          </table:table-cell>
          <table:table-cell office:value-type="float" office:value="7.9268436" calcext:value-type="float">
            <text:p>7.9268436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9.543067" calcext:value-type="float">
            <text:p>9.543067</text:p>
          </table:table-cell>
          <table:table-cell office:value-type="float" office:value="7.928159125" calcext:value-type="float">
            <text:p>7.928159125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8.017708" calcext:value-type="float">
            <text:p>8.017708</text:p>
          </table:table-cell>
          <table:table-cell office:value-type="float" office:value="7.812736725" calcext:value-type="float">
            <text:p>7.812736725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.846925" calcext:value-type="float">
            <text:p>7.846925</text:p>
          </table:table-cell>
          <table:table-cell office:value-type="float" office:value="7.7354483" calcext:value-type="float">
            <text:p>7.7354483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.353438" calcext:value-type="float">
            <text:p>8.353438</text:p>
          </table:table-cell>
          <table:table-cell office:value-type="float" office:value="7.66242945" calcext:value-type="float">
            <text:p>7.66242945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034801" calcext:value-type="float">
            <text:p>6.034801</text:p>
          </table:table-cell>
          <table:table-cell office:value-type="float" office:value="7.527148725" calcext:value-type="float">
            <text:p>7.527148725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034801" calcext:value-type="float">
            <text:p>6.034801</text:p>
          </table:table-cell>
          <table:table-cell office:value-type="float" office:value="7.5520856" calcext:value-type="float">
            <text:p>7.5520856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034801" calcext:value-type="float">
            <text:p>6.034801</text:p>
          </table:table-cell>
          <table:table-cell office:value-type="float" office:value="7.552076925" calcext:value-type="float">
            <text:p>7.552076925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.156424" calcext:value-type="float">
            <text:p>3.156424</text:p>
          </table:table-cell>
          <table:table-cell office:value-type="float" office:value="7.45992585" calcext:value-type="float">
            <text:p>7.45992585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1.121817" calcext:value-type="float">
            <text:p>11.121817</text:p>
          </table:table-cell>
          <table:table-cell office:value-type="float" office:value="7.461242425" calcext:value-type="float">
            <text:p>7.461242425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3.949101" calcext:value-type="float">
            <text:p>13.949101</text:p>
          </table:table-cell>
          <table:table-cell office:value-type="float" office:value="7.368684" calcext:value-type="float">
            <text:p>7.368684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3.705613" calcext:value-type="float">
            <text:p>13.705613</text:p>
          </table:table-cell>
          <table:table-cell office:value-type="float" office:value="7.28440925" calcext:value-type="float">
            <text:p>7.28440925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1.020252" calcext:value-type="float">
            <text:p>11.020252</text:p>
          </table:table-cell>
          <table:table-cell office:value-type="float" office:value="7.257309475" calcext:value-type="float">
            <text:p>7.257309475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.530134" calcext:value-type="float">
            <text:p>4.530134</text:p>
          </table:table-cell>
          <table:table-cell office:value-type="float" office:value="7.309941025" calcext:value-type="float">
            <text:p>7.309941025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.530134" calcext:value-type="float">
            <text:p>4.530134</text:p>
          </table:table-cell>
          <table:table-cell office:value-type="float" office:value="7.4708532" calcext:value-type="float">
            <text:p>7.4708532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.530134" calcext:value-type="float">
            <text:p>4.530134</text:p>
          </table:table-cell>
          <table:table-cell office:value-type="float" office:value="7.447954275" calcext:value-type="float">
            <text:p>7.447954275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.530134" calcext:value-type="float">
            <text:p>4.530134</text:p>
          </table:table-cell>
          <table:table-cell office:value-type="float" office:value="7.42505535" calcext:value-type="float">
            <text:p>7.42505535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726358" calcext:value-type="float">
            <text:p>6.726358</text:p>
          </table:table-cell>
          <table:table-cell office:value-type="float" office:value="7.402156425" calcext:value-type="float">
            <text:p>7.402156425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1.382592" calcext:value-type="float">
            <text:p>11.382592</text:p>
          </table:table-cell>
          <table:table-cell office:value-type="float" office:value="7.3243519" calcext:value-type="float">
            <text:p>7.3243519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.540679" calcext:value-type="float">
            <text:p>12.540679</text:p>
          </table:table-cell>
          <table:table-cell office:value-type="float" office:value="7.2446797" calcext:value-type="float">
            <text:p>7.2446797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1.551623" calcext:value-type="float">
            <text:p>11.551623</text:p>
          </table:table-cell>
          <table:table-cell office:value-type="float" office:value="7.207338775" calcext:value-type="float">
            <text:p>7.207338775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9.235709" calcext:value-type="float">
            <text:p>9.235709</text:p>
          </table:table-cell>
          <table:table-cell office:value-type="float" office:value="7.16422185" calcext:value-type="float">
            <text:p>7.16422185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806391" calcext:value-type="float">
            <text:p>6.806391</text:p>
          </table:table-cell>
          <table:table-cell office:value-type="float" office:value="7.075098475" calcext:value-type="float">
            <text:p>7.075098475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567919" calcext:value-type="float">
            <text:p>6.567919</text:p>
          </table:table-cell>
          <table:table-cell office:value-type="float" office:value="6.933297425" calcext:value-type="float">
            <text:p>6.933297425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8.357722" calcext:value-type="float">
            <text:p>8.357722</text:p>
          </table:table-cell>
          <table:table-cell office:value-type="float" office:value="6.901823625" calcext:value-type="float">
            <text:p>6.901823625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8.935937" calcext:value-type="float">
            <text:p>8.935937</text:p>
          </table:table-cell>
          <table:table-cell office:value-type="float" office:value="6.9029832" calcext:value-type="float">
            <text:p>6.9029832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090271" calcext:value-type="float">
            <text:p>6.090271</text:p>
          </table:table-cell>
          <table:table-cell office:value-type="float" office:value="6.914450425" calcext:value-type="float">
            <text:p>6.914450425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090271" calcext:value-type="float">
            <text:p>6.090271</text:p>
          </table:table-cell>
          <table:table-cell office:value-type="float" office:value="7.00118895" calcext:value-type="float">
            <text:p>7.00118895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090271" calcext:value-type="float">
            <text:p>6.090271</text:p>
          </table:table-cell>
          <table:table-cell office:value-type="float" office:value="7.098350775" calcext:value-type="float">
            <text:p>7.098350775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090271" calcext:value-type="float">
            <text:p>6.090271</text:p>
          </table:table-cell>
          <table:table-cell office:value-type="float" office:value="7.191853225" calcext:value-type="float">
            <text:p>7.191853225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8.140364" calcext:value-type="float">
            <text:p>8.140364</text:p>
          </table:table-cell>
          <table:table-cell office:value-type="float" office:value="7.2296011" calcext:value-type="float">
            <text:p>7.2296011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9.831096" calcext:value-type="float">
            <text:p>9.831096</text:p>
          </table:table-cell>
          <table:table-cell office:value-type="float" office:value="7.21609665" calcext:value-type="float">
            <text:p>7.21609665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.428465" calcext:value-type="float">
            <text:p>8.428465</text:p>
          </table:table-cell>
          <table:table-cell office:value-type="float" office:value="7.1603239" calcext:value-type="float">
            <text:p>7.1603239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.598147" calcext:value-type="float">
            <text:p>3.598147</text:p>
          </table:table-cell>
          <table:table-cell office:value-type="float" office:value="7.139616925" calcext:value-type="float">
            <text:p>7.139616925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.598147" calcext:value-type="float">
            <text:p>3.598147</text:p>
          </table:table-cell>
          <table:table-cell office:value-type="float" office:value="7.21092875" calcext:value-type="float">
            <text:p>7.21092875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.598147" calcext:value-type="float">
            <text:p>3.598147</text:p>
          </table:table-cell>
          <table:table-cell office:value-type="float" office:value="7.379461325" calcext:value-type="float">
            <text:p>7.379461325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564823" calcext:value-type="float">
            <text:p>6.564823</text:p>
          </table:table-cell>
          <table:table-cell office:value-type="float" office:value="7.564185975" calcext:value-type="float">
            <text:p>7.564185975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0.536945" calcext:value-type="float">
            <text:p>10.536945</text:p>
          </table:table-cell>
          <table:table-cell office:value-type="float" office:value="7.613583325" calcext:value-type="float">
            <text:p>7.613583325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1.995758" calcext:value-type="float">
            <text:p>11.995758</text:p>
          </table:table-cell>
          <table:table-cell office:value-type="float" office:value="7.4114915" calcext:value-type="float">
            <text:p>7.4114915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1.681876" calcext:value-type="float">
            <text:p>11.681876</text:p>
          </table:table-cell>
          <table:table-cell office:value-type="float" office:value="7.17292935" calcext:value-type="float">
            <text:p>7.17292935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9.747299" calcext:value-type="float">
            <text:p>9.747299</text:p>
          </table:table-cell>
          <table:table-cell office:value-type="float" office:value="6.94221425" calcext:value-type="float">
            <text:p>6.94221425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.926171" calcext:value-type="float">
            <text:p>4.926171</text:p>
          </table:table-cell>
          <table:table-cell office:value-type="float" office:value="6.759863575" calcext:value-type="float">
            <text:p>6.759863575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.926171" calcext:value-type="float">
            <text:p>4.926171</text:p>
          </table:table-cell>
          <table:table-cell office:value-type="float" office:value="6.747501375" calcext:value-type="float">
            <text:p>6.747501375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.926171" calcext:value-type="float">
            <text:p>4.926171</text:p>
          </table:table-cell>
          <table:table-cell office:value-type="float" office:value="6.849015975" calcext:value-type="float">
            <text:p>6.849015975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.942209" calcext:value-type="float">
            <text:p>2.942209</text:p>
          </table:table-cell>
          <table:table-cell office:value-type="float" office:value="7.034888325" calcext:value-type="float">
            <text:p>7.034888325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.032276" calcext:value-type="float">
            <text:p>7.032276</text:p>
          </table:table-cell>
          <table:table-cell office:value-type="float" office:value="7.301313225" calcext:value-type="float">
            <text:p>7.301313225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034454" calcext:value-type="float">
            <text:p>6.034454</text:p>
          </table:table-cell>
          <table:table-cell office:value-type="float" office:value="7.42692015" calcext:value-type="float">
            <text:p>7.42692015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.348758" calcext:value-type="float">
            <text:p>2.348758</text:p>
          </table:table-cell>
          <table:table-cell office:value-type="float" office:value="7.47735935" calcext:value-type="float">
            <text:p>7.47735935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.209087" calcext:value-type="float">
            <text:p>3.209087</text:p>
          </table:table-cell>
          <table:table-cell office:value-type="float" office:value="7.5011934" calcext:value-type="float">
            <text:p>7.5011934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.41948" calcext:value-type="float">
            <text:p>7.41948</text:p>
          </table:table-cell>
          <table:table-cell office:value-type="float" office:value="7.518146825" calcext:value-type="float">
            <text:p>7.518146825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0.578111" calcext:value-type="float">
            <text:p>10.578111</text:p>
          </table:table-cell>
          <table:table-cell office:value-type="float" office:value="7.49607785" calcext:value-type="float">
            <text:p>7.49607785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2.621622" calcext:value-type="float">
            <text:p>12.621622</text:p>
          </table:table-cell>
          <table:table-cell office:value-type="float" office:value="7.404709525" calcext:value-type="float">
            <text:p>7.404709525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3.125514" calcext:value-type="float">
            <text:p>13.125514</text:p>
          </table:table-cell>
          <table:table-cell office:value-type="float" office:value="7.231043275" calcext:value-type="float">
            <text:p>7.231043275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0.966621" calcext:value-type="float">
            <text:p>10.966621</text:p>
          </table:table-cell>
          <table:table-cell office:value-type="float" office:value="7.022067425" calcext:value-type="float">
            <text:p>7.022067425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.614177" calcext:value-type="float">
            <text:p>3.614177</text:p>
          </table:table-cell>
          <table:table-cell office:value-type="float" office:value="6.87211215" calcext:value-type="float">
            <text:p>6.87211215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.614177" calcext:value-type="float">
            <text:p>3.614177</text:p>
          </table:table-cell>
          <table:table-cell office:value-type="float" office:value="6.906409625" calcext:value-type="float">
            <text:p>6.906409625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.614177" calcext:value-type="float">
            <text:p>3.614177</text:p>
          </table:table-cell>
          <table:table-cell office:value-type="float" office:value="6.93263445" calcext:value-type="float">
            <text:p>6.93263445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.614177" calcext:value-type="float">
            <text:p>3.614177</text:p>
          </table:table-cell>
          <table:table-cell office:value-type="float" office:value="6.983538825" calcext:value-type="float">
            <text:p>6.983538825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.195704" calcext:value-type="float">
            <text:p>8.195704</text:p>
          </table:table-cell>
          <table:table-cell office:value-type="float" office:value="7.092081075" calcext:value-type="float">
            <text:p>7.092081075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1.047042" calcext:value-type="float">
            <text:p>11.047042</text:p>
          </table:table-cell>
          <table:table-cell office:value-type="float" office:value="7.1211114" calcext:value-type="float">
            <text:p>7.1211114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9.826946" calcext:value-type="float">
            <text:p>9.826946</text:p>
          </table:table-cell>
          <table:table-cell office:value-type="float" office:value="7.048663775" calcext:value-type="float">
            <text:p>7.048663775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.670774" calcext:value-type="float">
            <text:p>5.670774</text:p>
          </table:table-cell>
          <table:table-cell office:value-type="float" office:value="6.899274" calcext:value-type="float">
            <text:p>6.899274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134349" calcext:value-type="float">
            <text:p>1.134349</text:p>
          </table:table-cell>
          <table:table-cell office:value-type="float" office:value="6.80168425" calcext:value-type="float">
            <text:p>6.80168425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.308967" calcext:value-type="float">
            <text:p>5.308967</text:p>
          </table:table-cell>
          <table:table-cell office:value-type="float" office:value="6.980603375" calcext:value-type="float">
            <text:p>6.980603375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8.404105" calcext:value-type="float">
            <text:p>8.404105</text:p>
          </table:table-cell>
          <table:table-cell office:value-type="float" office:value="7.15031115" calcext:value-type="float">
            <text:p>7.15031115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9.394626" calcext:value-type="float">
            <text:p>9.394626</text:p>
          </table:table-cell>
          <table:table-cell office:value-type="float" office:value="7.226563425" calcext:value-type="float">
            <text:p>7.226563425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9.559812" calcext:value-type="float">
            <text:p>9.559812</text:p>
          </table:table-cell>
          <table:table-cell office:value-type="float" office:value="7.090252275" calcext:value-type="float">
            <text:p>7.090252275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9.976744" calcext:value-type="float">
            <text:p>9.976744</text:p>
          </table:table-cell>
          <table:table-cell office:value-type="float" office:value="6.949811475" calcext:value-type="float">
            <text:p>6.949811475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9.830369" calcext:value-type="float">
            <text:p>9.830369</text:p>
          </table:table-cell>
          <table:table-cell office:value-type="float" office:value="6.798947375" calcext:value-type="float">
            <text:p>6.798947375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.600186" calcext:value-type="float">
            <text:p>7.600186</text:p>
          </table:table-cell>
          <table:table-cell office:value-type="float" office:value="6.65174265" calcext:value-type="float">
            <text:p>6.65174265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.600186" calcext:value-type="float">
            <text:p>7.600186</text:p>
          </table:table-cell>
          <table:table-cell office:value-type="float" office:value="6.72086905" calcext:value-type="float">
            <text:p>6.72086905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.600186" calcext:value-type="float">
            <text:p>7.600186</text:p>
          </table:table-cell>
          <table:table-cell office:value-type="float" office:value="6.85542395" calcext:value-type="float">
            <text:p>6.85542395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.600186" calcext:value-type="float">
            <text:p>7.600186</text:p>
          </table:table-cell>
          <table:table-cell office:value-type="float" office:value="6.966066325" calcext:value-type="float">
            <text:p>6.966066325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45062" calcext:value-type="float">
            <text:p>6.45062</text:p>
          </table:table-cell>
          <table:table-cell office:value-type="float" office:value="6.98501855" calcext:value-type="float">
            <text:p>6.98501855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0.33945" calcext:value-type="float">
            <text:p>10.33945</text:p>
          </table:table-cell>
          <table:table-cell office:value-type="float" office:value="7.032709925" calcext:value-type="float">
            <text:p>7.03270992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0.987133" calcext:value-type="float">
            <text:p>10.987133</text:p>
          </table:table-cell>
          <table:table-cell office:value-type="float" office:value="6.98318055" calcext:value-type="float">
            <text:p>6.98318055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8.540717" calcext:value-type="float">
            <text:p>8.540717</text:p>
          </table:table-cell>
          <table:table-cell office:value-type="float" office:value="6.9174591" calcext:value-type="float">
            <text:p>6.9174591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.453272" calcext:value-type="float">
            <text:p>2.453272</text:p>
          </table:table-cell>
          <table:table-cell office:value-type="float" office:value="6.91289805" calcext:value-type="float">
            <text:p>6.91289805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.453272" calcext:value-type="float">
            <text:p>2.453272</text:p>
          </table:table-cell>
          <table:table-cell office:value-type="float" office:value="7.11600435" calcext:value-type="float">
            <text:p>7.11600435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.453272" calcext:value-type="float">
            <text:p>2.453272</text:p>
          </table:table-cell>
          <table:table-cell office:value-type="float" office:value="7.38206155" calcext:value-type="float">
            <text:p>7.38206155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.453272" calcext:value-type="float">
            <text:p>2.453272</text:p>
          </table:table-cell>
          <table:table-cell office:value-type="float" office:value="7.624681" calcext:value-type="float">
            <text:p>7.624681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.431683" calcext:value-type="float">
            <text:p>4.431683</text:p>
          </table:table-cell>
          <table:table-cell office:value-type="float" office:value="7.8016971" calcext:value-type="float">
            <text:p>7.8016971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8.986755" calcext:value-type="float">
            <text:p>8.986755</text:p>
          </table:table-cell>
          <table:table-cell office:value-type="float" office:value="7.8697655" calcext:value-type="float">
            <text:p>7.8697655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2.361065" calcext:value-type="float">
            <text:p>12.361065</text:p>
          </table:table-cell>
          <table:table-cell office:value-type="float" office:value="7.794623675" calcext:value-type="float">
            <text:p>7.794623675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3.599205" calcext:value-type="float">
            <text:p>13.599205</text:p>
          </table:table-cell>
          <table:table-cell office:value-type="float" office:value="7.637643775" calcext:value-type="float">
            <text:p>7.637643775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2.056553" calcext:value-type="float">
            <text:p>12.056553</text:p>
          </table:table-cell>
          <table:table-cell office:value-type="float" office:value="7.471127225" calcext:value-type="float">
            <text:p>7.471127225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8.052022" calcext:value-type="float">
            <text:p>8.052022</text:p>
          </table:table-cell>
          <table:table-cell office:value-type="float" office:value="7.329833575" calcext:value-type="float">
            <text:p>7.329833575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.30212" calcext:value-type="float">
            <text:p>3.30212</text:p>
          </table:table-cell>
          <table:table-cell office:value-type="float" office:value="7.2886532" calcext:value-type="float">
            <text:p>7.2886532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.887224" calcext:value-type="float">
            <text:p>3.887224</text:p>
          </table:table-cell>
          <table:table-cell office:value-type="float" office:value="7.366220375" calcext:value-type="float">
            <text:p>7.366220375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536721" calcext:value-type="float">
            <text:p>6.536721</text:p>
          </table:table-cell>
          <table:table-cell office:value-type="float" office:value="7.42915995" calcext:value-type="float">
            <text:p>7.42915995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923378" calcext:value-type="float">
            <text:p>6.923378</text:p>
          </table:table-cell>
          <table:table-cell office:value-type="float" office:value="7.371964025" calcext:value-type="float">
            <text:p>7.371964025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.674972" calcext:value-type="float">
            <text:p>5.674972</text:p>
          </table:table-cell>
          <table:table-cell office:value-type="float" office:value="7.42547495" calcext:value-type="float">
            <text:p>7.42547495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.76648" calcext:value-type="float">
            <text:p>4.76648</text:p>
          </table:table-cell>
          <table:table-cell office:value-type="float" office:value="7.5075266" calcext:value-type="float">
            <text:p>7.5075266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.96841" calcext:value-type="float">
            <text:p>4.96841</text:p>
          </table:table-cell>
          <table:table-cell office:value-type="float" office:value="7.5831787" calcext:value-type="float">
            <text:p>7.5831787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.986076" calcext:value-type="float">
            <text:p>4.986076</text:p>
          </table:table-cell>
          <table:table-cell office:value-type="float" office:value="7.70993265" calcext:value-type="float">
            <text:p>7.70993265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.66317" calcext:value-type="float">
            <text:p>4.66317</text:p>
          </table:table-cell>
          <table:table-cell office:value-type="float" office:value="7.9117471" calcext:value-type="float">
            <text:p>7.9117471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5.650352" calcext:value-type="float">
            <text:p>5.650352</text:p>
          </table:table-cell>
          <table:table-cell office:value-type="float" office:value="8.102841125" calcext:value-type="float">
            <text:p>8.102841125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.955867" calcext:value-type="float">
            <text:p>7.955867</text:p>
          </table:table-cell>
          <table:table-cell office:value-type="float" office:value="8.056723725" calcext:value-type="float">
            <text:p>8.056723725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9.356917" calcext:value-type="float">
            <text:p>9.356917</text:p>
          </table:table-cell>
          <table:table-cell office:value-type="float" office:value="7.95296845" calcext:value-type="float">
            <text:p>7.95296845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8.149137" calcext:value-type="float">
            <text:p>8.149137</text:p>
          </table:table-cell>
          <table:table-cell office:value-type="float" office:value="7.814186925" calcext:value-type="float">
            <text:p>7.814186925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.851355" calcext:value-type="float">
            <text:p>3.851355</text:p>
          </table:table-cell>
          <table:table-cell office:value-type="float" office:value="7.7055999" calcext:value-type="float">
            <text:p>7.7055999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767184" calcext:value-type="float">
            <text:p>1.767184</text:p>
          </table:table-cell>
          <table:table-cell office:value-type="float" office:value="7.842032525" calcext:value-type="float">
            <text:p>7.842032525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8.291114" calcext:value-type="float">
            <text:p>8.291114</text:p>
          </table:table-cell>
          <table:table-cell office:value-type="float" office:value="8.06452205" calcext:value-type="float">
            <text:p>8.06452205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2.097278" calcext:value-type="float">
            <text:p>12.097278</text:p>
          </table:table-cell>
          <table:table-cell office:value-type="float" office:value="8.10944025" calcext:value-type="float">
            <text:p>8.10944025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1.454196" calcext:value-type="float">
            <text:p>11.454196</text:p>
          </table:table-cell>
          <table:table-cell office:value-type="float" office:value="8.009950375" calcext:value-type="float">
            <text:p>8.009950375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.94218" calcext:value-type="float">
            <text:p>3.94218</text:p>
          </table:table-cell>
          <table:table-cell office:value-type="float" office:value="7.824135175" calcext:value-type="float">
            <text:p>7.824135175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.94218" calcext:value-type="float">
            <text:p>3.94218</text:p>
          </table:table-cell>
          <table:table-cell office:value-type="float" office:value="7.826120375" calcext:value-type="float">
            <text:p>7.826120375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.94218" calcext:value-type="float">
            <text:p>3.94218</text:p>
          </table:table-cell>
          <table:table-cell office:value-type="float" office:value="7.8909965" calcext:value-type="float">
            <text:p>7.8909965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.94218" calcext:value-type="float">
            <text:p>3.94218</text:p>
          </table:table-cell>
          <table:table-cell office:value-type="float" office:value="8.0748431" calcext:value-type="float">
            <text:p>8.0748431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.365242" calcext:value-type="float">
            <text:p>10.365242</text:p>
          </table:table-cell>
          <table:table-cell office:value-type="float" office:value="8.303499175" calcext:value-type="float">
            <text:p>8.303499175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2.982382" calcext:value-type="float">
            <text:p>12.982382</text:p>
          </table:table-cell>
          <table:table-cell office:value-type="float" office:value="8.32248535" calcext:value-type="float">
            <text:p>8.32248535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2.025881" calcext:value-type="float">
            <text:p>12.025881</text:p>
          </table:table-cell>
          <table:table-cell office:value-type="float" office:value="8.117486275" calcext:value-type="float">
            <text:p>8.117486275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8.358275" calcext:value-type="float">
            <text:p>8.358275</text:p>
          </table:table-cell>
          <table:table-cell office:value-type="float" office:value="7.936399725" calcext:value-type="float">
            <text:p>7.936399725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8.358275" calcext:value-type="float">
            <text:p>8.358275</text:p>
          </table:table-cell>
          <table:table-cell office:value-type="float" office:value="7.847003325" calcext:value-type="float">
            <text:p>7.847003325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8.358275" calcext:value-type="float">
            <text:p>8.358275</text:p>
          </table:table-cell>
          <table:table-cell office:value-type="float" office:value="7.757606925" calcext:value-type="float">
            <text:p>7.757606925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8.358275" calcext:value-type="float">
            <text:p>8.358275</text:p>
          </table:table-cell>
          <table:table-cell office:value-type="float" office:value="7.65708305" calcext:value-type="float">
            <text:p>7.65708305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8.358275" calcext:value-type="float">
            <text:p>8.358275</text:p>
          </table:table-cell>
          <table:table-cell office:value-type="float" office:value="7.5384228" calcext:value-type="float">
            <text:p>7.5384228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0.577524" calcext:value-type="float">
            <text:p>10.577524</text:p>
          </table:table-cell>
          <table:table-cell office:value-type="float" office:value="7.386285775" calcext:value-type="float">
            <text:p>7.386285775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3.09556" calcext:value-type="float">
            <text:p>13.09556</text:p>
          </table:table-cell>
          <table:table-cell office:value-type="float" office:value="7.281212925" calcext:value-type="float">
            <text:p>7.281212925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.15805" calcext:value-type="float">
            <text:p>12.15805</text:p>
          </table:table-cell>
          <table:table-cell office:value-type="float" office:value="7.23703825" calcext:value-type="float">
            <text:p>7.23703825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9.533916" calcext:value-type="float">
            <text:p>9.533916</text:p>
          </table:table-cell>
          <table:table-cell office:value-type="float" office:value="7.2853552" calcext:value-type="float">
            <text:p>7.2853552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.154419" calcext:value-type="float">
            <text:p>7.154419</text:p>
          </table:table-cell>
          <table:table-cell office:value-type="float" office:value="7.368512" calcext:value-type="float">
            <text:p>7.368512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5.981082" calcext:value-type="float">
            <text:p>5.981082</text:p>
          </table:table-cell>
          <table:table-cell office:value-type="float" office:value="7.360331775" calcext:value-type="float">
            <text:p>7.360331775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081869" calcext:value-type="float">
            <text:p>6.081869</text:p>
          </table:table-cell>
          <table:table-cell office:value-type="float" office:value="7.381484975" calcext:value-type="float">
            <text:p>7.381484975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938543" calcext:value-type="float">
            <text:p>6.938543</text:p>
          </table:table-cell>
          <table:table-cell office:value-type="float" office:value="7.4001185" calcext:value-type="float">
            <text:p>7.4001185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404807" calcext:value-type="float">
            <text:p>6.404807</text:p>
          </table:table-cell>
          <table:table-cell office:value-type="float" office:value="7.395843825" calcext:value-type="float">
            <text:p>7.395843825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404807" calcext:value-type="float">
            <text:p>6.404807</text:p>
          </table:table-cell>
          <table:table-cell office:value-type="float" office:value="7.4402425" calcext:value-type="float">
            <text:p>7.4402425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404807" calcext:value-type="float">
            <text:p>6.404807</text:p>
          </table:table-cell>
          <table:table-cell office:value-type="float" office:value="7.43155115" calcext:value-type="float">
            <text:p>7.43155115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404807" calcext:value-type="float">
            <text:p>6.404807</text:p>
          </table:table-cell>
          <table:table-cell office:value-type="float" office:value="7.377552875" calcext:value-type="float">
            <text:p>7.377552875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.248884" calcext:value-type="float">
            <text:p>4.248884</text:p>
          </table:table-cell>
          <table:table-cell office:value-type="float" office:value="7.3441161" calcext:value-type="float">
            <text:p>7.3441161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9.063815" calcext:value-type="float">
            <text:p>9.063815</text:p>
          </table:table-cell>
          <table:table-cell office:value-type="float" office:value="7.338570325" calcext:value-type="float">
            <text:p>7.338570325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.957038" calcext:value-type="float">
            <text:p>8.957038</text:p>
          </table:table-cell>
          <table:table-cell office:value-type="float" office:value="7.212651275" calcext:value-type="float">
            <text:p>7.212651275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.792564" calcext:value-type="float">
            <text:p>7.792564</text:p>
          </table:table-cell>
          <table:table-cell office:value-type="float" office:value="7.08940165" calcext:value-type="float">
            <text:p>7.08940165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0.038568" calcext:value-type="float">
            <text:p>10.038568</text:p>
          </table:table-cell>
          <table:table-cell office:value-type="float" office:value="7.000533025" calcext:value-type="float">
            <text:p>7.000533025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3.058654" calcext:value-type="float">
            <text:p>13.058654</text:p>
          </table:table-cell>
          <table:table-cell office:value-type="float" office:value="6.9639723" calcext:value-type="float">
            <text:p>6.9639723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2.306931" calcext:value-type="float">
            <text:p>12.306931</text:p>
          </table:table-cell>
          <table:table-cell office:value-type="float" office:value="6.93962305" calcext:value-type="float">
            <text:p>6.93962305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.805656" calcext:value-type="float">
            <text:p>3.805656</text:p>
          </table:table-cell>
          <table:table-cell office:value-type="float" office:value="6.987167575" calcext:value-type="float">
            <text:p>6.987167575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.805656" calcext:value-type="float">
            <text:p>3.805656</text:p>
          </table:table-cell>
          <table:table-cell office:value-type="float" office:value="7.22237925" calcext:value-type="float">
            <text:p>7.22237925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.805656" calcext:value-type="float">
            <text:p>3.805656</text:p>
          </table:table-cell>
          <table:table-cell office:value-type="float" office:value="7.315771575" calcext:value-type="float">
            <text:p>7.315771575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.805656" calcext:value-type="float">
            <text:p>3.805656</text:p>
          </table:table-cell>
          <table:table-cell office:value-type="float" office:value="7.4091639" calcext:value-type="float">
            <text:p>7.4091639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9.30866" calcext:value-type="float">
            <text:p>9.30866</text:p>
          </table:table-cell>
          <table:table-cell office:value-type="float" office:value="7.502556225" calcext:value-type="float">
            <text:p>7.502556225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0.666765" calcext:value-type="float">
            <text:p>10.666765</text:p>
          </table:table-cell>
          <table:table-cell office:value-type="float" office:value="7.45837345" calcext:value-type="float">
            <text:p>7.45837345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0.087842" calcext:value-type="float">
            <text:p>10.087842</text:p>
          </table:table-cell>
          <table:table-cell office:value-type="float" office:value="7.27576035" calcext:value-type="float">
            <text:p>7.27576035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8.117683" calcext:value-type="float">
            <text:p>8.117683</text:p>
          </table:table-cell>
          <table:table-cell office:value-type="float" office:value="7.151170075" calcext:value-type="float">
            <text:p>7.151170075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.021588" calcext:value-type="float">
            <text:p>4.021588</text:p>
          </table:table-cell>
          <table:table-cell office:value-type="float" office:value="7.05778975" calcext:value-type="float">
            <text:p>7.05778975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.021588" calcext:value-type="float">
            <text:p>4.021588</text:p>
          </table:table-cell>
          <table:table-cell office:value-type="float" office:value="7.11869625" calcext:value-type="float">
            <text:p>7.11869625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537225" calcext:value-type="float">
            <text:p>6.537225</text:p>
          </table:table-cell>
          <table:table-cell office:value-type="float" office:value="7.261014675" calcext:value-type="float">
            <text:p>7.261014675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1.296044" calcext:value-type="float">
            <text:p>11.296044</text:p>
          </table:table-cell>
          <table:table-cell office:value-type="float" office:value="7.36114705" calcext:value-type="float">
            <text:p>7.36114705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3.088423" calcext:value-type="float">
            <text:p>13.088423</text:p>
          </table:table-cell>
          <table:table-cell office:value-type="float" office:value="7.261199225" calcext:value-type="float">
            <text:p>7.261199225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1.124689" calcext:value-type="float">
            <text:p>11.124689</text:p>
          </table:table-cell>
          <table:table-cell office:value-type="float" office:value="7.116441925" calcext:value-type="float">
            <text:p>7.116441925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.782419" calcext:value-type="float">
            <text:p>4.782419</text:p>
          </table:table-cell>
          <table:table-cell office:value-type="float" office:value="6.921135925" calcext:value-type="float">
            <text:p>6.921135925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.782419" calcext:value-type="float">
            <text:p>4.782419</text:p>
          </table:table-cell>
          <table:table-cell office:value-type="float" office:value="7.040158075" calcext:value-type="float">
            <text:p>7.040158075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.782419" calcext:value-type="float">
            <text:p>4.782419</text:p>
          </table:table-cell>
          <table:table-cell office:value-type="float" office:value="7.205521325" calcext:value-type="float">
            <text:p>7.205521325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.782419" calcext:value-type="float">
            <text:p>4.782419</text:p>
          </table:table-cell>
          <table:table-cell office:value-type="float" office:value="7.3340146" calcext:value-type="float">
            <text:p>7.3340146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.33732" calcext:value-type="float">
            <text:p>4.33732</text:p>
          </table:table-cell>
          <table:table-cell office:value-type="float" office:value="7.412275775" calcext:value-type="float">
            <text:p>7.412275775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.611865" calcext:value-type="float">
            <text:p>3.611865</text:p>
          </table:table-cell>
          <table:table-cell office:value-type="float" office:value="7.522355275" calcext:value-type="float">
            <text:p>7.522355275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.272794" calcext:value-type="float">
            <text:p>2.272794</text:p>
          </table:table-cell>
          <table:table-cell office:value-type="float" office:value="7.6941642" calcext:value-type="float">
            <text:p>7.6941642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37461" calcext:value-type="float">
            <text:p>6.37461</text:p>
          </table:table-cell>
          <table:table-cell office:value-type="float" office:value="7.876367775" calcext:value-type="float">
            <text:p>7.876367775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1.328573" calcext:value-type="float">
            <text:p>11.328573</text:p>
          </table:table-cell>
          <table:table-cell office:value-type="float" office:value="7.95602595" calcext:value-type="float">
            <text:p>7.95602595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.090728" calcext:value-type="float">
            <text:p>14.090728</text:p>
          </table:table-cell>
          <table:table-cell office:value-type="float" office:value="7.91183505" calcext:value-type="float">
            <text:p>7.91183505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2.860188" calcext:value-type="float">
            <text:p>12.860188</text:p>
          </table:table-cell>
          <table:table-cell office:value-type="float" office:value="7.798590275" calcext:value-type="float">
            <text:p>7.798590275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82721" calcext:value-type="float">
            <text:p>6.82721</text:p>
          </table:table-cell>
          <table:table-cell office:value-type="float" office:value="7.716109" calcext:value-type="float">
            <text:p>7.716109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82721" calcext:value-type="float">
            <text:p>6.82721</text:p>
          </table:table-cell>
          <table:table-cell office:value-type="float" office:value="7.784452175" calcext:value-type="float">
            <text:p>7.784452175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82721" calcext:value-type="float">
            <text:p>6.82721</text:p>
          </table:table-cell>
          <table:table-cell office:value-type="float" office:value="7.839293175" calcext:value-type="float">
            <text:p>7.839293175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767556" calcext:value-type="float">
            <text:p>6.767556</text:p>
          </table:table-cell>
          <table:table-cell office:value-type="float" office:value="7.989107525" calcext:value-type="float">
            <text:p>7.989107525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8.180754" calcext:value-type="float">
            <text:p>8.180754</text:p>
          </table:table-cell>
          <table:table-cell office:value-type="float" office:value="8.12986275" calcext:value-type="float">
            <text:p>8.12986275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057153" calcext:value-type="float">
            <text:p>6.057153</text:p>
          </table:table-cell>
          <table:table-cell office:value-type="float" office:value="8.1512986" calcext:value-type="float">
            <text:p>8.1512986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.244876" calcext:value-type="float">
            <text:p>4.244876</text:p>
          </table:table-cell>
          <table:table-cell office:value-type="float" office:value="8.139007825" calcext:value-type="float">
            <text:p>8.139007825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5.067336" calcext:value-type="float">
            <text:p>5.067336</text:p>
          </table:table-cell>
          <table:table-cell office:value-type="float" office:value="8.126267025" calcext:value-type="float">
            <text:p>8.126267025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.027053" calcext:value-type="float">
            <text:p>4.027053</text:p>
          </table:table-cell>
          <table:table-cell office:value-type="float" office:value="8.092964725" calcext:value-type="float">
            <text:p>8.092964725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.027053" calcext:value-type="float">
            <text:p>4.027053</text:p>
          </table:table-cell>
          <table:table-cell office:value-type="float" office:value="8.0856695" calcext:value-type="float">
            <text:p>8.0856695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.027053" calcext:value-type="float">
            <text:p>4.027053</text:p>
          </table:table-cell>
          <table:table-cell office:value-type="float" office:value="8.1041516" calcext:value-type="float">
            <text:p>8.1041516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.237819" calcext:value-type="float">
            <text:p>4.237819</text:p>
          </table:table-cell>
          <table:table-cell office:value-type="float" office:value="8.22228425" calcext:value-type="float">
            <text:p>8.22228425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8.576139" calcext:value-type="float">
            <text:p>8.576139</text:p>
          </table:table-cell>
          <table:table-cell office:value-type="float" office:value="8.38623455" calcext:value-type="float">
            <text:p>8.38623455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2.084684" calcext:value-type="float">
            <text:p>12.084684</text:p>
          </table:table-cell>
          <table:table-cell office:value-type="float" office:value="8.457823625" calcext:value-type="float">
            <text:p>8.457823625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.208712" calcext:value-type="float">
            <text:p>14.208712</text:p>
          </table:table-cell>
          <table:table-cell office:value-type="float" office:value="8.40479235" calcext:value-type="float">
            <text:p>8.40479235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3.214123" calcext:value-type="float">
            <text:p>13.214123</text:p>
          </table:table-cell>
          <table:table-cell office:value-type="float" office:value="8.170793425" calcext:value-type="float">
            <text:p>8.170793425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.541349" calcext:value-type="float">
            <text:p>7.541349</text:p>
          </table:table-cell>
          <table:table-cell office:value-type="float" office:value="7.961659225" calcext:value-type="float">
            <text:p>7.961659225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.541349" calcext:value-type="float">
            <text:p>7.541349</text:p>
          </table:table-cell>
          <table:table-cell office:value-type="float" office:value="7.95595605" calcext:value-type="float">
            <text:p>7.9559560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.541349" calcext:value-type="float">
            <text:p>7.541349</text:p>
          </table:table-cell>
          <table:table-cell office:value-type="float" office:value="8.07542575" calcext:value-type="float">
            <text:p>8.07542575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.541349" calcext:value-type="float">
            <text:p>7.541349</text:p>
          </table:table-cell>
          <table:table-cell office:value-type="float" office:value="8.197516775" calcext:value-type="float">
            <text:p>8.197516775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.362241" calcext:value-type="float">
            <text:p>3.362241</text:p>
          </table:table-cell>
          <table:table-cell office:value-type="float" office:value="8.220889" calcext:value-type="float">
            <text:p>8.220889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5.104231" calcext:value-type="float">
            <text:p>5.104231</text:p>
          </table:table-cell>
          <table:table-cell office:value-type="float" office:value="8.1759677" calcext:value-type="float">
            <text:p>8.1759677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.38247" calcext:value-type="float">
            <text:p>4.38247</text:p>
          </table:table-cell>
          <table:table-cell office:value-type="float" office:value="8.08749665" calcext:value-type="float">
            <text:p>8.0874966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457848" calcext:value-type="float">
            <text:p>6.457848</text:p>
          </table:table-cell>
          <table:table-cell office:value-type="float" office:value="8.017069625" calcext:value-type="float">
            <text:p>8.017069625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9.714325" calcext:value-type="float">
            <text:p>9.714325</text:p>
          </table:table-cell>
          <table:table-cell office:value-type="float" office:value="7.89475815" calcext:value-type="float">
            <text:p>7.89475815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0.54252" calcext:value-type="float">
            <text:p>10.54252</text:p>
          </table:table-cell>
          <table:table-cell office:value-type="float" office:value="7.69103475" calcext:value-type="float">
            <text:p>7.69103475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.298131" calcext:value-type="float">
            <text:p>7.298131</text:p>
          </table:table-cell>
          <table:table-cell office:value-type="float" office:value="7.466606475" calcext:value-type="float">
            <text:p>7.466606475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7.298131" calcext:value-type="float">
            <text:p>7.298131</text:p>
          </table:table-cell>
          <table:table-cell office:value-type="float" office:value="7.57567395" calcext:value-type="float">
            <text:p>7.57567395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.312449" calcext:value-type="float">
            <text:p>3.312449</text:p>
          </table:table-cell>
          <table:table-cell office:value-type="float" office:value="7.740472525" calcext:value-type="float">
            <text:p>7.740472525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9.543305" calcext:value-type="float">
            <text:p>9.543305</text:p>
          </table:table-cell>
          <table:table-cell office:value-type="float" office:value="7.95186105" calcext:value-type="float">
            <text:p>7.95186105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1.396949" calcext:value-type="float">
            <text:p>11.396949</text:p>
          </table:table-cell>
          <table:table-cell office:value-type="float" office:value="7.843459475" calcext:value-type="float">
            <text:p>7.843459475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9.92215" calcext:value-type="float">
            <text:p>9.92215</text:p>
          </table:table-cell>
          <table:table-cell office:value-type="float" office:value="7.6887168" calcext:value-type="float">
            <text:p>7.6887168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.912866" calcext:value-type="float">
            <text:p>7.912866</text:p>
          </table:table-cell>
          <table:table-cell office:value-type="float" office:value="7.613852875" calcext:value-type="float">
            <text:p>7.61385287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8.7405" calcext:value-type="float">
            <text:p>8.7405</text:p>
          </table:table-cell>
          <table:table-cell office:value-type="float" office:value="7.7636217" calcext:value-type="float">
            <text:p>7.7636217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0.484222" calcext:value-type="float">
            <text:p>10.484222</text:p>
          </table:table-cell>
          <table:table-cell office:value-type="float" office:value="7.91744795" calcext:value-type="float">
            <text:p>7.91744795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9.560937" calcext:value-type="float">
            <text:p>9.560937</text:p>
          </table:table-cell>
          <table:table-cell office:value-type="float" office:value="7.9109452" calcext:value-type="float">
            <text:p>7.9109452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9.560937" calcext:value-type="float">
            <text:p>9.560937</text:p>
          </table:table-cell>
          <table:table-cell office:value-type="float" office:value="7.827659625" calcext:value-type="float">
            <text:p>7.827659625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9.560937" calcext:value-type="float">
            <text:p>9.560937</text:p>
          </table:table-cell>
          <table:table-cell office:value-type="float" office:value="7.8722196" calcext:value-type="float">
            <text:p>7.8722196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.560937" calcext:value-type="float">
            <text:p>9.560937</text:p>
          </table:table-cell>
          <table:table-cell office:value-type="float" office:value="7.984420225" calcext:value-type="float">
            <text:p>7.984420225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9.560937" calcext:value-type="float">
            <text:p>9.560937</text:p>
          </table:table-cell>
          <table:table-cell office:value-type="float" office:value="7.99687445" calcext:value-type="float">
            <text:p>7.99687445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9.560937" calcext:value-type="float">
            <text:p>9.560937</text:p>
          </table:table-cell>
          <table:table-cell office:value-type="float" office:value="8.009328675" calcext:value-type="float">
            <text:p>8.009328675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9.02085" calcext:value-type="float">
            <text:p>9.02085</text:p>
          </table:table-cell>
          <table:table-cell office:value-type="float" office:value="8.0217829" calcext:value-type="float">
            <text:p>8.0217829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2.819784" calcext:value-type="float">
            <text:p>12.819784</text:p>
          </table:table-cell>
          <table:table-cell office:value-type="float" office:value="7.87981675" calcext:value-type="float">
            <text:p>7.87981675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2.397765" calcext:value-type="float">
            <text:p>12.397765</text:p>
          </table:table-cell>
          <table:table-cell office:value-type="float" office:value="7.62506085" calcext:value-type="float">
            <text:p>7.62506085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9.038188" calcext:value-type="float">
            <text:p>9.038188</text:p>
          </table:table-cell>
          <table:table-cell office:value-type="float" office:value="7.5577582" calcext:value-type="float">
            <text:p>7.5577582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5.565522" calcext:value-type="float">
            <text:p>5.565522</text:p>
          </table:table-cell>
          <table:table-cell office:value-type="float" office:value="7.702233425" calcext:value-type="float">
            <text:p>7.702233425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.735244" calcext:value-type="float">
            <text:p>3.735244</text:p>
          </table:table-cell>
          <table:table-cell office:value-type="float" office:value="7.704425525" calcext:value-type="float">
            <text:p>7.704425525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.735244" calcext:value-type="float">
            <text:p>3.735244</text:p>
          </table:table-cell>
          <table:table-cell office:value-type="float" office:value="7.752374575" calcext:value-type="float">
            <text:p>7.752374575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.735244" calcext:value-type="float">
            <text:p>3.735244</text:p>
          </table:table-cell>
          <table:table-cell office:value-type="float" office:value="7.800323625" calcext:value-type="float">
            <text:p>7.800323625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.766337" calcext:value-type="float">
            <text:p>4.766337</text:p>
          </table:table-cell>
          <table:table-cell office:value-type="float" office:value="7.848272675" calcext:value-type="float">
            <text:p>7.848272675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8.752359" calcext:value-type="float">
            <text:p>8.752359</text:p>
          </table:table-cell>
          <table:table-cell office:value-type="float" office:value="8.40126015" calcext:value-type="float">
            <text:p>8.40126015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0.795831" calcext:value-type="float">
            <text:p>10.795831</text:p>
          </table:table-cell>
          <table:table-cell office:value-type="float" office:value="9.031025775" calcext:value-type="float">
            <text:p>9.031025775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1.439702" calcext:value-type="float">
            <text:p>11.439702</text:p>
          </table:table-cell>
          <table:table-cell office:value-type="float" office:value="9.371294725" calcext:value-type="float">
            <text:p>9.371294725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9.963433" calcext:value-type="float">
            <text:p>9.963433</text:p>
          </table:table-cell>
          <table:table-cell office:value-type="float" office:value="9.6954669" calcext:value-type="float">
            <text:p>9.6954669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.848755" calcext:value-type="float">
            <text:p>4.848755</text:p>
          </table:table-cell>
          <table:table-cell office:value-type="float" office:value="10.0565458" calcext:value-type="float">
            <text:p>10.0565458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.848755" calcext:value-type="float">
            <text:p>4.848755</text:p>
          </table:table-cell>
          <table:table-cell office:value-type="float" office:value="10.54549165" calcext:value-type="float">
            <text:p>10.54549165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.313222" calcext:value-type="float">
            <text:p>7.313222</text:p>
          </table:table-cell>
          <table:table-cell office:value-type="float" office:value="10.508405825" calcext:value-type="float">
            <text:p>10.508405825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2.320137" calcext:value-type="float">
            <text:p>12.320137</text:p>
          </table:table-cell>
          <table:table-cell office:value-type="float" office:value="11.14031795" calcext:value-type="float">
            <text:p>11.14031795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.42499" calcext:value-type="float">
            <text:p>12.42499</text:p>
          </table:table-cell>
          <table:table-cell office:value-type="float" office:value="11.796370975" calcext:value-type="float">
            <text:p>11.796370975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8.476238" calcext:value-type="float">
            <text:p>8.476238</text:p>
          </table:table-cell>
          <table:table-cell office:value-type="float" office:value="12.23416755" calcext:value-type="float">
            <text:p>12.23416755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565389" calcext:value-type="float">
            <text:p>1.565389</text:p>
          </table:table-cell>
          <table:table-cell office:value-type="float" office:value="12.770682925" calcext:value-type="float">
            <text:p>12.770682925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565389" calcext:value-type="float">
            <text:p>1.565389</text:p>
          </table:table-cell>
          <table:table-cell office:value-type="float" office:value="13.479969525" calcext:value-type="float">
            <text:p>13.479969525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565389" calcext:value-type="float">
            <text:p>1.565389</text:p>
          </table:table-cell>
          <table:table-cell office:value-type="float" office:value="14.189256125" calcext:value-type="float">
            <text:p>14.189256125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565389" calcext:value-type="float">
            <text:p>1.565389</text:p>
          </table:table-cell>
          <table:table-cell office:value-type="float" office:value="14.898542725" calcext:value-type="float">
            <text:p>14.898542725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565389" calcext:value-type="float">
            <text:p>1.565389</text:p>
          </table:table-cell>
          <table:table-cell office:value-type="float" office:value="15.952012625" calcext:value-type="float">
            <text:p>15.952012625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565389" calcext:value-type="float">
            <text:p>1.565389</text:p>
          </table:table-cell>
          <table:table-cell office:value-type="float" office:value="17.542445425" calcext:value-type="float">
            <text:p>17.542445425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1.66083" calcext:value-type="float">
            <text:p>11.66083</text:p>
          </table:table-cell>
          <table:table-cell office:value-type="float" office:value="19.28735745" calcext:value-type="float">
            <text:p>19.28735745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3.890074" calcext:value-type="float">
            <text:p>13.890074</text:p>
          </table:table-cell>
          <table:table-cell office:value-type="float" office:value="20.171306725" calcext:value-type="float">
            <text:p>20.171306725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1.76799" calcext:value-type="float">
            <text:p>11.76799</text:p>
          </table:table-cell>
          <table:table-cell office:value-type="float" office:value="20.9995249" calcext:value-type="float">
            <text:p>20.9995249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5.207242" calcext:value-type="float">
            <text:p>5.207242</text:p>
          </table:table-cell>
          <table:table-cell office:value-type="float" office:value="21.880795175" calcext:value-type="float">
            <text:p>21.880795175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5.207242" calcext:value-type="float">
            <text:p>5.207242</text:p>
          </table:table-cell>
          <table:table-cell office:value-type="float" office:value="25.248528775" calcext:value-type="float">
            <text:p>25.248528775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927593" calcext:value-type="float">
            <text:p>6.927593</text:p>
          </table:table-cell>
          <table:table-cell office:value-type="float" office:value="27.581297" calcext:value-type="float">
            <text:p>27.581297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3.903619" calcext:value-type="float">
            <text:p>13.903619</text:p>
          </table:table-cell>
          <table:table-cell office:value-type="float" office:value="29.328270075" calcext:value-type="float">
            <text:p>29.328270075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.89355" calcext:value-type="float">
            <text:p>14.89355</text:p>
          </table:table-cell>
          <table:table-cell office:value-type="float" office:value="30.024388225" calcext:value-type="float">
            <text:p>30.024388225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0.224112" calcext:value-type="float">
            <text:p>10.224112</text:p>
          </table:table-cell>
          <table:table-cell office:value-type="float" office:value="30.6957581" calcext:value-type="float">
            <text:p>30.6957581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229514" calcext:value-type="float">
            <text:p>6.229514</text:p>
          </table:table-cell>
          <table:table-cell office:value-type="float" office:value="31.483863925" calcext:value-type="float">
            <text:p>31.483863925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1.343336" calcext:value-type="float">
            <text:p>11.343336</text:p>
          </table:table-cell>
          <table:table-cell office:value-type="float" office:value="32.3718347" calcext:value-type="float">
            <text:p>32.3718347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.048962" calcext:value-type="float">
            <text:p>14.048962</text:p>
          </table:table-cell>
          <table:table-cell office:value-type="float" office:value="33.131959925" calcext:value-type="float">
            <text:p>33.131959925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0.059106" calcext:value-type="float">
            <text:p>10.059106</text:p>
          </table:table-cell>
          <table:table-cell office:value-type="float" office:value="33.8244445" calcext:value-type="float">
            <text:p>33.8244445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0.059106" calcext:value-type="float">
            <text:p>10.059106</text:p>
          </table:table-cell>
          <table:table-cell office:value-type="float" office:value="34.3315116" calcext:value-type="float">
            <text:p>34.3315116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0.059106" calcext:value-type="float">
            <text:p>10.059106</text:p>
          </table:table-cell>
          <table:table-cell office:value-type="float" office:value="34.893548025" calcext:value-type="float">
            <text:p>34.893548025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.342204" calcext:value-type="float">
            <text:p>3.342204</text:p>
          </table:table-cell>
          <table:table-cell office:value-type="float" office:value="35.312063525" calcext:value-type="float">
            <text:p>35.312063525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.629548" calcext:value-type="float">
            <text:p>2.629548</text:p>
          </table:table-cell>
          <table:table-cell office:value-type="float" office:value="35.732791075" calcext:value-type="float">
            <text:p>35.732791075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9.705659" calcext:value-type="float">
            <text:p>9.705659</text:p>
          </table:table-cell>
          <table:table-cell office:value-type="float" office:value="36.1197194" calcext:value-type="float">
            <text:p>36.1197194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.817197" calcext:value-type="float">
            <text:p>14.817197</text:p>
          </table:table-cell>
          <table:table-cell office:value-type="float" office:value="36.3198113" calcext:value-type="float">
            <text:p>36.3198113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5.653206" calcext:value-type="float">
            <text:p>5.653206</text:p>
          </table:table-cell>
          <table:table-cell office:value-type="float" office:value="36.2365912" calcext:value-type="float">
            <text:p>36.2365912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5.653206" calcext:value-type="float">
            <text:p>5.653206</text:p>
          </table:table-cell>
          <table:table-cell office:value-type="float" office:value="36.382470875" calcext:value-type="float">
            <text:p>36.382470875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5.653206" calcext:value-type="float">
            <text:p>5.653206</text:p>
          </table:table-cell>
          <table:table-cell office:value-type="float" office:value="36.52835055" calcext:value-type="float">
            <text:p>36.52835055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.653206" calcext:value-type="float">
            <text:p>5.653206</text:p>
          </table:table-cell>
          <table:table-cell office:value-type="float" office:value="36.606930725" calcext:value-type="float">
            <text:p>36.606930725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6.885836" calcext:value-type="float">
            <text:p>26.885836</text:p>
          </table:table-cell>
          <table:table-cell office:value-type="float" office:value="36.8791721" calcext:value-type="float">
            <text:p>36.8791721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3.942984" calcext:value-type="float">
            <text:p>33.942984</text:p>
          </table:table-cell>
          <table:table-cell office:value-type="float" office:value="36.620597725" calcext:value-type="float">
            <text:p>36.620597725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4.406589" calcext:value-type="float">
            <text:p>24.406589</text:p>
          </table:table-cell>
          <table:table-cell office:value-type="float" office:value="36.18559465" calcext:value-type="float">
            <text:p>36.18559465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4.406589" calcext:value-type="float">
            <text:p>24.406589</text:p>
          </table:table-cell>
          <table:table-cell office:value-type="float" office:value="35.98900145" calcext:value-type="float">
            <text:p>35.98900145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4.406589" calcext:value-type="float">
            <text:p>24.406589</text:p>
          </table:table-cell>
          <table:table-cell office:value-type="float" office:value="35.79240825" calcext:value-type="float">
            <text:p>35.79240825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4.406589" calcext:value-type="float">
            <text:p>24.406589</text:p>
          </table:table-cell>
          <table:table-cell office:value-type="float" office:value="35.7963984" calcext:value-type="float">
            <text:p>35.7963984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.365322" calcext:value-type="float">
            <text:p>3.365322</text:p>
          </table:table-cell>
          <table:table-cell office:value-type="float" office:value="35.868190525" calcext:value-type="float">
            <text:p>35.868190525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2.589707" calcext:value-type="float">
            <text:p>32.589707</text:p>
          </table:table-cell>
          <table:table-cell office:value-type="float" office:value="36.241200075" calcext:value-type="float">
            <text:p>36.241200075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8.562258" calcext:value-type="float">
            <text:p>38.562258</text:p>
          </table:table-cell>
          <table:table-cell office:value-type="float" office:value="35.8836" calcext:value-type="float">
            <text:p>35.8836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9.936853" calcext:value-type="float">
            <text:p>29.936853</text:p>
          </table:table-cell>
          <table:table-cell office:value-type="float" office:value="35.37668615" calcext:value-type="float">
            <text:p>35.37668615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9.936853" calcext:value-type="float">
            <text:p>29.936853</text:p>
          </table:table-cell>
          <table:table-cell office:value-type="float" office:value="35.085407425" calcext:value-type="float">
            <text:p>35.085407425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9.936853" calcext:value-type="float">
            <text:p>29.936853</text:p>
          </table:table-cell>
          <table:table-cell office:value-type="float" office:value="34.7941287" calcext:value-type="float">
            <text:p>34.7941287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9.936853" calcext:value-type="float">
            <text:p>29.936853</text:p>
          </table:table-cell>
          <table:table-cell office:value-type="float" office:value="34.238281975" calcext:value-type="float">
            <text:p>34.238281975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9.936853" calcext:value-type="float">
            <text:p>29.936853</text:p>
          </table:table-cell>
          <table:table-cell office:value-type="float" office:value="33.866641425" calcext:value-type="float">
            <text:p>33.866641425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3.704185" calcext:value-type="float">
            <text:p>43.704185</text:p>
          </table:table-cell>
          <table:table-cell office:value-type="float" office:value="33.528718825" calcext:value-type="float">
            <text:p>33.528718825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5.182701" calcext:value-type="float">
            <text:p>65.182701</text:p>
          </table:table-cell>
          <table:table-cell office:value-type="float" office:value="32.840797125" calcext:value-type="float">
            <text:p>32.840797125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1.36187" calcext:value-type="float">
            <text:p>71.36187</text:p>
          </table:table-cell>
          <table:table-cell office:value-type="float" office:value="31.629971975" calcext:value-type="float">
            <text:p>31.629971975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7.018801" calcext:value-type="float">
            <text:p>47.018801</text:p>
          </table:table-cell>
          <table:table-cell office:value-type="float" office:value="30.2554478" calcext:value-type="float">
            <text:p>30.2554478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7.018801" calcext:value-type="float">
            <text:p>47.018801</text:p>
          </table:table-cell>
          <table:table-cell office:value-type="float" office:value="29.3500351" calcext:value-type="float">
            <text:p>29.3500351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7.018801" calcext:value-type="float">
            <text:p>47.018801</text:p>
          </table:table-cell>
          <table:table-cell office:value-type="float" office:value="28.4446224" calcext:value-type="float">
            <text:p>28.4446224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39.916586" calcext:value-type="float">
            <text:p>139.916586</text:p>
          </table:table-cell>
          <table:table-cell office:value-type="float" office:value="27.5392097" calcext:value-type="float">
            <text:p>27.5392097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8.517971" calcext:value-type="float">
            <text:p>98.517971</text:p>
          </table:table-cell>
          <table:table-cell office:value-type="float" office:value="24.311352375" calcext:value-type="float">
            <text:p>24.311352375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6.806516" calcext:value-type="float">
            <text:p>76.806516</text:p>
          </table:table-cell>
          <table:table-cell office:value-type="float" office:value="22.118460425" calcext:value-type="float">
            <text:p>22.118460425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1.748345" calcext:value-type="float">
            <text:p>41.748345</text:p>
          </table:table-cell>
          <table:table-cell office:value-type="float" office:value="20.487935575" calcext:value-type="float">
            <text:p>20.487935575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1.748345" calcext:value-type="float">
            <text:p>41.748345</text:p>
          </table:table-cell>
          <table:table-cell office:value-type="float" office:value="19.6359427" calcext:value-type="float">
            <text:p>19.6359427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1.748345" calcext:value-type="float">
            <text:p>41.748345</text:p>
          </table:table-cell>
          <table:table-cell office:value-type="float" office:value="18.783949825" calcext:value-type="float">
            <text:p>18.783949825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1.748345" calcext:value-type="float">
            <text:p>41.748345</text:p>
          </table:table-cell>
          <table:table-cell office:value-type="float" office:value="17.93195695" calcext:value-type="float">
            <text:p>17.93195695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1.748345" calcext:value-type="float">
            <text:p>41.748345</text:p>
          </table:table-cell>
          <table:table-cell office:value-type="float" office:value="17.29555255" calcext:value-type="float">
            <text:p>17.29555255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1.748345" calcext:value-type="float">
            <text:p>41.748345</text:p>
          </table:table-cell>
          <table:table-cell office:value-type="float" office:value="16.7777348" calcext:value-type="float">
            <text:p>16.7777348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0.34179" calcext:value-type="float">
            <text:p>30.34179</text:p>
          </table:table-cell>
          <table:table-cell office:value-type="float" office:value="16.178361525" calcext:value-type="float">
            <text:p>16.178361525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2.540563" calcext:value-type="float">
            <text:p>32.540563</text:p>
          </table:table-cell>
          <table:table-cell office:value-type="float" office:value="15.537822825" calcext:value-type="float">
            <text:p>15.537822825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6.799726" calcext:value-type="float">
            <text:p>26.799726</text:p>
          </table:table-cell>
          <table:table-cell office:value-type="float" office:value="14.8423148" calcext:value-type="float">
            <text:p>14.8423148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0.171306" calcext:value-type="float">
            <text:p>20.171306</text:p>
          </table:table-cell>
          <table:table-cell office:value-type="float" office:value="14.2903277" calcext:value-type="float">
            <text:p>14.2903277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8.106681" calcext:value-type="float">
            <text:p>18.106681</text:p>
          </table:table-cell>
          <table:table-cell office:value-type="float" office:value="13.9040511" calcext:value-type="float">
            <text:p>13.9040511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7.709335" calcext:value-type="float">
            <text:p>17.709335</text:p>
          </table:table-cell>
          <table:table-cell office:value-type="float" office:value="13.549624575" calcext:value-type="float">
            <text:p>13.549624575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1.488393" calcext:value-type="float">
            <text:p>11.488393</text:p>
          </table:table-cell>
          <table:table-cell office:value-type="float" office:value="13.33483325" calcext:value-type="float">
            <text:p>13.33483325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1.488393" calcext:value-type="float">
            <text:p>11.488393</text:p>
          </table:table-cell>
          <table:table-cell office:value-type="float" office:value="13.29202595" calcext:value-type="float">
            <text:p>13.29202595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1.488393" calcext:value-type="float">
            <text:p>11.488393</text:p>
          </table:table-cell>
          <table:table-cell office:value-type="float" office:value="13.273681075" calcext:value-type="float">
            <text:p>13.273681075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8.796413" calcext:value-type="float">
            <text:p>8.796413</text:p>
          </table:table-cell>
          <table:table-cell office:value-type="float" office:value="13.28063155" calcext:value-type="float">
            <text:p>13.28063155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6.542861" calcext:value-type="float">
            <text:p>16.542861</text:p>
          </table:table-cell>
          <table:table-cell office:value-type="float" office:value="13.293652325" calcext:value-type="float">
            <text:p>13.293652325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6.542861" calcext:value-type="float">
            <text:p>16.542861</text:p>
          </table:table-cell>
          <table:table-cell office:value-type="float" office:value="13.1130119" calcext:value-type="float">
            <text:p>13.1130119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6.542861" calcext:value-type="float">
            <text:p>16.542861</text:p>
          </table:table-cell>
          <table:table-cell office:value-type="float" office:value="12.932371475" calcext:value-type="float">
            <text:p>12.932371475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6.542861" calcext:value-type="float">
            <text:p>16.542861</text:p>
          </table:table-cell>
          <table:table-cell office:value-type="float" office:value="12.8023051" calcext:value-type="float">
            <text:p>12.8023051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6.542861" calcext:value-type="float">
            <text:p>16.542861</text:p>
          </table:table-cell>
          <table:table-cell office:value-type="float" office:value="12.879136" calcext:value-type="float">
            <text:p>12.879136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4.566195" calcext:value-type="float">
            <text:p>24.566195</text:p>
          </table:table-cell>
          <table:table-cell office:value-type="float" office:value="12.954862125" calcext:value-type="float">
            <text:p>12.954862125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7.278274" calcext:value-type="float">
            <text:p>27.278274</text:p>
          </table:table-cell>
          <table:table-cell office:value-type="float" office:value="12.490458625" calcext:value-type="float">
            <text:p>12.490458625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8.285704" calcext:value-type="float">
            <text:p>18.285704</text:p>
          </table:table-cell>
          <table:table-cell office:value-type="float" office:value="11.95825315" calcext:value-type="float">
            <text:p>11.95825315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8.285704" calcext:value-type="float">
            <text:p>18.285704</text:p>
          </table:table-cell>
          <table:table-cell office:value-type="float" office:value="11.8792396" calcext:value-type="float">
            <text:p>11.8792396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8.285704" calcext:value-type="float">
            <text:p>18.285704</text:p>
          </table:table-cell>
          <table:table-cell office:value-type="float" office:value="12.06103325" calcext:value-type="float">
            <text:p>12.06103325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8.285704" calcext:value-type="float">
            <text:p>18.285704</text:p>
          </table:table-cell>
          <table:table-cell office:value-type="float" office:value="11.9945357" calcext:value-type="float">
            <text:p>11.9945357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8.285704" calcext:value-type="float">
            <text:p>18.285704</text:p>
          </table:table-cell>
          <table:table-cell office:value-type="float" office:value="11.92803815" calcext:value-type="float">
            <text:p>11.92803815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.702984" calcext:value-type="float">
            <text:p>7.702984</text:p>
          </table:table-cell>
          <table:table-cell office:value-type="float" office:value="11.8615406" calcext:value-type="float">
            <text:p>11.8615406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5.071231" calcext:value-type="float">
            <text:p>15.071231</text:p>
          </table:table-cell>
          <table:table-cell office:value-type="float" office:value="12.05961105" calcext:value-type="float">
            <text:p>12.05961105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6.419949" calcext:value-type="float">
            <text:p>16.419949</text:p>
          </table:table-cell>
          <table:table-cell office:value-type="float" office:value="12.1913708" calcext:value-type="float">
            <text:p>12.1913708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6.187317" calcext:value-type="float">
            <text:p>16.187317</text:p>
          </table:table-cell>
          <table:table-cell office:value-type="float" office:value="12.418497225" calcext:value-type="float">
            <text:p>12.418497225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6.749695" calcext:value-type="float">
            <text:p>16.749695</text:p>
          </table:table-cell>
          <table:table-cell office:value-type="float" office:value="12.44882455" calcext:value-type="float">
            <text:p>12.44882455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6.380903" calcext:value-type="float">
            <text:p>16.380903</text:p>
          </table:table-cell>
          <table:table-cell office:value-type="float" office:value="12.465092425" calcext:value-type="float">
            <text:p>12.465092425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0.802293" calcext:value-type="float">
            <text:p>10.802293</text:p>
          </table:table-cell>
          <table:table-cell office:value-type="float" office:value="12.4905801" calcext:value-type="float">
            <text:p>12.4905801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0.802293" calcext:value-type="float">
            <text:p>10.802293</text:p>
          </table:table-cell>
          <table:table-cell office:value-type="float" office:value="12.426264125" calcext:value-type="float">
            <text:p>12.426264125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0.802293" calcext:value-type="float">
            <text:p>10.802293</text:p>
          </table:table-cell>
          <table:table-cell office:value-type="float" office:value="12.441476975" calcext:value-type="float">
            <text:p>12.441476975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0.802293" calcext:value-type="float">
            <text:p>10.802293</text:p>
          </table:table-cell>
          <table:table-cell office:value-type="float" office:value="12.3673711" calcext:value-type="float">
            <text:p>12.3673711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0.802293" calcext:value-type="float">
            <text:p>10.802293</text:p>
          </table:table-cell>
          <table:table-cell office:value-type="float" office:value="12.293265225" calcext:value-type="float">
            <text:p>12.29326522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1.585522" calcext:value-type="float">
            <text:p>11.585522</text:p>
          </table:table-cell>
          <table:table-cell office:value-type="float" office:value="12.21915935" calcext:value-type="float">
            <text:p>12.21915935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.66863" calcext:value-type="float">
            <text:p>7.66863</text:p>
          </table:table-cell>
          <table:table-cell office:value-type="float" office:value="12.12547275" calcext:value-type="float">
            <text:p>12.12547275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.66863" calcext:value-type="float">
            <text:p>7.66863</text:p>
          </table:table-cell>
          <table:table-cell office:value-type="float" office:value="12.12970845" calcext:value-type="float">
            <text:p>12.12970845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.66863" calcext:value-type="float">
            <text:p>7.66863</text:p>
          </table:table-cell>
          <table:table-cell office:value-type="float" office:value="12.12277315" calcext:value-type="float">
            <text:p>12.12277315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6.292169" calcext:value-type="float">
            <text:p>16.292169</text:p>
          </table:table-cell>
          <table:table-cell office:value-type="float" office:value="12.2360885" calcext:value-type="float">
            <text:p>12.2360885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1.035635" calcext:value-type="float">
            <text:p>21.035635</text:p>
          </table:table-cell>
          <table:table-cell office:value-type="float" office:value="12.131322925" calcext:value-type="float">
            <text:p>12.131322925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7.773414" calcext:value-type="float">
            <text:p>17.773414</text:p>
          </table:table-cell>
          <table:table-cell office:value-type="float" office:value="11.739917725" calcext:value-type="float">
            <text:p>11.73991772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720242" calcext:value-type="float">
            <text:p>4.720242</text:p>
          </table:table-cell>
          <table:table-cell office:value-type="float" office:value="11.43006805" calcext:value-type="float">
            <text:p>11.43006805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4.720242" calcext:value-type="float">
            <text:p>4.720242</text:p>
          </table:table-cell>
          <table:table-cell office:value-type="float" office:value="11.446547675" calcext:value-type="float">
            <text:p>11.446547675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4.720242" calcext:value-type="float">
            <text:p>4.720242</text:p>
          </table:table-cell>
          <table:table-cell office:value-type="float" office:value="11.46295755" calcext:value-type="float">
            <text:p>11.46295755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4.720242" calcext:value-type="float">
            <text:p>4.720242</text:p>
          </table:table-cell>
          <table:table-cell office:value-type="float" office:value="11.66099225" calcext:value-type="float">
            <text:p>11.66099225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3.92962" calcext:value-type="float">
            <text:p>3.92962</text:p>
          </table:table-cell>
          <table:table-cell office:value-type="float" office:value="11.897352825" calcext:value-type="float">
            <text:p>11.897352825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9.117682" calcext:value-type="float">
            <text:p>9.117682</text:p>
          </table:table-cell>
          <table:table-cell office:value-type="float" office:value="12.084384" calcext:value-type="float">
            <text:p>12.084384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9.776101" calcext:value-type="float">
            <text:p>9.776101</text:p>
          </table:table-cell>
          <table:table-cell office:value-type="float" office:value="12.01051985" calcext:value-type="float">
            <text:p>12.01051985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0.754598" calcext:value-type="float">
            <text:p>10.754598</text:p>
          </table:table-cell>
          <table:table-cell office:value-type="float" office:value="11.860030775" calcext:value-type="float">
            <text:p>11.860030775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1.766412" calcext:value-type="float">
            <text:p>11.766412</text:p>
          </table:table-cell>
          <table:table-cell office:value-type="float" office:value="11.7317887" calcext:value-type="float">
            <text:p>11.7317887</text:p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9.317244" calcext:value-type="float">
            <text:p>9.317244</text:p>
          </table:table-cell>
          <table:table-cell office:value-type="float" office:value="11.516119575" calcext:value-type="float">
            <text:p>11.516119575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9.317244" calcext:value-type="float">
            <text:p>9.317244</text:p>
          </table:table-cell>
          <table:table-cell office:value-type="float" office:value="11.36167965" calcext:value-type="float">
            <text:p>11.36167965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9.317244" calcext:value-type="float">
            <text:p>9.317244</text:p>
          </table:table-cell>
          <table:table-cell office:value-type="float" office:value="11.207239725" calcext:value-type="float">
            <text:p>11.207239725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1.340206" calcext:value-type="float">
            <text:p>11.340206</text:p>
          </table:table-cell>
          <table:table-cell office:value-type="float" office:value="11.0527998" calcext:value-type="float">
            <text:p>11.0527998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9.616097" calcext:value-type="float">
            <text:p>19.616097</text:p>
          </table:table-cell>
          <table:table-cell office:value-type="float" office:value="10.9451267" calcext:value-type="float">
            <text:p>10.9451267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9.571906" calcext:value-type="float">
            <text:p>19.571906</text:p>
          </table:table-cell>
          <table:table-cell office:value-type="float" office:value="10.750706475" calcext:value-type="float">
            <text:p>10.750706475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5.990055" calcext:value-type="float">
            <text:p>5.990055</text:p>
          </table:table-cell>
          <table:table-cell office:value-type="float" office:value="10.584152225" calcext:value-type="float">
            <text:p>10.584152225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5.990055" calcext:value-type="float">
            <text:p>5.990055</text:p>
          </table:table-cell>
          <table:table-cell office:value-type="float" office:value="10.74066935" calcext:value-type="float">
            <text:p>10.74066935</text:p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5.125162" calcext:value-type="float">
            <text:p>15.125162</text:p>
          </table:table-cell>
          <table:table-cell office:value-type="float" office:value="10.87896655" calcext:value-type="float">
            <text:p>10.87896655</text:p>
          </table:table-cell>
          <table:table-cell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5.55745" calcext:value-type="float">
            <text:p>25.55745</text:p>
          </table:table-cell>
          <table:table-cell office:value-type="float" office:value="10.764273775" calcext:value-type="float">
            <text:p>10.764273775</text:p>
          </table:table-cell>
          <table:table-cell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5.625802" calcext:value-type="float">
            <text:p>15.625802</text:p>
          </table:table-cell>
          <table:table-cell office:value-type="float" office:value="10.291841175" calcext:value-type="float">
            <text:p>10.291841175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5.625802" calcext:value-type="float">
            <text:p>15.625802</text:p>
          </table:table-cell>
          <table:table-cell office:value-type="float" office:value="10.067699775" calcext:value-type="float">
            <text:p>10.067699775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5.625802" calcext:value-type="float">
            <text:p>15.625802</text:p>
          </table:table-cell>
          <table:table-cell office:value-type="float" office:value="9.843558375" calcext:value-type="float">
            <text:p>9.843558375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5.625802" calcext:value-type="float">
            <text:p>15.625802</text:p>
          </table:table-cell>
          <table:table-cell office:value-type="float" office:value="9.619416975" calcext:value-type="float">
            <text:p>9.619416975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0.341621" calcext:value-type="float">
            <text:p>20.341621</text:p>
          </table:table-cell>
          <table:table-cell office:value-type="float" office:value="9.463063025" calcext:value-type="float">
            <text:p>9.463063025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.505006" calcext:value-type="float">
            <text:p>25.505006</text:p>
          </table:table-cell>
          <table:table-cell office:value-type="float" office:value="9.234995875" calcext:value-type="float">
            <text:p>9.234995875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7.40041" calcext:value-type="float">
            <text:p>17.40041</text:p>
          </table:table-cell>
          <table:table-cell office:value-type="float" office:value="8.78019005" calcext:value-type="float">
            <text:p>8.78019005</text:p>
          </table:table-cell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7.40041" calcext:value-type="float">
            <text:p>17.40041</text:p>
          </table:table-cell>
          <table:table-cell office:value-type="float" office:value="8.527999125" calcext:value-type="float">
            <text:p>8.527999125</text:p>
          </table:table-cell>
          <table:table-cell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7.40041" calcext:value-type="float">
            <text:p>17.40041</text:p>
          </table:table-cell>
          <table:table-cell office:value-type="float" office:value="8.244995025" calcext:value-type="float">
            <text:p>8.244995025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8.229654" calcext:value-type="float">
            <text:p>8.229654</text:p>
          </table:table-cell>
          <table:table-cell office:value-type="float" office:value="8.060170725" calcext:value-type="float">
            <text:p>8.060170725</text:p>
          </table:table-cell>
          <table:table-cell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1.410807" calcext:value-type="float">
            <text:p>11.410807</text:p>
          </table:table-cell>
          <table:table-cell office:value-type="float" office:value="8.10299675" calcext:value-type="float">
            <text:p>8.10299675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7.838058" calcext:value-type="float">
            <text:p>7.838058</text:p>
          </table:table-cell>
          <table:table-cell office:value-type="float" office:value="7.994731" calcext:value-type="float">
            <text:p>7.994731</text:p>
          </table:table-cell>
          <table:table-cell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7.838058" calcext:value-type="float">
            <text:p>7.838058</text:p>
          </table:table-cell>
          <table:table-cell office:value-type="float" office:value="7.909827075" calcext:value-type="float">
            <text:p>7.909827075</text:p>
          </table:table-cell>
          <table:table-cell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7.838058" calcext:value-type="float">
            <text:p>7.838058</text:p>
          </table:table-cell>
          <table:table-cell office:value-type="float" office:value="7.799076225" calcext:value-type="float">
            <text:p>7.799076225</text:p>
          </table:table-cell>
          <table:table-cell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7.838058" calcext:value-type="float">
            <text:p>7.838058</text:p>
          </table:table-cell>
          <table:table-cell office:value-type="float" office:value="7.688325375" calcext:value-type="float">
            <text:p>7.688325375</text:p>
          </table:table-cell>
          <table:table-cell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7.838058" calcext:value-type="float">
            <text:p>7.838058</text:p>
          </table:table-cell>
          <table:table-cell office:value-type="float" office:value="7.577574525" calcext:value-type="float">
            <text:p>7.577574525</text:p>
          </table:table-cell>
          <table:table-cell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7.391218" calcext:value-type="float">
            <text:p>7.391218</text:p>
          </table:table-cell>
          <table:table-cell office:value-type="float" office:value="7.5117616" calcext:value-type="float">
            <text:p>7.5117616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2.201244" calcext:value-type="float">
            <text:p>12.201244</text:p>
          </table:table-cell>
          <table:table-cell office:value-type="float" office:value="7.525603975" calcext:value-type="float">
            <text:p>7.525603975</text:p>
          </table:table-cell>
          <table:table-cell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2.101546" calcext:value-type="float">
            <text:p>12.101546</text:p>
          </table:table-cell>
          <table:table-cell office:value-type="float" office:value="7.439335825" calcext:value-type="float">
            <text:p>7.439335825</text:p>
          </table:table-cell>
          <table:table-cell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5.379427" calcext:value-type="float">
            <text:p>5.379427</text:p>
          </table:table-cell>
          <table:table-cell office:value-type="float" office:value="7.3471103" calcext:value-type="float">
            <text:p>7.3471103</text:p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5.379427" calcext:value-type="float">
            <text:p>5.379427</text:p>
          </table:table-cell>
          <table:table-cell office:value-type="float" office:value="7.397150975" calcext:value-type="float">
            <text:p>7.397150975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5.379427" calcext:value-type="float">
            <text:p>5.379427</text:p>
          </table:table-cell>
          <table:table-cell office:value-type="float" office:value="7.41247075" calcext:value-type="float">
            <text:p>7.41247075</text:p>
          </table:table-cell>
          <table:table-cell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5.376637" calcext:value-type="float">
            <text:p>5.376637</text:p>
          </table:table-cell>
          <table:table-cell office:value-type="float" office:value="7.422849125" calcext:value-type="float">
            <text:p>7.422849125</text:p>
          </table:table-cell>
          <table:table-cell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2.64163" calcext:value-type="float">
            <text:p>12.64163</text:p>
          </table:table-cell>
          <table:table-cell office:value-type="float" office:value="7.467226075" calcext:value-type="float">
            <text:p>7.467226075</text:p>
          </table:table-cell>
          <table:table-cell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4.174665" calcext:value-type="float">
            <text:p>14.174665</text:p>
          </table:table-cell>
          <table:table-cell office:value-type="float" office:value="7.345001525" calcext:value-type="float">
            <text:p>7.345001525</text:p>
          </table:table-cell>
          <table:table-cell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1.410867" calcext:value-type="float">
            <text:p>11.410867</text:p>
          </table:table-cell>
          <table:table-cell office:value-type="float" office:value="7.150459575" calcext:value-type="float">
            <text:p>7.150459575</text:p>
          </table:table-cell>
          <table:table-cell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.163116" calcext:value-type="float">
            <text:p>6.163116</text:p>
          </table:table-cell>
          <table:table-cell office:value-type="float" office:value="6.976090725" calcext:value-type="float">
            <text:p>6.976090725</text:p>
          </table:table-cell>
          <table:table-cell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3.756538" calcext:value-type="float">
            <text:p>3.756538</text:p>
          </table:table-cell>
          <table:table-cell office:value-type="float" office:value="6.962302025" calcext:value-type="float">
            <text:p>6.962302025</text:p>
          </table:table-cell>
          <table:table-cell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5.624915" calcext:value-type="float">
            <text:p>5.624915</text:p>
          </table:table-cell>
          <table:table-cell office:value-type="float" office:value="7.076674175" calcext:value-type="float">
            <text:p>7.076674175</text:p>
          </table:table-cell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3.139647" calcext:value-type="float">
            <text:p>3.139647</text:p>
          </table:table-cell>
          <table:table-cell office:value-type="float" office:value="7.188684325" calcext:value-type="float">
            <text:p>7.188684325</text:p>
          </table:table-cell>
          <table:table-cell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.139647" calcext:value-type="float">
            <text:p>3.139647</text:p>
          </table:table-cell>
          <table:table-cell office:value-type="float" office:value="7.374356175" calcext:value-type="float">
            <text:p>7.374356175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.139647" calcext:value-type="float">
            <text:p>3.139647</text:p>
          </table:table-cell>
          <table:table-cell office:value-type="float" office:value="7.5256559" calcext:value-type="float">
            <text:p>7.5256559</text:p>
          </table:table-cell>
          <table:table-cell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.139647" calcext:value-type="float">
            <text:p>3.139647</text:p>
          </table:table-cell>
          <table:table-cell office:value-type="float" office:value="7.5285677" calcext:value-type="float">
            <text:p>7.5285677</text:p>
          </table:table-cell>
          <table:table-cell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7.033282" calcext:value-type="float">
            <text:p>7.033282</text:p>
          </table:table-cell>
          <table:table-cell office:value-type="float" office:value="7.5314795" calcext:value-type="float">
            <text:p>7.5314795</text:p>
          </table:table-cell>
          <table:table-cell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1.839288" calcext:value-type="float">
            <text:p>11.839288</text:p>
          </table:table-cell>
          <table:table-cell office:value-type="float" office:value="7.437050425" calcext:value-type="float">
            <text:p>7.437050425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2.909736" calcext:value-type="float">
            <text:p>12.909736</text:p>
          </table:table-cell>
          <table:table-cell office:value-type="float" office:value="7.282171375" calcext:value-type="float">
            <text:p>7.282171375</text:p>
          </table:table-cell>
          <table:table-cell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2.25074" calcext:value-type="float">
            <text:p>12.25074</text:p>
          </table:table-cell>
          <table:table-cell office:value-type="float" office:value="7.23927435" calcext:value-type="float">
            <text:p>7.23927435</text:p>
          </table:table-cell>
          <table:table-cell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1.521943" calcext:value-type="float">
            <text:p>11.521943</text:p>
          </table:table-cell>
          <table:table-cell office:value-type="float" office:value="7.2162641" calcext:value-type="float">
            <text:p>7.2162641</text:p>
          </table:table-cell>
          <table:table-cell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0.537451" calcext:value-type="float">
            <text:p>10.537451</text:p>
          </table:table-cell>
          <table:table-cell office:value-type="float" office:value="7.12324055" calcext:value-type="float">
            <text:p>7.12324055</text:p>
          </table:table-cell>
          <table:table-cell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6.660146" calcext:value-type="float">
            <text:p>6.660146</text:p>
          </table:table-cell>
          <table:table-cell office:value-type="float" office:value="7.0548293" calcext:value-type="float">
            <text:p>7.0548293</text:p>
          </table:table-cell>
          <table:table-cell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6.660146" calcext:value-type="float">
            <text:p>6.660146</text:p>
          </table:table-cell>
          <table:table-cell office:value-type="float" office:value="7.083350675" calcext:value-type="float">
            <text:p>7.083350675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.660146" calcext:value-type="float">
            <text:p>6.660146</text:p>
          </table:table-cell>
          <table:table-cell office:value-type="float" office:value="6.96742755" calcext:value-type="float">
            <text:p>6.96742755</text:p>
          </table:table-cell>
          <table:table-cell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6.660146" calcext:value-type="float">
            <text:p>6.660146</text:p>
          </table:table-cell>
          <table:table-cell office:value-type="float" office:value="6.985352825" calcext:value-type="float">
            <text:p>6.985352825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9.371644" calcext:value-type="float">
            <text:p>9.371644</text:p>
          </table:table-cell>
          <table:table-cell office:value-type="float" office:value="7.07031595" calcext:value-type="float">
            <text:p>7.07031595</text:p>
          </table:table-cell>
          <table:table-cell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1.218935" calcext:value-type="float">
            <text:p>11.218935</text:p>
          </table:table-cell>
          <table:table-cell office:value-type="float" office:value="7.1079934" calcext:value-type="float">
            <text:p>7.1079934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7.312773" calcext:value-type="float">
            <text:p>7.312773</text:p>
          </table:table-cell>
          <table:table-cell office:value-type="float" office:value="7.082791175" calcext:value-type="float">
            <text:p>7.082791175</text:p>
          </table:table-cell>
          <table:table-cell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7.312773" calcext:value-type="float">
            <text:p>7.312773</text:p>
          </table:table-cell>
          <table:table-cell office:value-type="float" office:value="7.124077525" calcext:value-type="float">
            <text:p>7.124077525</text:p>
          </table:table-cell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.080246" calcext:value-type="float">
            <text:p>6.080246</text:p>
          </table:table-cell>
          <table:table-cell office:value-type="float" office:value="7.13655945" calcext:value-type="float">
            <text:p>7.13655945</text:p>
          </table:table-cell>
          <table:table-cell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0.007438" calcext:value-type="float">
            <text:p>10.007438</text:p>
          </table:table-cell>
          <table:table-cell office:value-type="float" office:value="7.152364025" calcext:value-type="float">
            <text:p>7.152364025</text:p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9.942695" calcext:value-type="float">
            <text:p>9.942695</text:p>
          </table:table-cell>
          <table:table-cell office:value-type="float" office:value="7.0320866" calcext:value-type="float">
            <text:p>7.0320866</text:p>
          </table:table-cell>
          <table:table-cell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7.080177" calcext:value-type="float">
            <text:p>7.080177</text:p>
          </table:table-cell>
          <table:table-cell office:value-type="float" office:value="6.91342775" calcext:value-type="float">
            <text:p>6.91342775</text:p>
          </table:table-cell>
          <table:table-cell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4.441901" calcext:value-type="float">
            <text:p>4.441901</text:p>
          </table:table-cell>
          <table:table-cell office:value-type="float" office:value="6.86633185" calcext:value-type="float">
            <text:p>6.86633185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3.408024" calcext:value-type="float">
            <text:p>3.408024</text:p>
          </table:table-cell>
          <table:table-cell office:value-type="float" office:value="6.88519285" calcext:value-type="float">
            <text:p>6.88519285</text:p>
          </table:table-cell>
          <table:table-cell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.408024" calcext:value-type="float">
            <text:p>3.408024</text:p>
          </table:table-cell>
          <table:table-cell office:value-type="float" office:value="6.929900775" calcext:value-type="float">
            <text:p>6.929900775</text:p>
          </table:table-cell>
          <table:table-cell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3.408024" calcext:value-type="float">
            <text:p>3.408024</text:p>
          </table:table-cell>
          <table:table-cell office:value-type="float" office:value="7.0906366" calcext:value-type="float">
            <text:p>7.0906366</text:p>
          </table:table-cell>
          <table:table-cell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5.205541" calcext:value-type="float">
            <text:p>5.205541</text:p>
          </table:table-cell>
          <table:table-cell office:value-type="float" office:value="7.36580765" calcext:value-type="float">
            <text:p>7.36580765</text:p>
          </table:table-cell>
          <table:table-cell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7.944913" calcext:value-type="float">
            <text:p>7.944913</text:p>
          </table:table-cell>
          <table:table-cell office:value-type="float" office:value="7.58524625" calcext:value-type="float">
            <text:p>7.58524625</text:p>
          </table:table-cell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8.750518" calcext:value-type="float">
            <text:p>8.750518</text:p>
          </table:table-cell>
          <table:table-cell office:value-type="float" office:value="7.602494425" calcext:value-type="float">
            <text:p>7.602494425</text:p>
          </table:table-cell>
          <table:table-cell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8.412525" calcext:value-type="float">
            <text:p>8.412525</text:p>
          </table:table-cell>
          <table:table-cell office:value-type="float" office:value="7.599602475" calcext:value-type="float">
            <text:p>7.599602475</text:p>
          </table:table-cell>
          <table:table-cell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7.381054" calcext:value-type="float">
            <text:p>7.381054</text:p>
          </table:table-cell>
          <table:table-cell office:value-type="float" office:value="7.60516035" calcext:value-type="float">
            <text:p>7.60516035</text:p>
          </table:table-cell>
          <table:table-cell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5.992218" calcext:value-type="float">
            <text:p>5.992218</text:p>
          </table:table-cell>
          <table:table-cell office:value-type="float" office:value="7.636505" calcext:value-type="float">
            <text:p>7.636505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5.794562" calcext:value-type="float">
            <text:p>5.794562</text:p>
          </table:table-cell>
          <table:table-cell office:value-type="float" office:value="7.6656861" calcext:value-type="float">
            <text:p>7.6656861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7.151715" calcext:value-type="float">
            <text:p>7.151715</text:p>
          </table:table-cell>
          <table:table-cell office:value-type="float" office:value="7.828691475" calcext:value-type="float">
            <text:p>7.828691475</text:p>
          </table:table-cell>
          <table:table-cell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7.752648" calcext:value-type="float">
            <text:p>7.752648</text:p>
          </table:table-cell>
          <table:table-cell office:value-type="float" office:value="8.00068105" calcext:value-type="float">
            <text:p>8.00068105</text:p>
          </table:table-cell>
          <table:table-cell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6.392987" calcext:value-type="float">
            <text:p>6.392987</text:p>
          </table:table-cell>
          <table:table-cell office:value-type="float" office:value="8.10548865" calcext:value-type="float">
            <text:p>8.10548865</text:p>
          </table:table-cell>
          <table:table-cell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4.436113" calcext:value-type="float">
            <text:p>4.436113</text:p>
          </table:table-cell>
          <table:table-cell office:value-type="float" office:value="8.030444375" calcext:value-type="float">
            <text:p>8.030444375</text:p>
          </table:table-cell>
          <table:table-cell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5.611568" calcext:value-type="float">
            <text:p>5.611568</text:p>
          </table:table-cell>
          <table:table-cell office:value-type="float" office:value="8.00432195" calcext:value-type="float">
            <text:p>8.00432195</text:p>
          </table:table-cell>
          <table:table-cell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8.331424" calcext:value-type="float">
            <text:p>8.331424</text:p>
          </table:table-cell>
          <table:table-cell office:value-type="float" office:value="7.94881315" calcext:value-type="float">
            <text:p>7.94881315</text:p>
          </table:table-cell>
          <table:table-cell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0.105321" calcext:value-type="float">
            <text:p>10.105321</text:p>
          </table:table-cell>
          <table:table-cell office:value-type="float" office:value="7.89344425" calcext:value-type="float">
            <text:p>7.89344425</text:p>
          </table:table-cell>
          <table:table-cell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0.566521" calcext:value-type="float">
            <text:p>10.566521</text:p>
          </table:table-cell>
          <table:table-cell office:value-type="float" office:value="7.9386413" calcext:value-type="float">
            <text:p>7.9386413</text:p>
          </table:table-cell>
          <table:table-cell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9.191636" calcext:value-type="float">
            <text:p>9.191636</text:p>
          </table:table-cell>
          <table:table-cell office:value-type="float" office:value="7.9791787" calcext:value-type="float">
            <text:p>7.9791787</text:p>
          </table:table-cell>
          <table:table-cell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.256119" calcext:value-type="float">
            <text:p>3.256119</text:p>
          </table:table-cell>
          <table:table-cell office:value-type="float" office:value="7.957390125" calcext:value-type="float">
            <text:p>7.957390125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3.256119" calcext:value-type="float">
            <text:p>3.256119</text:p>
          </table:table-cell>
          <table:table-cell office:value-type="float" office:value="8.083989475" calcext:value-type="float">
            <text:p>8.083989475</text:p>
          </table:table-cell>
          <table:table-cell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.256119" calcext:value-type="float">
            <text:p>3.256119</text:p>
          </table:table-cell>
          <table:table-cell office:value-type="float" office:value="8.210588825" calcext:value-type="float">
            <text:p>8.210588825</text:p>
          </table:table-cell>
          <table:table-cell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5.644126" calcext:value-type="float">
            <text:p>5.644126</text:p>
          </table:table-cell>
          <table:table-cell office:value-type="float" office:value="8.280401025" calcext:value-type="float">
            <text:p>8.280401025</text:p>
          </table:table-cell>
          <table:table-cell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1.193855" calcext:value-type="float">
            <text:p>11.193855</text:p>
          </table:table-cell>
          <table:table-cell office:value-type="float" office:value="8.3523038" calcext:value-type="float">
            <text:p>8.3523038</text:p>
          </table:table-cell>
          <table:table-cell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1.33033" calcext:value-type="float">
            <text:p>11.33033</text:p>
          </table:table-cell>
          <table:table-cell office:value-type="float" office:value="8.284826" calcext:value-type="float">
            <text:p>8.284826</text:p>
          </table:table-cell>
          <table:table-cell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7.801001" calcext:value-type="float">
            <text:p>7.801001</text:p>
          </table:table-cell>
          <table:table-cell office:value-type="float" office:value="8.2102637" calcext:value-type="float">
            <text:p>8.2102637</text:p>
          </table:table-cell>
          <table:table-cell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7.801001" calcext:value-type="float">
            <text:p>7.801001</text:p>
          </table:table-cell>
          <table:table-cell office:value-type="float" office:value="8.240154925" calcext:value-type="float">
            <text:p>8.240154925</text:p>
          </table:table-cell>
          <table:table-cell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7.801001" calcext:value-type="float">
            <text:p>7.801001</text:p>
          </table:table-cell>
          <table:table-cell office:value-type="float" office:value="8.2564745" calcext:value-type="float">
            <text:p>8.2564745</text:p>
          </table:table-cell>
          <table:table-cell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2.023221" calcext:value-type="float">
            <text:p>2.023221</text:p>
          </table:table-cell>
          <table:table-cell office:value-type="float" office:value="8.150844525" calcext:value-type="float">
            <text:p>8.150844525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.377157" calcext:value-type="float">
            <text:p>7.377157</text:p>
          </table:table-cell>
          <table:table-cell office:value-type="float" office:value="8.18965905" calcext:value-type="float">
            <text:p>8.18965905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0.058671" calcext:value-type="float">
            <text:p>10.058671</text:p>
          </table:table-cell>
          <table:table-cell office:value-type="float" office:value="8.094625175" calcext:value-type="float">
            <text:p>8.094625175</text:p>
          </table:table-cell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0.878742" calcext:value-type="float">
            <text:p>10.878742</text:p>
          </table:table-cell>
          <table:table-cell office:value-type="float" office:value="7.93255345" calcext:value-type="float">
            <text:p>7.93255345</text:p>
          </table:table-cell>
          <table:table-cell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0.210846" calcext:value-type="float">
            <text:p>10.210846</text:p>
          </table:table-cell>
          <table:table-cell office:value-type="float" office:value="7.910132675" calcext:value-type="float">
            <text:p>7.910132675</text:p>
          </table:table-cell>
          <table:table-cell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8.964227" calcext:value-type="float">
            <text:p>8.964227</text:p>
          </table:table-cell>
          <table:table-cell office:value-type="float" office:value="7.98796455" calcext:value-type="float">
            <text:p>7.98796455</text:p>
          </table:table-cell>
          <table:table-cell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7.81205" calcext:value-type="float">
            <text:p>7.81205</text:p>
          </table:table-cell>
          <table:table-cell office:value-type="float" office:value="8.0633163" calcext:value-type="float">
            <text:p>8.0633163</text:p>
          </table:table-cell>
          <table:table-cell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6.712429" calcext:value-type="float">
            <text:p>6.712429</text:p>
          </table:table-cell>
          <table:table-cell office:value-type="float" office:value="8.059059" calcext:value-type="float">
            <text:p>8.059059</text:p>
          </table:table-cell>
          <table:table-cell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5.196341" calcext:value-type="float">
            <text:p>5.196341</text:p>
          </table:table-cell>
          <table:table-cell office:value-type="float" office:value="8.0064377" calcext:value-type="float">
            <text:p>8.0064377</text:p>
          </table:table-cell>
          <table:table-cell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5.196341" calcext:value-type="float">
            <text:p>5.196341</text:p>
          </table:table-cell>
          <table:table-cell office:value-type="float" office:value="8.04573675" calcext:value-type="float">
            <text:p>8.04573675</text:p>
          </table:table-cell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5.196341" calcext:value-type="float">
            <text:p>5.196341</text:p>
          </table:table-cell>
          <table:table-cell office:value-type="float" office:value="8.1229223" calcext:value-type="float">
            <text:p>8.1229223</text:p>
          </table:table-cell>
          <table:table-cell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5.196341" calcext:value-type="float">
            <text:p>5.196341</text:p>
          </table:table-cell>
          <table:table-cell office:value-type="float" office:value="8.1681618" calcext:value-type="float">
            <text:p>8.1681618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5.196341" calcext:value-type="float">
            <text:p>5.196341</text:p>
          </table:table-cell>
          <table:table-cell office:value-type="float" office:value="8.1347778" calcext:value-type="float">
            <text:p>8.1347778</text:p>
          </table:table-cell>
          <table:table-cell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9.837457" calcext:value-type="float">
            <text:p>9.837457</text:p>
          </table:table-cell>
          <table:table-cell office:value-type="float" office:value="8.091028175" calcext:value-type="float">
            <text:p>8.091028175</text:p>
          </table:table-cell>
          <table:table-cell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4.414866" calcext:value-type="float">
            <text:p>14.414866</text:p>
          </table:table-cell>
          <table:table-cell office:value-type="float" office:value="8.011402975" calcext:value-type="float">
            <text:p>8.011402975</text:p>
          </table:table-cell>
          <table:table-cell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3.983085" calcext:value-type="float">
            <text:p>13.983085</text:p>
          </table:table-cell>
          <table:table-cell office:value-type="float" office:value="7.8691564" calcext:value-type="float">
            <text:p>7.8691564</text:p>
          </table:table-cell>
          <table:table-cell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8.63484" calcext:value-type="float">
            <text:p>8.63484</text:p>
          </table:table-cell>
          <table:table-cell office:value-type="float" office:value="7.7358632" calcext:value-type="float">
            <text:p>7.7358632</text:p>
          </table:table-cell>
          <table:table-cell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8.63484" calcext:value-type="float">
            <text:p>8.63484</text:p>
          </table:table-cell>
          <table:table-cell office:value-type="float" office:value="7.69010145" calcext:value-type="float">
            <text:p>7.69010145</text:p>
          </table:table-cell>
          <table:table-cell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8.63484" calcext:value-type="float">
            <text:p>8.63484</text:p>
          </table:table-cell>
          <table:table-cell office:value-type="float" office:value="7.5902928" calcext:value-type="float">
            <text:p>7.5902928</text:p>
          </table:table-cell>
          <table:table-cell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8.63484" calcext:value-type="float">
            <text:p>8.63484</text:p>
          </table:table-cell>
          <table:table-cell office:value-type="float" office:value="7.464325575" calcext:value-type="float">
            <text:p>7.464325575</text:p>
          </table:table-cell>
          <table:table-cell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7.159462" calcext:value-type="float">
            <text:p>7.159462</text:p>
          </table:table-cell>
          <table:table-cell office:value-type="float" office:value="7.34606035" calcext:value-type="float">
            <text:p>7.34606035</text:p>
          </table:table-cell>
          <table:table-cell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2.314777" calcext:value-type="float">
            <text:p>12.314777</text:p>
          </table:table-cell>
          <table:table-cell office:value-type="float" office:value="7.31771125" calcext:value-type="float">
            <text:p>7.31771125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4.031298" calcext:value-type="float">
            <text:p>14.031298</text:p>
          </table:table-cell>
          <table:table-cell office:value-type="float" office:value="7.23068015" calcext:value-type="float">
            <text:p>7.23068015</text:p>
          </table:table-cell>
          <table:table-cell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1.944952" calcext:value-type="float">
            <text:p>11.944952</text:p>
          </table:table-cell>
          <table:table-cell office:value-type="float" office:value="7.1397206" calcext:value-type="float">
            <text:p>7.1397206</text:p>
          </table:table-cell>
          <table:table-cell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3.391216" calcext:value-type="float">
            <text:p>3.391216</text:p>
          </table:table-cell>
          <table:table-cell office:value-type="float" office:value="7.08169525" calcext:value-type="float">
            <text:p>7.08169525</text:p>
          </table:table-cell>
          <table:table-cell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.391216" calcext:value-type="float">
            <text:p>3.391216</text:p>
          </table:table-cell>
          <table:table-cell office:value-type="float" office:value="7.164907425" calcext:value-type="float">
            <text:p>7.164907425</text:p>
          </table:table-cell>
          <table:table-cell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.391216" calcext:value-type="float">
            <text:p>3.391216</text:p>
          </table:table-cell>
          <table:table-cell office:value-type="float" office:value="7.1667416" calcext:value-type="float">
            <text:p>7.1667416</text:p>
          </table:table-cell>
          <table:table-cell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6.116668" calcext:value-type="float">
            <text:p>6.116668</text:p>
          </table:table-cell>
          <table:table-cell office:value-type="float" office:value="7.16889895" calcext:value-type="float">
            <text:p>7.16889895</text:p>
          </table:table-cell>
          <table:table-cell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1.913203" calcext:value-type="float">
            <text:p>11.913203</text:p>
          </table:table-cell>
          <table:table-cell office:value-type="float" office:value="7.12817275" calcext:value-type="float">
            <text:p>7.12817275</text:p>
          </table:table-cell>
          <table:table-cell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2.188017" calcext:value-type="float">
            <text:p>12.188017</text:p>
          </table:table-cell>
          <table:table-cell office:value-type="float" office:value="6.93518645" calcext:value-type="float">
            <text:p>6.93518645</text:p>
          </table:table-cell>
          <table:table-cell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8.320093" calcext:value-type="float">
            <text:p>8.320093</text:p>
          </table:table-cell>
          <table:table-cell office:value-type="float" office:value="6.7432248" calcext:value-type="float">
            <text:p>6.7432248</text:p>
          </table:table-cell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8.320093" calcext:value-type="float">
            <text:p>8.320093</text:p>
          </table:table-cell>
          <table:table-cell office:value-type="float" office:value="6.701782375" calcext:value-type="float">
            <text:p>6.701782375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8.320093" calcext:value-type="float">
            <text:p>8.320093</text:p>
          </table:table-cell>
          <table:table-cell office:value-type="float" office:value="6.722915925" calcext:value-type="float">
            <text:p>6.722915925</text:p>
          </table:table-cell>
          <table:table-cell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6.048607" calcext:value-type="float">
            <text:p>6.048607</text:p>
          </table:table-cell>
          <table:table-cell office:value-type="float" office:value="6.79394705" calcext:value-type="float">
            <text:p>6.79394705</text:p>
          </table:table-cell>
          <table:table-cell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8.520237" calcext:value-type="float">
            <text:p>8.520237</text:p>
          </table:table-cell>
          <table:table-cell office:value-type="float" office:value="6.940046075" calcext:value-type="float">
            <text:p>6.940046075</text:p>
          </table:table-cell>
          <table:table-cell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8.494743" calcext:value-type="float">
            <text:p>8.494743</text:p>
          </table:table-cell>
          <table:table-cell office:value-type="float" office:value="6.977888375" calcext:value-type="float">
            <text:p>6.977888375</text:p>
          </table:table-cell>
          <table:table-cell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8.347838" calcext:value-type="float">
            <text:p>8.347838</text:p>
          </table:table-cell>
          <table:table-cell office:value-type="float" office:value="7.016368025" calcext:value-type="float">
            <text:p>7.016368025</text:p>
          </table:table-cell>
          <table:table-cell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8.99665" calcext:value-type="float">
            <text:p>8.99665</text:p>
          </table:table-cell>
          <table:table-cell office:value-type="float" office:value="7.0585203" calcext:value-type="float">
            <text:p>7.0585203</text:p>
          </table:table-cell>
          <table:table-cell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8.453784" calcext:value-type="float">
            <text:p>8.453784</text:p>
          </table:table-cell>
          <table:table-cell office:value-type="float" office:value="7.084452275" calcext:value-type="float">
            <text:p>7.084452275</text:p>
          </table:table-cell>
          <table:table-cell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3.575802" calcext:value-type="float">
            <text:p>3.575802</text:p>
          </table:table-cell>
          <table:table-cell office:value-type="float" office:value="6.895695875" calcext:value-type="float">
            <text:p>6.895695875</text:p>
          </table:table-cell>
          <table:table-cell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3.575802" calcext:value-type="float">
            <text:p>3.575802</text:p>
          </table:table-cell>
          <table:table-cell office:value-type="float" office:value="7.117881425" calcext:value-type="float">
            <text:p>7.117881425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.575802" calcext:value-type="float">
            <text:p>3.575802</text:p>
          </table:table-cell>
          <table:table-cell office:value-type="float" office:value="7.4159817" calcext:value-type="float">
            <text:p>7.4159817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.575802" calcext:value-type="float">
            <text:p>3.575802</text:p>
          </table:table-cell>
          <table:table-cell office:value-type="float" office:value="7.697293175" calcext:value-type="float">
            <text:p>7.697293175</text:p>
          </table:table-cell>
          <table:table-cell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9.981911" calcext:value-type="float">
            <text:p>9.981911</text:p>
          </table:table-cell>
          <table:table-cell office:value-type="float" office:value="7.88900355" calcext:value-type="float">
            <text:p>7.88900355</text:p>
          </table:table-cell>
          <table:table-cell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3.324121" calcext:value-type="float">
            <text:p>13.324121</text:p>
          </table:table-cell>
          <table:table-cell office:value-type="float" office:value="7.687713125" calcext:value-type="float">
            <text:p>7.687713125</text:p>
          </table:table-cell>
          <table:table-cell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1.978297" calcext:value-type="float">
            <text:p>11.978297</text:p>
          </table:table-cell>
          <table:table-cell office:value-type="float" office:value="7.40286745" calcext:value-type="float">
            <text:p>7.40286745</text:p>
          </table:table-cell>
          <table:table-cell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7.641758" calcext:value-type="float">
            <text:p>7.641758</text:p>
          </table:table-cell>
          <table:table-cell office:value-type="float" office:value="7.151667375" calcext:value-type="float">
            <text:p>7.151667375</text:p>
          </table:table-cell>
          <table:table-cell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4.607577" calcext:value-type="float">
            <text:p>4.607577</text:p>
          </table:table-cell>
          <table:table-cell office:value-type="float" office:value="7.008880775" calcext:value-type="float">
            <text:p>7.008880775</text:p>
          </table:table-cell>
          <table:table-cell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6.768303" calcext:value-type="float">
            <text:p>6.768303</text:p>
          </table:table-cell>
          <table:table-cell office:value-type="float" office:value="7.045937725" calcext:value-type="float">
            <text:p>7.045937725</text:p>
          </table:table-cell>
          <table:table-cell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8.283763" calcext:value-type="float">
            <text:p>8.283763</text:p>
          </table:table-cell>
          <table:table-cell office:value-type="float" office:value="7.0683881" calcext:value-type="float">
            <text:p>7.0683881</text:p>
          </table:table-cell>
          <table:table-cell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7.005921" calcext:value-type="float">
            <text:p>7.005921</text:p>
          </table:table-cell>
          <table:table-cell office:value-type="float" office:value="7.034418275" calcext:value-type="float">
            <text:p>7.034418275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.860981" calcext:value-type="float">
            <text:p>3.860981</text:p>
          </table:table-cell>
          <table:table-cell office:value-type="float" office:value="7.056786725" calcext:value-type="float">
            <text:p>7.056786725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.446356" calcext:value-type="float">
            <text:p>3.446356</text:p>
          </table:table-cell>
          <table:table-cell office:value-type="float" office:value="7.21668495" calcext:value-type="float">
            <text:p>7.21668495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6.652449" calcext:value-type="float">
            <text:p>6.652449</text:p>
          </table:table-cell>
          <table:table-cell office:value-type="float" office:value="7.41049145" calcext:value-type="float">
            <text:p>7.41049145</text:p>
          </table:table-cell>
          <table:table-cell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8.725003" calcext:value-type="float">
            <text:p>8.725003</text:p>
          </table:table-cell>
          <table:table-cell office:value-type="float" office:value="7.4834224" calcext:value-type="float">
            <text:p>7.4834224</text:p>
          </table:table-cell>
          <table:table-cell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8.651357" calcext:value-type="float">
            <text:p>8.651357</text:p>
          </table:table-cell>
          <table:table-cell office:value-type="float" office:value="7.39608995" calcext:value-type="float">
            <text:p>7.39608995</text:p>
          </table:table-cell>
          <table:table-cell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6.80437" calcext:value-type="float">
            <text:p>6.80437</text:p>
          </table:table-cell>
          <table:table-cell office:value-type="float" office:value="7.31059865" calcext:value-type="float">
            <text:p>7.31059865</text:p>
          </table:table-cell>
          <table:table-cell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4.642494" calcext:value-type="float">
            <text:p>4.642494</text:p>
          </table:table-cell>
          <table:table-cell office:value-type="float" office:value="7.271282025" calcext:value-type="float">
            <text:p>7.271282025</text:p>
          </table:table-cell>
          <table:table-cell table:number-columns-repeated="2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.596151" calcext:value-type="float">
            <text:p>3.596151</text:p>
          </table:table-cell>
          <table:table-cell office:value-type="float" office:value="7.267053425" calcext:value-type="float">
            <text:p>7.267053425</text:p>
          </table:table-cell>
          <table:table-cell table:number-columns-repeated="2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3.904231" calcext:value-type="float">
            <text:p>3.904231</text:p>
          </table:table-cell>
          <table:table-cell office:value-type="float" office:value="7.383901425" calcext:value-type="float">
            <text:p>7.383901425</text:p>
          </table:table-cell>
          <table:table-cell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6.025498" calcext:value-type="float">
            <text:p>6.025498</text:p>
          </table:table-cell>
          <table:table-cell office:value-type="float" office:value="7.495726725" calcext:value-type="float">
            <text:p>7.495726725</text:p>
          </table:table-cell>
          <table:table-cell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8.833533" calcext:value-type="float">
            <text:p>8.833533</text:p>
          </table:table-cell>
          <table:table-cell office:value-type="float" office:value="7.455062925" calcext:value-type="float">
            <text:p>7.455062925</text:p>
          </table:table-cell>
          <table:table-cell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0.392916" calcext:value-type="float">
            <text:p>10.392916</text:p>
          </table:table-cell>
          <table:table-cell office:value-type="float" office:value="7.34419825" calcext:value-type="float">
            <text:p>7.34419825</text:p>
          </table:table-cell>
          <table:table-cell table:number-columns-repeated="2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9.623938" calcext:value-type="float">
            <text:p>9.623938</text:p>
          </table:table-cell>
          <table:table-cell office:value-type="float" office:value="7.1432344" calcext:value-type="float">
            <text:p>7.1432344</text:p>
          </table:table-cell>
          <table:table-cell table:number-columns-repeated="2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6.719703" calcext:value-type="float">
            <text:p>6.719703</text:p>
          </table:table-cell>
          <table:table-cell office:value-type="float" office:value="7.133730525" calcext:value-type="float">
            <text:p>7.133730525</text:p>
          </table:table-cell>
          <table:table-cell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3.464583" calcext:value-type="float">
            <text:p>3.464583</text:p>
          </table:table-cell>
          <table:table-cell office:value-type="float" office:value="7.260999475" calcext:value-type="float">
            <text:p>7.260999475</text:p>
          </table:table-cell>
          <table:table-cell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3.47751" calcext:value-type="float">
            <text:p>3.47751</text:p>
          </table:table-cell>
          <table:table-cell office:value-type="float" office:value="7.45958065" calcext:value-type="float">
            <text:p>7.45958065</text:p>
          </table:table-cell>
          <table:table-cell table:number-columns-repeated="2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4.48762" calcext:value-type="float">
            <text:p>4.48762</text:p>
          </table:table-cell>
          <table:table-cell office:value-type="float" office:value="7.60938065" calcext:value-type="float">
            <text:p>7.60938065</text:p>
          </table:table-cell>
          <table:table-cell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4.193751" calcext:value-type="float">
            <text:p>4.193751</text:p>
          </table:table-cell>
          <table:table-cell office:value-type="float" office:value="7.679117225" calcext:value-type="float">
            <text:p>7.679117225</text:p>
          </table:table-cell>
          <table:table-cell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4.509551" calcext:value-type="float">
            <text:p>4.509551</text:p>
          </table:table-cell>
          <table:table-cell office:value-type="float" office:value="7.69159235" calcext:value-type="float">
            <text:p>7.69159235</text:p>
          </table:table-cell>
          <table:table-cell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.662396" calcext:value-type="float">
            <text:p>6.662396</text:p>
          </table:table-cell>
          <table:table-cell office:value-type="float" office:value="7.634917725" calcext:value-type="float">
            <text:p>7.634917725</text:p>
          </table:table-cell>
          <table:table-cell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9.165435" calcext:value-type="float">
            <text:p>9.165435</text:p>
          </table:table-cell>
          <table:table-cell office:value-type="float" office:value="7.58161615" calcext:value-type="float">
            <text:p>7.58161615</text:p>
          </table:table-cell>
          <table:table-cell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1.161338" calcext:value-type="float">
            <text:p>11.161338</text:p>
          </table:table-cell>
          <table:table-cell office:value-type="float" office:value="7.530156525" calcext:value-type="float">
            <text:p>7.530156525</text:p>
          </table:table-cell>
          <table:table-cell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1.892568" calcext:value-type="float">
            <text:p>11.892568</text:p>
          </table:table-cell>
          <table:table-cell office:value-type="float" office:value="7.434972975" calcext:value-type="float">
            <text:p>7.434972975</text:p>
          </table:table-cell>
          <table:table-cell table:number-columns-repeated="2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0.033929" calcext:value-type="float">
            <text:p>10.033929</text:p>
          </table:table-cell>
          <table:table-cell office:value-type="float" office:value="7.277377225" calcext:value-type="float">
            <text:p>7.277377225</text:p>
          </table:table-cell>
          <table:table-cell table:number-columns-repeated="2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0.033929" calcext:value-type="float">
            <text:p>10.033929</text:p>
          </table:table-cell>
          <table:table-cell office:value-type="float" office:value="7.144010475" calcext:value-type="float">
            <text:p>7.144010475</text:p>
          </table:table-cell>
          <table:table-cell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0.033929" calcext:value-type="float">
            <text:p>10.033929</text:p>
          </table:table-cell>
          <table:table-cell office:value-type="float" office:value="7.0648438" calcext:value-type="float">
            <text:p>7.0648438</text:p>
          </table:table-cell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0.033929" calcext:value-type="float">
            <text:p>10.033929</text:p>
          </table:table-cell>
          <table:table-cell office:value-type="float" office:value="7.040693225" calcext:value-type="float">
            <text:p>7.040693225</text:p>
          </table:table-cell>
          <table:table-cell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.903528" calcext:value-type="float">
            <text:p>0.903528</text:p>
          </table:table-cell>
          <table:table-cell office:value-type="float" office:value="7.028840475" calcext:value-type="float">
            <text:p>7.028840475</text:p>
          </table:table-cell>
          <table:table-cell table:number-columns-repeated="2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2.463224" calcext:value-type="float">
            <text:p>12.463224</text:p>
          </table:table-cell>
          <table:table-cell office:value-type="float" office:value="7.213075325" calcext:value-type="float">
            <text:p>7.213075325</text:p>
          </table:table-cell>
          <table:table-cell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5.499813" calcext:value-type="float">
            <text:p>15.499813</text:p>
          </table:table-cell>
          <table:table-cell office:value-type="float" office:value="7.063011" calcext:value-type="float">
            <text:p>7.063011</text:p>
          </table:table-cell>
          <table:table-cell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4.828261" calcext:value-type="float">
            <text:p>14.828261</text:p>
          </table:table-cell>
          <table:table-cell office:value-type="float" office:value="6.834117175" calcext:value-type="float">
            <text:p>6.834117175</text:p>
          </table:table-cell>
          <table:table-cell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1.244217" calcext:value-type="float">
            <text:p>11.244217</text:p>
          </table:table-cell>
          <table:table-cell office:value-type="float" office:value="6.646933025" calcext:value-type="float">
            <text:p>6.646933025</text:p>
          </table:table-cell>
          <table:table-cell table:number-columns-repeated="2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.930294" calcext:value-type="float">
            <text:p>1.930294</text:p>
          </table:table-cell>
          <table:table-cell office:value-type="float" office:value="6.530716525" calcext:value-type="float">
            <text:p>6.530716525</text:p>
          </table:table-cell>
          <table:table-cell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.930294" calcext:value-type="float">
            <text:p>1.930294</text:p>
          </table:table-cell>
          <table:table-cell office:value-type="float" office:value="6.5398417" calcext:value-type="float">
            <text:p>6.5398417</text:p>
          </table:table-cell>
          <table:table-cell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.930294" calcext:value-type="float">
            <text:p>1.930294</text:p>
          </table:table-cell>
          <table:table-cell office:value-type="float" office:value="6.548966875" calcext:value-type="float">
            <text:p>6.548966875</text:p>
          </table:table-cell>
          <table:table-cell table:number-columns-repeated="2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.930294" calcext:value-type="float">
            <text:p>1.930294</text:p>
          </table:table-cell>
          <table:table-cell office:value-type="float" office:value="6.58978505" calcext:value-type="float">
            <text:p>6.58978505</text:p>
          </table:table-cell>
          <table:table-cell table:number-columns-repeated="2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6.089855" calcext:value-type="float">
            <text:p>6.089855</text:p>
          </table:table-cell>
          <table:table-cell office:value-type="float" office:value="6.703605875" calcext:value-type="float">
            <text:p>6.703605875</text:p>
          </table:table-cell>
          <table:table-cell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7.666318" calcext:value-type="float">
            <text:p>7.666318</text:p>
          </table:table-cell>
          <table:table-cell office:value-type="float" office:value="6.7294119" calcext:value-type="float">
            <text:p>6.7294119</text:p>
          </table:table-cell>
          <table:table-cell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6.92497" calcext:value-type="float">
            <text:p>6.92497</text:p>
          </table:table-cell>
          <table:table-cell office:value-type="float" office:value="6.749947275" calcext:value-type="float">
            <text:p>6.749947275</text:p>
          </table:table-cell>
          <table:table-cell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7.900659" calcext:value-type="float">
            <text:p>7.900659</text:p>
          </table:table-cell>
          <table:table-cell office:value-type="float" office:value="6.85314075" calcext:value-type="float">
            <text:p>6.85314075</text:p>
          </table:table-cell>
          <table:table-cell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0.25691" calcext:value-type="float">
            <text:p>10.25691</text:p>
          </table:table-cell>
          <table:table-cell office:value-type="float" office:value="6.958685175" calcext:value-type="float">
            <text:p>6.958685175</text:p>
          </table:table-cell>
          <table:table-cell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1.198616" calcext:value-type="float">
            <text:p>11.198616</text:p>
          </table:table-cell>
          <table:table-cell office:value-type="float" office:value="6.947065825" calcext:value-type="float">
            <text:p>6.947065825</text:p>
          </table:table-cell>
          <table:table-cell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9.569687" calcext:value-type="float">
            <text:p>9.569687</text:p>
          </table:table-cell>
          <table:table-cell office:value-type="float" office:value="6.71162545" calcext:value-type="float">
            <text:p>6.71162545</text:p>
          </table:table-cell>
          <table:table-cell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5.231705" calcext:value-type="float">
            <text:p>5.231705</text:p>
          </table:table-cell>
          <table:table-cell office:value-type="float" office:value="6.5169083" calcext:value-type="float">
            <text:p>6.5169083</text:p>
          </table:table-cell>
          <table:table-cell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5.231705" calcext:value-type="float">
            <text:p>5.231705</text:p>
          </table:table-cell>
          <table:table-cell office:value-type="float" office:value="6.4306407" calcext:value-type="float">
            <text:p>6.4306407</text:p>
          </table:table-cell>
          <table:table-cell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5.231705" calcext:value-type="float">
            <text:p>5.231705</text:p>
          </table:table-cell>
          <table:table-cell office:value-type="float" office:value="6.38785805" calcext:value-type="float">
            <text:p>6.38785805</text:p>
          </table:table-cell>
          <table:table-cell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4.47335" calcext:value-type="float">
            <text:p>4.47335</text:p>
          </table:table-cell>
          <table:table-cell office:value-type="float" office:value="6.4741525" calcext:value-type="float">
            <text:p>6.4741525</text:p>
          </table:table-cell>
          <table:table-cell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8.270071" calcext:value-type="float">
            <text:p>8.270071</text:p>
          </table:table-cell>
          <table:table-cell office:value-type="float" office:value="6.626958875" calcext:value-type="float">
            <text:p>6.626958875</text:p>
          </table:table-cell>
          <table:table-cell table:number-columns-repeated="2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8.377243" calcext:value-type="float">
            <text:p>8.377243</text:p>
          </table:table-cell>
          <table:table-cell office:value-type="float" office:value="6.687484025" calcext:value-type="float">
            <text:p>6.687484025</text:p>
          </table:table-cell>
          <table:table-cell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4.398946" calcext:value-type="float">
            <text:p>4.398946</text:p>
          </table:table-cell>
          <table:table-cell office:value-type="float" office:value="6.722747975" calcext:value-type="float">
            <text:p>6.722747975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.398946" calcext:value-type="float">
            <text:p>4.398946</text:p>
          </table:table-cell>
          <table:table-cell office:value-type="float" office:value="6.809781475" calcext:value-type="float">
            <text:p>6.809781475</text:p>
          </table:table-cell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2.354362" calcext:value-type="float">
            <text:p>2.354362</text:p>
          </table:table-cell>
          <table:table-cell office:value-type="float" office:value="6.7534384" calcext:value-type="float">
            <text:p>6.7534384</text:p>
          </table:table-cell>
          <table:table-cell table:number-columns-repeated="2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9.243783" calcext:value-type="float">
            <text:p>9.243783</text:p>
          </table:table-cell>
          <table:table-cell office:value-type="float" office:value="6.748209925" calcext:value-type="float">
            <text:p>6.748209925</text:p>
          </table:table-cell>
          <table:table-cell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1.810461" calcext:value-type="float">
            <text:p>11.810461</text:p>
          </table:table-cell>
          <table:table-cell office:value-type="float" office:value="6.570745925" calcext:value-type="float">
            <text:p>6.570745925</text:p>
          </table:table-cell>
          <table:table-cell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1.40783" calcext:value-type="float">
            <text:p>11.40783</text:p>
          </table:table-cell>
          <table:table-cell office:value-type="float" office:value="6.329114975" calcext:value-type="float">
            <text:p>6.329114975</text:p>
          </table:table-cell>
          <table:table-cell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9.46951" calcext:value-type="float">
            <text:p>9.46951</text:p>
          </table:table-cell>
          <table:table-cell office:value-type="float" office:value="6.27168835" calcext:value-type="float">
            <text:p>6.27168835</text:p>
          </table:table-cell>
          <table:table-cell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7.277083" calcext:value-type="float">
            <text:p>7.277083</text:p>
          </table:table-cell>
          <table:table-cell office:value-type="float" office:value="6.33355925" calcext:value-type="float">
            <text:p>6.33355925</text:p>
          </table:table-cell>
          <table:table-cell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4.692756" calcext:value-type="float">
            <text:p>4.692756</text:p>
          </table:table-cell>
          <table:table-cell office:value-type="float" office:value="6.4535577" calcext:value-type="float">
            <text:p>6.4535577</text:p>
          </table:table-cell>
          <table:table-cell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2.242566" calcext:value-type="float">
            <text:p>2.242566</text:p>
          </table:table-cell>
          <table:table-cell office:value-type="float" office:value="6.61132265" calcext:value-type="float">
            <text:p>6.61132265</text:p>
          </table:table-cell>
          <table:table-cell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4.530333" calcext:value-type="float">
            <text:p>4.530333</text:p>
          </table:table-cell>
          <table:table-cell office:value-type="float" office:value="6.79075515" calcext:value-type="float">
            <text:p>6.79075515</text:p>
          </table:table-cell>
          <table:table-cell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7.10705" calcext:value-type="float">
            <text:p>7.10705</text:p>
          </table:table-cell>
          <table:table-cell office:value-type="float" office:value="6.8624685" calcext:value-type="float">
            <text:p>6.8624685</text:p>
          </table:table-cell>
          <table:table-cell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7.353996" calcext:value-type="float">
            <text:p>7.353996</text:p>
          </table:table-cell>
          <table:table-cell office:value-type="float" office:value="6.82602525" calcext:value-type="float">
            <text:p>6.82602525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5.588738" calcext:value-type="float">
            <text:p>5.588738</text:p>
          </table:table-cell>
          <table:table-cell office:value-type="float" office:value="6.765769425" calcext:value-type="float">
            <text:p>6.765769425</text:p>
          </table:table-cell>
          <table:table-cell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4.699259" calcext:value-type="float">
            <text:p>4.699259</text:p>
          </table:table-cell>
          <table:table-cell office:value-type="float" office:value="6.702567825" calcext:value-type="float">
            <text:p>6.702567825</text:p>
          </table:table-cell>
          <table:table-cell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6.867262" calcext:value-type="float">
            <text:p>6.867262</text:p>
          </table:table-cell>
          <table:table-cell office:value-type="float" office:value="6.6616032" calcext:value-type="float">
            <text:p>6.6616032</text:p>
          </table:table-cell>
          <table:table-cell table:number-columns-repeated="2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9.067906" calcext:value-type="float">
            <text:p>9.067906</text:p>
          </table:table-cell>
          <table:table-cell office:value-type="float" office:value="6.5664385" calcext:value-type="float">
            <text:p>6.5664385</text:p>
          </table:table-cell>
          <table:table-cell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9.559819" calcext:value-type="float">
            <text:p>9.559819</text:p>
          </table:table-cell>
          <table:table-cell office:value-type="float" office:value="6.4162577" calcext:value-type="float">
            <text:p>6.4162577</text:p>
          </table:table-cell>
          <table:table-cell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8.272922" calcext:value-type="float">
            <text:p>8.272922</text:p>
          </table:table-cell>
          <table:table-cell office:value-type="float" office:value="6.398682875" calcext:value-type="float">
            <text:p>6.398682875</text:p>
          </table:table-cell>
          <table:table-cell table:number-columns-repeated="2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6.460651" calcext:value-type="float">
            <text:p>6.460651</text:p>
          </table:table-cell>
          <table:table-cell office:value-type="float" office:value="6.4849319" calcext:value-type="float">
            <text:p>6.4849319</text:p>
          </table:table-cell>
          <table:table-cell table:number-columns-repeated="2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6.34406" calcext:value-type="float">
            <text:p>6.34406</text:p>
          </table:table-cell>
          <table:table-cell office:value-type="float" office:value="6.575230425" calcext:value-type="float">
            <text:p>6.575230425</text:p>
          </table:table-cell>
          <table:table-cell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7.340895" calcext:value-type="float">
            <text:p>7.340895</text:p>
          </table:table-cell>
          <table:table-cell office:value-type="float" office:value="6.523411625" calcext:value-type="float">
            <text:p>6.523411625</text:p>
          </table:table-cell>
          <table:table-cell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6.595557" calcext:value-type="float">
            <text:p>6.595557</text:p>
          </table:table-cell>
          <table:table-cell office:value-type="float" office:value="6.44667195" calcext:value-type="float">
            <text:p>6.44667195</text:p>
          </table:table-cell>
          <table:table-cell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2.295301" calcext:value-type="float">
            <text:p>2.295301</text:p>
          </table:table-cell>
          <table:table-cell office:value-type="float" office:value="6.436586975" calcext:value-type="float">
            <text:p>6.436586975</text:p>
          </table:table-cell>
          <table:table-cell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2.295301" calcext:value-type="float">
            <text:p>2.295301</text:p>
          </table:table-cell>
          <table:table-cell office:value-type="float" office:value="6.6301887" calcext:value-type="float">
            <text:p>6.6301887</text:p>
          </table:table-cell>
          <table:table-cell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3.563021" calcext:value-type="float">
            <text:p>3.563021</text:p>
          </table:table-cell>
          <table:table-cell office:value-type="float" office:value="6.82320735" calcext:value-type="float">
            <text:p>6.82320735</text:p>
          </table:table-cell>
          <table:table-cell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.483127" calcext:value-type="float">
            <text:p>6.483127</text:p>
          </table:table-cell>
          <table:table-cell office:value-type="float" office:value="6.8777795" calcext:value-type="float">
            <text:p>6.8777795</text:p>
          </table:table-cell>
          <table:table-cell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7.122096" calcext:value-type="float">
            <text:p>7.122096</text:p>
          </table:table-cell>
          <table:table-cell office:value-type="float" office:value="6.859349" calcext:value-type="float">
            <text:p>6.859349</text:p>
          </table:table-cell>
          <table:table-cell table:number-columns-repeated="2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8.487733" calcext:value-type="float">
            <text:p>8.487733</text:p>
          </table:table-cell>
          <table:table-cell office:value-type="float" office:value="6.824944275" calcext:value-type="float">
            <text:p>6.824944275</text:p>
          </table:table-cell>
          <table:table-cell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1.052709" calcext:value-type="float">
            <text:p>11.052709</text:p>
          </table:table-cell>
          <table:table-cell office:value-type="float" office:value="6.675375275" calcext:value-type="float">
            <text:p>6.675375275</text:p>
          </table:table-cell>
          <table:table-cell table:number-columns-repeated="2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2.122436" calcext:value-type="float">
            <text:p>12.122436</text:p>
          </table:table-cell>
          <table:table-cell office:value-type="float" office:value="6.591023275" calcext:value-type="float">
            <text:p>6.591023275</text:p>
          </table:table-cell>
          <table:table-cell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9.792136" calcext:value-type="float">
            <text:p>9.792136</text:p>
          </table:table-cell>
          <table:table-cell office:value-type="float" office:value="6.5200246" calcext:value-type="float">
            <text:p>6.5200246</text:p>
          </table:table-cell>
          <table:table-cell table:number-columns-repeated="2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.781001" calcext:value-type="float">
            <text:p>1.781001</text:p>
          </table:table-cell>
          <table:table-cell office:value-type="float" office:value="6.526755" calcext:value-type="float">
            <text:p>6.526755</text:p>
          </table:table-cell>
          <table:table-cell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.781001" calcext:value-type="float">
            <text:p>1.781001</text:p>
          </table:table-cell>
          <table:table-cell office:value-type="float" office:value="6.749809625" calcext:value-type="float">
            <text:p>6.749809625</text:p>
          </table:table-cell>
          <table:table-cell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.781001" calcext:value-type="float">
            <text:p>1.781001</text:p>
          </table:table-cell>
          <table:table-cell office:value-type="float" office:value="6.969512775" calcext:value-type="float">
            <text:p>6.969512775</text:p>
          </table:table-cell>
          <table:table-cell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3.520399" calcext:value-type="float">
            <text:p>3.520399</text:p>
          </table:table-cell>
          <table:table-cell office:value-type="float" office:value="7.15257665" calcext:value-type="float">
            <text:p>7.15257665</text:p>
          </table:table-cell>
          <table:table-cell table:number-columns-repeated="2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8.683483" calcext:value-type="float">
            <text:p>8.683483</text:p>
          </table:table-cell>
          <table:table-cell office:value-type="float" office:value="7.23285515" calcext:value-type="float">
            <text:p>7.23285515</text:p>
          </table:table-cell>
          <table:table-cell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0.585605" calcext:value-type="float">
            <text:p>10.585605</text:p>
          </table:table-cell>
          <table:table-cell office:value-type="float" office:value="7.125889325" calcext:value-type="float">
            <text:p>7.125889325</text:p>
          </table:table-cell>
          <table:table-cell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0.691077" calcext:value-type="float">
            <text:p>10.691077</text:p>
          </table:table-cell>
          <table:table-cell office:value-type="float" office:value="6.97137045" calcext:value-type="float">
            <text:p>6.97137045</text:p>
          </table:table-cell>
          <table:table-cell table:number-columns-repeated="2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9.787801" calcext:value-type="float">
            <text:p>9.787801</text:p>
          </table:table-cell>
          <table:table-cell office:value-type="float" office:value="6.814214775" calcext:value-type="float">
            <text:p>6.814214775</text:p>
          </table:table-cell>
          <table:table-cell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7.880286" calcext:value-type="float">
            <text:p>7.880286</text:p>
          </table:table-cell>
          <table:table-cell office:value-type="float" office:value="6.679641" calcext:value-type="float">
            <text:p>6.679641</text:p>
          </table:table-cell>
          <table:table-cell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.145223" calcext:value-type="float">
            <text:p>2.145223</text:p>
          </table:table-cell>
          <table:table-cell office:value-type="float" office:value="6.532751725" calcext:value-type="float">
            <text:p>6.532751725</text:p>
          </table:table-cell>
          <table:table-cell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2.145223" calcext:value-type="float">
            <text:p>2.145223</text:p>
          </table:table-cell>
          <table:table-cell office:value-type="float" office:value="6.718608975" calcext:value-type="float">
            <text:p>6.718608975</text:p>
          </table:table-cell>
          <table:table-cell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2.145223" calcext:value-type="float">
            <text:p>2.145223</text:p>
          </table:table-cell>
          <table:table-cell office:value-type="float" office:value="6.972044825" calcext:value-type="float">
            <text:p>6.972044825</text:p>
          </table:table-cell>
          <table:table-cell table:number-columns-repeated="2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2.145223" calcext:value-type="float">
            <text:p>2.145223</text:p>
          </table:table-cell>
          <table:table-cell office:value-type="float" office:value="7.20793825" calcext:value-type="float">
            <text:p>7.20793825</text:p>
          </table:table-cell>
          <table:table-cell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9.110765" calcext:value-type="float">
            <text:p>9.110765</text:p>
          </table:table-cell>
          <table:table-cell office:value-type="float" office:value="7.354989225" calcext:value-type="float">
            <text:p>7.354989225</text:p>
          </table:table-cell>
          <table:table-cell table:number-columns-repeated="2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1.944346" calcext:value-type="float">
            <text:p>11.944346</text:p>
          </table:table-cell>
          <table:table-cell office:value-type="float" office:value="7.32790165" calcext:value-type="float">
            <text:p>7.32790165</text:p>
          </table:table-cell>
          <table:table-cell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2.077021" calcext:value-type="float">
            <text:p>12.077021</text:p>
          </table:table-cell>
          <table:table-cell office:value-type="float" office:value="7.22997455" calcext:value-type="float">
            <text:p>7.22997455</text:p>
          </table:table-cell>
          <table:table-cell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1.003354" calcext:value-type="float">
            <text:p>11.003354</text:p>
          </table:table-cell>
          <table:table-cell office:value-type="float" office:value="7.128730575" calcext:value-type="float">
            <text:p>7.128730575</text:p>
          </table:table-cell>
          <table:table-cell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9.419866" calcext:value-type="float">
            <text:p>9.419866</text:p>
          </table:table-cell>
          <table:table-cell office:value-type="float" office:value="6.999225975" calcext:value-type="float">
            <text:p>6.999225975</text:p>
          </table:table-cell>
          <table:table-cell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7.398867" calcext:value-type="float">
            <text:p>7.398867</text:p>
          </table:table-cell>
          <table:table-cell office:value-type="float" office:value="7.028931575" calcext:value-type="float">
            <text:p>7.028931575</text:p>
          </table:table-cell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.64932" calcext:value-type="float">
            <text:p>5.64932</text:p>
          </table:table-cell>
          <table:table-cell office:value-type="float" office:value="7.129848275" calcext:value-type="float">
            <text:p>7.129848275</text:p>
          </table:table-cell>
          <table:table-cell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4.943763" calcext:value-type="float">
            <text:p>4.943763</text:p>
          </table:table-cell>
          <table:table-cell office:value-type="float" office:value="7.2268131" calcext:value-type="float">
            <text:p>7.2268131</text:p>
          </table:table-cell>
          <table:table-cell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3.060674" calcext:value-type="float">
            <text:p>3.060674</text:p>
          </table:table-cell>
          <table:table-cell office:value-type="float" office:value="7.2655206" calcext:value-type="float">
            <text:p>7.2655206</text:p>
          </table:table-cell>
          <table:table-cell table:number-columns-repeated="2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3.060674" calcext:value-type="float">
            <text:p>3.060674</text:p>
          </table:table-cell>
          <table:table-cell office:value-type="float" office:value="7.32058215" calcext:value-type="float">
            <text:p>7.32058215</text:p>
          </table:table-cell>
          <table:table-cell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3.060674" calcext:value-type="float">
            <text:p>3.060674</text:p>
          </table:table-cell>
          <table:table-cell office:value-type="float" office:value="7.402541725" calcext:value-type="float">
            <text:p>7.402541725</text:p>
          </table:table-cell>
          <table:table-cell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3.060674" calcext:value-type="float">
            <text:p>3.060674</text:p>
          </table:table-cell>
          <table:table-cell office:value-type="float" office:value="7.497222375" calcext:value-type="float">
            <text:p>7.497222375</text:p>
          </table:table-cell>
          <table:table-cell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8.856826" calcext:value-type="float">
            <text:p>8.856826</text:p>
          </table:table-cell>
          <table:table-cell office:value-type="float" office:value="7.589160025" calcext:value-type="float">
            <text:p>7.589160025</text:p>
          </table:table-cell>
          <table:table-cell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1.722883" calcext:value-type="float">
            <text:p>11.722883</text:p>
          </table:table-cell>
          <table:table-cell office:value-type="float" office:value="7.531387675" calcext:value-type="float">
            <text:p>7.531387675</text:p>
          </table:table-cell>
          <table:table-cell table:number-columns-repeated="2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0.072592" calcext:value-type="float">
            <text:p>10.072592</text:p>
          </table:table-cell>
          <table:table-cell office:value-type="float" office:value="7.3552403" calcext:value-type="float">
            <text:p>7.3552403</text:p>
          </table:table-cell>
          <table:table-cell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4.271308" calcext:value-type="float">
            <text:p>4.271308</text:p>
          </table:table-cell>
          <table:table-cell office:value-type="float" office:value="7.2203502" calcext:value-type="float">
            <text:p>7.2203502</text:p>
          </table:table-cell>
          <table:table-cell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4.271308" calcext:value-type="float">
            <text:p>4.271308</text:p>
          </table:table-cell>
          <table:table-cell office:value-type="float" office:value="7.18264015" calcext:value-type="float">
            <text:p>7.18264015</text:p>
          </table:table-cell>
          <table:table-cell table:number-columns-repeated="2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6.192158" calcext:value-type="float">
            <text:p>6.192158</text:p>
          </table:table-cell>
          <table:table-cell office:value-type="float" office:value="7.296913" calcext:value-type="float">
            <text:p>7.296913</text:p>
          </table:table-cell>
          <table:table-cell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0.03937" calcext:value-type="float">
            <text:p>10.03937</text:p>
          </table:table-cell>
          <table:table-cell office:value-type="float" office:value="7.437202775" calcext:value-type="float">
            <text:p>7.437202775</text:p>
          </table:table-cell>
          <table:table-cell table:number-columns-repeated="2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0.016047" calcext:value-type="float">
            <text:p>10.016047</text:p>
          </table:table-cell>
          <table:table-cell office:value-type="float" office:value="7.473960225" calcext:value-type="float">
            <text:p>7.473960225</text:p>
          </table:table-cell>
          <table:table-cell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5.745907" calcext:value-type="float">
            <text:p>5.745907</text:p>
          </table:table-cell>
          <table:table-cell office:value-type="float" office:value="7.413752025" calcext:value-type="float">
            <text:p>7.413752025</text:p>
          </table:table-cell>
          <table:table-cell table:number-columns-repeated="2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5.745907" calcext:value-type="float">
            <text:p>5.745907</text:p>
          </table:table-cell>
          <table:table-cell office:value-type="float" office:value="7.460297325" calcext:value-type="float">
            <text:p>7.460297325</text:p>
          </table:table-cell>
          <table:table-cell table:number-columns-repeated="2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5.745907" calcext:value-type="float">
            <text:p>5.745907</text:p>
          </table:table-cell>
          <table:table-cell office:value-type="float" office:value="7.506842625" calcext:value-type="float">
            <text:p>7.506842625</text:p>
          </table:table-cell>
          <table:table-cell table:number-columns-repeated="2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2.504973" calcext:value-type="float">
            <text:p>2.504973</text:p>
          </table:table-cell>
          <table:table-cell office:value-type="float" office:value="7.553387925" calcext:value-type="float">
            <text:p>7.553387925</text:p>
          </table:table-cell>
          <table:table-cell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7.678629" calcext:value-type="float">
            <text:p>7.678629</text:p>
          </table:table-cell>
          <table:table-cell office:value-type="float" office:value="7.6522845" calcext:value-type="float">
            <text:p>7.6522845</text:p>
          </table:table-cell>
          <table:table-cell table:number-columns-repeated="2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9.282489" calcext:value-type="float">
            <text:p>9.282489</text:p>
          </table:table-cell>
          <table:table-cell office:value-type="float" office:value="7.730715225" calcext:value-type="float">
            <text:p>7.730715225</text:p>
          </table:table-cell>
          <table:table-cell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0.061352" calcext:value-type="float">
            <text:p>10.061352</text:p>
          </table:table-cell>
          <table:table-cell office:value-type="float" office:value="7.78352555" calcext:value-type="float">
            <text:p>7.78352555</text:p>
          </table:table-cell>
          <table:table-cell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0.703186" calcext:value-type="float">
            <text:p>10.703186</text:p>
          </table:table-cell>
          <table:table-cell office:value-type="float" office:value="7.7831906" calcext:value-type="float">
            <text:p>7.7831906</text:p>
          </table:table-cell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0.569127" calcext:value-type="float">
            <text:p>10.569127</text:p>
          </table:table-cell>
          <table:table-cell office:value-type="float" office:value="7.68728395" calcext:value-type="float">
            <text:p>7.68728395</text:p>
          </table:table-cell>
          <table:table-cell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9.103556" calcext:value-type="float">
            <text:p>9.103556</text:p>
          </table:table-cell>
          <table:table-cell office:value-type="float" office:value="7.594728775" calcext:value-type="float">
            <text:p>7.594728775</text:p>
          </table:table-cell>
          <table:table-cell table:number-columns-repeated="2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.731539" calcext:value-type="float">
            <text:p>6.731539</text:p>
          </table:table-cell>
          <table:table-cell office:value-type="float" office:value="7.538812875" calcext:value-type="float">
            <text:p>7.538812875</text:p>
          </table:table-cell>
          <table:table-cell table:number-columns-repeated="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4.40485" calcext:value-type="float">
            <text:p>4.40485</text:p>
          </table:table-cell>
          <table:table-cell office:value-type="float" office:value="7.5421974" calcext:value-type="float">
            <text:p>7.5421974</text:p>
          </table:table-cell>
          <table:table-cell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4.40485" calcext:value-type="float">
            <text:p>4.40485</text:p>
          </table:table-cell>
          <table:table-cell office:value-type="float" office:value="7.67651125" calcext:value-type="float">
            <text:p>7.67651125</text:p>
          </table:table-cell>
          <table:table-cell table:number-columns-repeated="2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4.40485" calcext:value-type="float">
            <text:p>4.40485</text:p>
          </table:table-cell>
          <table:table-cell office:value-type="float" office:value="7.878210175" calcext:value-type="float">
            <text:p>7.878210175</text:p>
          </table:table-cell>
          <table:table-cell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4.40485" calcext:value-type="float">
            <text:p>4.40485</text:p>
          </table:table-cell>
          <table:table-cell office:value-type="float" office:value="8.062916625" calcext:value-type="float">
            <text:p>8.062916625</text:p>
          </table:table-cell>
          <table:table-cell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2.004715" calcext:value-type="float">
            <text:p>2.004715</text:p>
          </table:table-cell>
          <table:table-cell office:value-type="float" office:value="8.16961585" calcext:value-type="float">
            <text:p>8.16961585</text:p>
          </table:table-cell>
          <table:table-cell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9.579513" calcext:value-type="float">
            <text:p>9.579513</text:p>
          </table:table-cell>
          <table:table-cell office:value-type="float" office:value="8.180637125" calcext:value-type="float">
            <text:p>8.180637125</text:p>
          </table:table-cell>
          <table:table-cell table:number-columns-repeated="2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2.282657" calcext:value-type="float">
            <text:p>12.282657</text:p>
          </table:table-cell>
          <table:table-cell office:value-type="float" office:value="8.00228845" calcext:value-type="float">
            <text:p>8.00228845</text:p>
          </table:table-cell>
          <table:table-cell table:number-columns-repeated="2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1.58096" calcext:value-type="float">
            <text:p>11.58096</text:p>
          </table:table-cell>
          <table:table-cell office:value-type="float" office:value="7.756361175" calcext:value-type="float">
            <text:p>7.756361175</text:p>
          </table:table-cell>
          <table:table-cell table:number-columns-repeated="2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8.027262" calcext:value-type="float">
            <text:p>8.027262</text:p>
          </table:table-cell>
          <table:table-cell office:value-type="float" office:value="7.693653575" calcext:value-type="float">
            <text:p>7.693653575</text:p>
          </table:table-cell>
          <table:table-cell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8.027262" calcext:value-type="float">
            <text:p>8.027262</text:p>
          </table:table-cell>
          <table:table-cell office:value-type="float" office:value="7.7770683" calcext:value-type="float">
            <text:p>7.7770683</text:p>
          </table:table-cell>
          <table:table-cell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8.027262" calcext:value-type="float">
            <text:p>8.027262</text:p>
          </table:table-cell>
          <table:table-cell office:value-type="float" office:value="7.73812235" calcext:value-type="float">
            <text:p>7.73812235</text:p>
          </table:table-cell>
          <table:table-cell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8.027262" calcext:value-type="float">
            <text:p>8.027262</text:p>
          </table:table-cell>
          <table:table-cell office:value-type="float" office:value="7.6991764" calcext:value-type="float">
            <text:p>7.6991764</text:p>
          </table:table-cell>
          <table:table-cell table:number-columns-repeated="2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5.82317" calcext:value-type="float">
            <text:p>5.82317</text:p>
          </table:table-cell>
          <table:table-cell office:value-type="float" office:value="7.66023045" calcext:value-type="float">
            <text:p>7.66023045</text:p>
          </table:table-cell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0.60809" calcext:value-type="float">
            <text:p>10.60809</text:p>
          </table:table-cell>
          <table:table-cell office:value-type="float" office:value="7.681965075" calcext:value-type="float">
            <text:p>7.681965075</text:p>
          </table:table-cell>
          <table:table-cell table:number-columns-repeated="2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1.435535" calcext:value-type="float">
            <text:p>11.435535</text:p>
          </table:table-cell>
          <table:table-cell office:value-type="float" office:value="7.7716413" calcext:value-type="float">
            <text:p>7.7716413</text:p>
          </table:table-cell>
          <table:table-cell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9.527913" calcext:value-type="float">
            <text:p>9.527913</text:p>
          </table:table-cell>
          <table:table-cell office:value-type="float" office:value="7.819047025" calcext:value-type="float">
            <text:p>7.819047025</text:p>
          </table:table-cell>
          <table:table-cell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6.492063" calcext:value-type="float">
            <text:p>6.492063</text:p>
          </table:table-cell>
          <table:table-cell office:value-type="float" office:value="7.9141433" calcext:value-type="float">
            <text:p>7.9141433</text:p>
          </table:table-cell>
          <table:table-cell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5.263136" calcext:value-type="float">
            <text:p>5.263136</text:p>
          </table:table-cell>
          <table:table-cell office:value-type="float" office:value="8.085135825" calcext:value-type="float">
            <text:p>8.085135825</text:p>
          </table:table-cell>
          <table:table-cell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6.339057" calcext:value-type="float">
            <text:p>6.339057</text:p>
          </table:table-cell>
          <table:table-cell office:value-type="float" office:value="8.286851525" calcext:value-type="float">
            <text:p>8.286851525</text:p>
          </table:table-cell>
          <table:table-cell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6.8479" calcext:value-type="float">
            <text:p>6.8479</text:p>
          </table:table-cell>
          <table:table-cell office:value-type="float" office:value="8.313681525" calcext:value-type="float">
            <text:p>8.313681525</text:p>
          </table:table-cell>
          <table:table-cell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.73818" calcext:value-type="float">
            <text:p>6.73818</text:p>
          </table:table-cell>
          <table:table-cell office:value-type="float" office:value="8.4844556" calcext:value-type="float">
            <text:p>8.4844556</text:p>
          </table:table-cell>
          <table:table-cell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.545932" calcext:value-type="float">
            <text:p>6.545932</text:p>
          </table:table-cell>
          <table:table-cell office:value-type="float" office:value="8.667242825" calcext:value-type="float">
            <text:p>8.667242825</text:p>
          </table:table-cell>
          <table:table-cell table:number-columns-repeated="2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4.676988" calcext:value-type="float">
            <text:p>4.676988</text:p>
          </table:table-cell>
          <table:table-cell office:value-type="float" office:value="8.8092402" calcext:value-type="float">
            <text:p>8.8092402</text:p>
          </table:table-cell>
          <table:table-cell table:number-columns-repeated="2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4.676988" calcext:value-type="float">
            <text:p>4.676988</text:p>
          </table:table-cell>
          <table:table-cell office:value-type="float" office:value="8.97112415" calcext:value-type="float">
            <text:p>8.97112415</text:p>
          </table:table-cell>
          <table:table-cell table:number-columns-repeated="2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2.762906" calcext:value-type="float">
            <text:p>2.762906</text:p>
          </table:table-cell>
          <table:table-cell office:value-type="float" office:value="9.120847625" calcext:value-type="float">
            <text:p>9.120847625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.842222" calcext:value-type="float">
            <text:p>8.842222</text:p>
          </table:table-cell>
          <table:table-cell office:value-type="float" office:value="9.239784225" calcext:value-type="float">
            <text:p>9.239784225</text:p>
          </table:table-cell>
          <table:table-cell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1.803749" calcext:value-type="float">
            <text:p>11.803749</text:p>
          </table:table-cell>
          <table:table-cell office:value-type="float" office:value="9.206737925" calcext:value-type="float">
            <text:p>9.206737925</text:p>
          </table:table-cell>
          <table:table-cell table:number-columns-repeated="2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1.509668" calcext:value-type="float">
            <text:p>11.509668</text:p>
          </table:table-cell>
          <table:table-cell office:value-type="float" office:value="9.09965345" calcext:value-type="float">
            <text:p>9.09965345</text:p>
          </table:table-cell>
          <table:table-cell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7.607719" calcext:value-type="float">
            <text:p>7.607719</text:p>
          </table:table-cell>
          <table:table-cell office:value-type="float" office:value="8.999921" calcext:value-type="float">
            <text:p>8.999921</text:p>
          </table:table-cell>
          <table:table-cell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7.607719" calcext:value-type="float">
            <text:p>7.607719</text:p>
          </table:table-cell>
          <table:table-cell office:value-type="float" office:value="9.02463575" calcext:value-type="float">
            <text:p>9.02463575</text:p>
          </table:table-cell>
          <table:table-cell table:number-columns-repeated="2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7.607719" calcext:value-type="float">
            <text:p>7.607719</text:p>
          </table:table-cell>
          <table:table-cell office:value-type="float" office:value="9.387783025" calcext:value-type="float">
            <text:p>9.387783025</text:p>
          </table:table-cell>
          <table:table-cell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7.607719" calcext:value-type="float">
            <text:p>7.607719</text:p>
          </table:table-cell>
          <table:table-cell office:value-type="float" office:value="9.920616925" calcext:value-type="float">
            <text:p>9.920616925</text:p>
          </table:table-cell>
          <table:table-cell table:number-columns-repeated="2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6.460836" calcext:value-type="float">
            <text:p>6.460836</text:p>
          </table:table-cell>
          <table:table-cell office:value-type="float" office:value="10.260675525" calcext:value-type="float">
            <text:p>10.260675525</text:p>
          </table:table-cell>
          <table:table-cell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0.815858" calcext:value-type="float">
            <text:p>10.815858</text:p>
          </table:table-cell>
          <table:table-cell office:value-type="float" office:value="10.6294062" calcext:value-type="float">
            <text:p>10.6294062</text:p>
          </table:table-cell>
          <table:table-cell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1.394902" calcext:value-type="float">
            <text:p>11.394902</text:p>
          </table:table-cell>
          <table:table-cell office:value-type="float" office:value="10.889261325" calcext:value-type="float">
            <text:p>10.889261325</text:p>
          </table:table-cell>
          <table:table-cell table:number-columns-repeated="2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0.047954" calcext:value-type="float">
            <text:p>10.047954</text:p>
          </table:table-cell>
          <table:table-cell office:value-type="float" office:value="11.13464035" calcext:value-type="float">
            <text:p>11.13464035</text:p>
          </table:table-cell>
          <table:table-cell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6.86692" calcext:value-type="float">
            <text:p>6.86692</text:p>
          </table:table-cell>
          <table:table-cell office:value-type="float" office:value="11.09912225" calcext:value-type="float">
            <text:p>11.09912225</text:p>
          </table:table-cell>
          <table:table-cell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.86692" calcext:value-type="float">
            <text:p>6.86692</text:p>
          </table:table-cell>
          <table:table-cell office:value-type="float" office:value="11.999417575" calcext:value-type="float">
            <text:p>11.999417575</text:p>
          </table:table-cell>
          <table:table-cell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.86692" calcext:value-type="float">
            <text:p>6.86692</text:p>
          </table:table-cell>
          <table:table-cell office:value-type="float" office:value="12.9831608" calcext:value-type="float">
            <text:p>12.9831608</text:p>
          </table:table-cell>
          <table:table-cell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.86692" calcext:value-type="float">
            <text:p>6.86692</text:p>
          </table:table-cell>
          <table:table-cell office:value-type="float" office:value="13.628961175" calcext:value-type="float">
            <text:p>13.628961175</text:p>
          </table:table-cell>
          <table:table-cell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9.777404" calcext:value-type="float">
            <text:p>9.777404</text:p>
          </table:table-cell>
          <table:table-cell office:value-type="float" office:value="14.27476155" calcext:value-type="float">
            <text:p>14.27476155</text:p>
          </table:table-cell>
          <table:table-cell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2.472807" calcext:value-type="float">
            <text:p>12.472807</text:p>
          </table:table-cell>
          <table:table-cell office:value-type="float" office:value="14.847799825" calcext:value-type="float">
            <text:p>14.847799825</text:p>
          </table:table-cell>
          <table:table-cell table:number-columns-repeated="2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1.793108" calcext:value-type="float">
            <text:p>11.793108</text:p>
          </table:table-cell>
          <table:table-cell office:value-type="float" office:value="15.353453025" calcext:value-type="float">
            <text:p>15.353453025</text:p>
          </table:table-cell>
          <table:table-cell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8.672819" calcext:value-type="float">
            <text:p>8.672819</text:p>
          </table:table-cell>
          <table:table-cell office:value-type="float" office:value="15.8760987" calcext:value-type="float">
            <text:p>15.8760987</text:p>
          </table:table-cell>
          <table:table-cell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2.445566" calcext:value-type="float">
            <text:p>2.445566</text:p>
          </table:table-cell>
          <table:table-cell office:value-type="float" office:value="15.769517675" calcext:value-type="float">
            <text:p>15.769517675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.445566" calcext:value-type="float">
            <text:p>2.445566</text:p>
          </table:table-cell>
          <table:table-cell office:value-type="float" office:value="16.1109073" calcext:value-type="float">
            <text:p>16.1109073</text:p>
          </table:table-cell>
          <table:table-cell table:number-columns-repeated="2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2.445566" calcext:value-type="float">
            <text:p>2.445566</text:p>
          </table:table-cell>
          <table:table-cell office:value-type="float" office:value="16.4838977" calcext:value-type="float">
            <text:p>16.4838977</text:p>
          </table:table-cell>
          <table:table-cell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9.072656" calcext:value-type="float">
            <text:p>9.072656</text:p>
          </table:table-cell>
          <table:table-cell office:value-type="float" office:value="16.785991875" calcext:value-type="float">
            <text:p>16.785991875</text:p>
          </table:table-cell>
          <table:table-cell table:number-columns-repeated="2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1.363851" calcext:value-type="float">
            <text:p>11.363851</text:p>
          </table:table-cell>
          <table:table-cell office:value-type="float" office:value="16.8474098" calcext:value-type="float">
            <text:p>16.8474098</text:p>
          </table:table-cell>
          <table:table-cell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.469424" calcext:value-type="float">
            <text:p>6.469424</text:p>
          </table:table-cell>
          <table:table-cell office:value-type="float" office:value="16.8264009" calcext:value-type="float">
            <text:p>16.8264009</text:p>
          </table:table-cell>
          <table:table-cell table:number-columns-repeated="2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.469424" calcext:value-type="float">
            <text:p>6.469424</text:p>
          </table:table-cell>
          <table:table-cell office:value-type="float" office:value="16.8611766" calcext:value-type="float">
            <text:p>16.8611766</text:p>
          </table:table-cell>
          <table:table-cell table:number-columns-repeated="2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6.469424" calcext:value-type="float">
            <text:p>6.469424</text:p>
          </table:table-cell>
          <table:table-cell office:value-type="float" office:value="16.8959523" calcext:value-type="float">
            <text:p>16.8959523</text:p>
          </table:table-cell>
          <table:table-cell table:number-columns-repeated="2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6.692555" calcext:value-type="float">
            <text:p>6.692555</text:p>
          </table:table-cell>
          <table:table-cell office:value-type="float" office:value="16.930728" calcext:value-type="float">
            <text:p>16.930728</text:p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4.195139" calcext:value-type="float">
            <text:p>14.195139</text:p>
          </table:table-cell>
          <table:table-cell office:value-type="float" office:value="16.959925425" calcext:value-type="float">
            <text:p>16.959925425</text:p>
          </table:table-cell>
          <table:table-cell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3.331764" calcext:value-type="float">
            <text:p>13.331764</text:p>
          </table:table-cell>
          <table:table-cell office:value-type="float" office:value="16.80155825" calcext:value-type="float">
            <text:p>16.80155825</text:p>
          </table:table-cell>
          <table:table-cell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3.331764" calcext:value-type="float">
            <text:p>13.331764</text:p>
          </table:table-cell>
          <table:table-cell office:value-type="float" office:value="16.66477545" calcext:value-type="float">
            <text:p>16.66477545</text:p>
          </table:table-cell>
          <table:table-cell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3.331764" calcext:value-type="float">
            <text:p>13.331764</text:p>
          </table:table-cell>
          <table:table-cell office:value-type="float" office:value="16.52799265" calcext:value-type="float">
            <text:p>16.52799265</text:p>
          </table:table-cell>
          <table:table-cell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3.331764" calcext:value-type="float">
            <text:p>13.331764</text:p>
          </table:table-cell>
          <table:table-cell office:value-type="float" office:value="16.47300135" calcext:value-type="float">
            <text:p>16.47300135</text:p>
          </table:table-cell>
          <table:table-cell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7.412257" calcext:value-type="float">
            <text:p>7.412257</text:p>
          </table:table-cell>
          <table:table-cell office:value-type="float" office:value="16.6304158" calcext:value-type="float">
            <text:p>16.6304158</text:p>
          </table:table-cell>
          <table:table-cell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3.678863" calcext:value-type="float">
            <text:p>13.678863</text:p>
          </table:table-cell>
          <table:table-cell office:value-type="float" office:value="16.953483275" calcext:value-type="float">
            <text:p>16.953483275</text:p>
          </table:table-cell>
          <table:table-cell table:number-columns-repeated="2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4.049669" calcext:value-type="float">
            <text:p>14.049669</text:p>
          </table:table-cell>
          <table:table-cell office:value-type="float" office:value="16.985459125" calcext:value-type="float">
            <text:p>16.985459125</text:p>
          </table:table-cell>
          <table:table-cell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2.225827" calcext:value-type="float">
            <text:p>12.225827</text:p>
          </table:table-cell>
          <table:table-cell office:value-type="float" office:value="16.8428551" calcext:value-type="float">
            <text:p>16.8428551</text:p>
          </table:table-cell>
          <table:table-cell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1.152346" calcext:value-type="float">
            <text:p>11.152346</text:p>
          </table:table-cell>
          <table:table-cell office:value-type="float" office:value="16.75108065" calcext:value-type="float">
            <text:p>16.75108065</text:p>
          </table:table-cell>
          <table:table-cell table:number-columns-repeated="2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0.665927" calcext:value-type="float">
            <text:p>10.665927</text:p>
          </table:table-cell>
          <table:table-cell office:value-type="float" office:value="16.694617825" calcext:value-type="float">
            <text:p>16.694617825</text:p>
          </table:table-cell>
          <table:table-cell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7.52037" calcext:value-type="float">
            <text:p>7.52037</text:p>
          </table:table-cell>
          <table:table-cell office:value-type="float" office:value="16.650315475" calcext:value-type="float">
            <text:p>16.650315475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7.52037" calcext:value-type="float">
            <text:p>7.52037</text:p>
          </table:table-cell>
          <table:table-cell office:value-type="float" office:value="16.68465205" calcext:value-type="float">
            <text:p>16.68465205</text:p>
          </table:table-cell>
          <table:table-cell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7.52037" calcext:value-type="float">
            <text:p>7.52037</text:p>
          </table:table-cell>
          <table:table-cell office:value-type="float" office:value="16.718988625" calcext:value-type="float">
            <text:p>16.718988625</text:p>
          </table:table-cell>
          <table:table-cell table:number-columns-repeated="2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7.52037" calcext:value-type="float">
            <text:p>7.52037</text:p>
          </table:table-cell>
          <table:table-cell office:value-type="float" office:value="16.7533252" calcext:value-type="float">
            <text:p>16.7533252</text:p>
          </table:table-cell>
          <table:table-cell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8.596309" calcext:value-type="float">
            <text:p>8.596309</text:p>
          </table:table-cell>
          <table:table-cell office:value-type="float" office:value="16.992271275" calcext:value-type="float">
            <text:p>16.992271275</text:p>
          </table:table-cell>
          <table:table-cell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22.13361" calcext:value-type="float">
            <text:p>22.13361</text:p>
          </table:table-cell>
          <table:table-cell office:value-type="float" office:value="17.287039575" calcext:value-type="float">
            <text:p>17.287039575</text:p>
          </table:table-cell>
          <table:table-cell table:number-columns-repeated="2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28.921075" calcext:value-type="float">
            <text:p>28.921075</text:p>
          </table:table-cell>
          <table:table-cell office:value-type="float" office:value="17.0892663" calcext:value-type="float">
            <text:p>17.0892663</text:p>
          </table:table-cell>
          <table:table-cell table:number-columns-repeated="2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21.210063" calcext:value-type="float">
            <text:p>21.210063</text:p>
          </table:table-cell>
          <table:table-cell office:value-type="float" office:value="16.7218064" calcext:value-type="float">
            <text:p>16.7218064</text:p>
          </table:table-cell>
          <table:table-cell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21.210063" calcext:value-type="float">
            <text:p>21.210063</text:p>
          </table:table-cell>
          <table:table-cell office:value-type="float" office:value="16.5471218" calcext:value-type="float">
            <text:p>16.5471218</text:p>
          </table:table-cell>
          <table:table-cell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21.210063" calcext:value-type="float">
            <text:p>21.210063</text:p>
          </table:table-cell>
          <table:table-cell office:value-type="float" office:value="16.3724372" calcext:value-type="float">
            <text:p>16.3724372</text:p>
          </table:table-cell>
          <table:table-cell table:number-columns-repeated="2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21.210063" calcext:value-type="float">
            <text:p>21.210063</text:p>
          </table:table-cell>
          <table:table-cell office:value-type="float" office:value="16.1977526" calcext:value-type="float">
            <text:p>16.1977526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8.62723" calcext:value-type="float">
            <text:p>8.62723</text:p>
          </table:table-cell>
          <table:table-cell office:value-type="float" office:value="15.74429985" calcext:value-type="float">
            <text:p>15.74429985</text:p>
          </table:table-cell>
          <table:table-cell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42.878733" calcext:value-type="float">
            <text:p>42.878733</text:p>
          </table:table-cell>
          <table:table-cell office:value-type="float" office:value="15.85093275" calcext:value-type="float">
            <text:p>15.85093275</text:p>
          </table:table-cell>
          <table:table-cell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46.216649" calcext:value-type="float">
            <text:p>46.216649</text:p>
          </table:table-cell>
          <table:table-cell office:value-type="float" office:value="15.187897975" calcext:value-type="float">
            <text:p>15.187897975</text:p>
          </table:table-cell>
          <table:table-cell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32.698935" calcext:value-type="float">
            <text:p>32.698935</text:p>
          </table:table-cell>
          <table:table-cell office:value-type="float" office:value="14.4570256" calcext:value-type="float">
            <text:p>14.4570256</text:p>
          </table:table-cell>
          <table:table-cell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32.698935" calcext:value-type="float">
            <text:p>32.698935</text:p>
          </table:table-cell>
          <table:table-cell office:value-type="float" office:value="14.036538625" calcext:value-type="float">
            <text:p>14.036538625</text:p>
          </table:table-cell>
          <table:table-cell table:number-columns-repeated="2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32.698935" calcext:value-type="float">
            <text:p>32.698935</text:p>
          </table:table-cell>
          <table:table-cell office:value-type="float" office:value="13.525132825" calcext:value-type="float">
            <text:p>13.525132825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32.698935" calcext:value-type="float">
            <text:p>32.698935</text:p>
          </table:table-cell>
          <table:table-cell office:value-type="float" office:value="13.013727025" calcext:value-type="float">
            <text:p>13.013727025</text:p>
          </table:table-cell>
          <table:table-cell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32.698935" calcext:value-type="float">
            <text:p>32.698935</text:p>
          </table:table-cell>
          <table:table-cell office:value-type="float" office:value="12.502321225" calcext:value-type="float">
            <text:p>12.502321225</text:p>
          </table:table-cell>
          <table:table-cell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4.409578" calcext:value-type="float">
            <text:p>4.409578</text:p>
          </table:table-cell>
          <table:table-cell office:value-type="float" office:value="11.990915425" calcext:value-type="float">
            <text:p>11.990915425</text:p>
          </table:table-cell>
          <table:table-cell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6.101151" calcext:value-type="float">
            <text:p>16.101151</text:p>
          </table:table-cell>
          <table:table-cell office:value-type="float" office:value="12.1662642" calcext:value-type="float">
            <text:p>12.1662642</text:p>
          </table:table-cell>
          <table:table-cell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7.365182" calcext:value-type="float">
            <text:p>17.365182</text:p>
          </table:table-cell>
          <table:table-cell office:value-type="float" office:value="11.92548915" calcext:value-type="float">
            <text:p>11.92548915</text:p>
          </table:table-cell>
          <table:table-cell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4.529333" calcext:value-type="float">
            <text:p>14.529333</text:p>
          </table:table-cell>
          <table:table-cell office:value-type="float" office:value="11.653113325" calcext:value-type="float">
            <text:p>11.653113325</text:p>
          </table:table-cell>
          <table:table-cell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1.529373" calcext:value-type="float">
            <text:p>11.529373</text:p>
          </table:table-cell>
          <table:table-cell office:value-type="float" office:value="11.451633725" calcext:value-type="float">
            <text:p>11.451633725</text:p>
          </table:table-cell>
          <table:table-cell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0.523495" calcext:value-type="float">
            <text:p>10.523495</text:p>
          </table:table-cell>
          <table:table-cell office:value-type="float" office:value="11.3157193" calcext:value-type="float">
            <text:p>11.3157193</text:p>
          </table:table-cell>
          <table:table-cell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7.860452" calcext:value-type="float">
            <text:p>7.860452</text:p>
          </table:table-cell>
          <table:table-cell office:value-type="float" office:value="11.854298775" calcext:value-type="float">
            <text:p>11.854298775</text:p>
          </table:table-cell>
          <table:table-cell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7.860452" calcext:value-type="float">
            <text:p>7.860452</text:p>
          </table:table-cell>
          <table:table-cell office:value-type="float" office:value="12.5951907" calcext:value-type="float">
            <text:p>12.5951907</text:p>
          </table:table-cell>
          <table:table-cell table:number-columns-repeated="2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7.860452" calcext:value-type="float">
            <text:p>7.860452</text:p>
          </table:table-cell>
          <table:table-cell office:value-type="float" office:value="13.05869415" calcext:value-type="float">
            <text:p>13.05869415</text:p>
          </table:table-cell>
          <table:table-cell table:number-columns-repeated="2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7.860452" calcext:value-type="float">
            <text:p>7.860452</text:p>
          </table:table-cell>
          <table:table-cell office:value-type="float" office:value="13.5221976" calcext:value-type="float">
            <text:p>13.5221976</text:p>
          </table:table-cell>
          <table:table-cell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7.860452" calcext:value-type="float">
            <text:p>7.860452</text:p>
          </table:table-cell>
          <table:table-cell office:value-type="float" office:value="13.98570105" calcext:value-type="float">
            <text:p>13.98570105</text:p>
          </table:table-cell>
          <table:table-cell table:number-columns-repeated="2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7.860452" calcext:value-type="float">
            <text:p>7.860452</text:p>
          </table:table-cell>
          <table:table-cell office:value-type="float" office:value="14.4492045" calcext:value-type="float">
            <text:p>14.4492045</text:p>
          </table:table-cell>
          <table:table-cell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7.860452" calcext:value-type="float">
            <text:p>7.860452</text:p>
          </table:table-cell>
          <table:table-cell office:value-type="float" office:value="14.91270795" calcext:value-type="float">
            <text:p>14.91270795</text:p>
          </table:table-cell>
          <table:table-cell table:number-columns-repeated="2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1.132112" calcext:value-type="float">
            <text:p>11.132112</text:p>
          </table:table-cell>
          <table:table-cell office:value-type="float" office:value="15.2634914" calcext:value-type="float">
            <text:p>15.2634914</text:p>
          </table:table-cell>
          <table:table-cell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9.628342" calcext:value-type="float">
            <text:p>19.628342</text:p>
          </table:table-cell>
          <table:table-cell office:value-type="float" office:value="15.7614545" calcext:value-type="float">
            <text:p>15.7614545</text:p>
          </table:table-cell>
          <table:table-cell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20.334956" calcext:value-type="float">
            <text:p>20.334956</text:p>
          </table:table-cell>
          <table:table-cell office:value-type="float" office:value="16.178918875" calcext:value-type="float">
            <text:p>16.178918875</text:p>
          </table:table-cell>
          <table:table-cell table:number-columns-repeated="2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4.957897" calcext:value-type="float">
            <text:p>14.957897</text:p>
          </table:table-cell>
          <table:table-cell office:value-type="float" office:value="16.79585445" calcext:value-type="float">
            <text:p>16.79585445</text:p>
          </table:table-cell>
          <table:table-cell table:number-columns-repeated="2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8.345508" calcext:value-type="float">
            <text:p>8.345508</text:p>
          </table:table-cell>
          <table:table-cell office:value-type="float" office:value="17.83340385" calcext:value-type="float">
            <text:p>17.83340385</text:p>
          </table:table-cell>
          <table:table-cell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8.554849" calcext:value-type="float">
            <text:p>8.554849</text:p>
          </table:table-cell>
          <table:table-cell office:value-type="float" office:value="19.241470425" calcext:value-type="float">
            <text:p>19.241470425</text:p>
          </table:table-cell>
          <table:table-cell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8.893833" calcext:value-type="float">
            <text:p>8.893833</text:p>
          </table:table-cell>
          <table:table-cell office:value-type="float" office:value="20.644303475" calcext:value-type="float">
            <text:p>20.644303475</text:p>
          </table:table-cell>
          <table:table-cell table:number-columns-repeated="2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8.893833" calcext:value-type="float">
            <text:p>8.893833</text:p>
          </table:table-cell>
          <table:table-cell office:value-type="float" office:value="24.9614446" calcext:value-type="float">
            <text:p>24.9614446</text:p>
          </table:table-cell>
          <table:table-cell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8.893833" calcext:value-type="float">
            <text:p>8.893833</text:p>
          </table:table-cell>
          <table:table-cell office:value-type="float" office:value="27.848746" calcext:value-type="float">
            <text:p>27.848746</text:p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8.893833" calcext:value-type="float">
            <text:p>8.893833</text:p>
          </table:table-cell>
          <table:table-cell office:value-type="float" office:value="29.8670238" calcext:value-type="float">
            <text:p>29.8670238</text:p>
          </table:table-cell>
          <table:table-cell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8.893833" calcext:value-type="float">
            <text:p>8.893833</text:p>
          </table:table-cell>
          <table:table-cell office:value-type="float" office:value="30.48329275" calcext:value-type="float">
            <text:p>30.48329275</text:p>
          </table:table-cell>
          <table:table-cell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7.078213" calcext:value-type="float">
            <text:p>17.078213</text:p>
          </table:table-cell>
          <table:table-cell office:value-type="float" office:value="31.0995617" calcext:value-type="float">
            <text:p>31.0995617</text:p>
          </table:table-cell>
          <table:table-cell table:number-columns-repeated="2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20.387041" calcext:value-type="float">
            <text:p>20.387041</text:p>
          </table:table-cell>
          <table:table-cell office:value-type="float" office:value="31.51122115" calcext:value-type="float">
            <text:p>31.51122115</text:p>
          </table:table-cell>
          <table:table-cell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4.222679" calcext:value-type="float">
            <text:p>14.222679</text:p>
          </table:table-cell>
          <table:table-cell office:value-type="float" office:value="31.8401599" calcext:value-type="float">
            <text:p>31.8401599</text:p>
          </table:table-cell>
          <table:table-cell table:number-columns-repeated="2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4.222679" calcext:value-type="float">
            <text:p>14.222679</text:p>
          </table:table-cell>
          <table:table-cell office:value-type="float" office:value="32.3232077" calcext:value-type="float">
            <text:p>32.3232077</text:p>
          </table:table-cell>
          <table:table-cell table:number-columns-repeated="2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4.222679" calcext:value-type="float">
            <text:p>14.222679</text:p>
          </table:table-cell>
          <table:table-cell office:value-type="float" office:value="32.92052155" calcext:value-type="float">
            <text:p>32.92052155</text:p>
          </table:table-cell>
          <table:table-cell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4.222679" calcext:value-type="float">
            <text:p>14.222679</text:p>
          </table:table-cell>
          <table:table-cell office:value-type="float" office:value="33.6724724" calcext:value-type="float">
            <text:p>33.6724724</text:p>
          </table:table-cell>
          <table:table-cell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4.222679" calcext:value-type="float">
            <text:p>14.222679</text:p>
          </table:table-cell>
          <table:table-cell office:value-type="float" office:value="34.09330795" calcext:value-type="float">
            <text:p>34.09330795</text:p>
          </table:table-cell>
          <table:table-cell table:number-columns-repeated="2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3.071953" calcext:value-type="float">
            <text:p>3.071953</text:p>
          </table:table-cell>
          <table:table-cell office:value-type="float" office:value="34.5141435" calcext:value-type="float">
            <text:p>34.5141435</text:p>
          </table:table-cell>
          <table:table-cell table:number-columns-repeated="2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2.892546" calcext:value-type="float">
            <text:p>12.892546</text:p>
          </table:table-cell>
          <table:table-cell office:value-type="float" office:value="35.2137472" calcext:value-type="float">
            <text:p>35.2137472</text:p>
          </table:table-cell>
          <table:table-cell table:number-columns-repeated="2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6.357342" calcext:value-type="float">
            <text:p>16.357342</text:p>
          </table:table-cell>
          <table:table-cell office:value-type="float" office:value="35.394160525" calcext:value-type="float">
            <text:p>35.394160525</text:p>
          </table:table-cell>
          <table:table-cell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6.981754" calcext:value-type="float">
            <text:p>16.981754</text:p>
          </table:table-cell>
          <table:table-cell office:value-type="float" office:value="35.590582875" calcext:value-type="float">
            <text:p>35.590582875</text:p>
          </table:table-cell>
          <table:table-cell table:number-columns-repeated="2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5.879456" calcext:value-type="float">
            <text:p>15.879456</text:p>
          </table:table-cell>
          <table:table-cell office:value-type="float" office:value="35.63171725" calcext:value-type="float">
            <text:p>35.63171725</text:p>
          </table:table-cell>
          <table:table-cell table:number-columns-repeated="2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2.242703" calcext:value-type="float">
            <text:p>12.242703</text:p>
          </table:table-cell>
          <table:table-cell office:value-type="float" office:value="35.383901375" calcext:value-type="float">
            <text:p>35.383901375</text:p>
          </table:table-cell>
          <table:table-cell table:number-columns-repeated="2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2.242703" calcext:value-type="float">
            <text:p>12.242703</text:p>
          </table:table-cell>
          <table:table-cell office:value-type="float" office:value="35.227004325" calcext:value-type="float">
            <text:p>35.227004325</text:p>
          </table:table-cell>
          <table:table-cell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2.242703" calcext:value-type="float">
            <text:p>12.242703</text:p>
          </table:table-cell>
          <table:table-cell office:value-type="float" office:value="35.070107275" calcext:value-type="float">
            <text:p>35.070107275</text:p>
          </table:table-cell>
          <table:table-cell table:number-columns-repeated="2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2.242703" calcext:value-type="float">
            <text:p>12.242703</text:p>
          </table:table-cell>
          <table:table-cell office:value-type="float" office:value="34.913210225" calcext:value-type="float">
            <text:p>34.913210225</text:p>
          </table:table-cell>
          <table:table-cell table:number-columns-repeated="2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1.423529" calcext:value-type="float">
            <text:p>11.423529</text:p>
          </table:table-cell>
          <table:table-cell office:value-type="float" office:value="34.756313175" calcext:value-type="float">
            <text:p>34.756313175</text:p>
          </table:table-cell>
          <table:table-cell table:number-columns-repeated="2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6.470149" calcext:value-type="float">
            <text:p>6.470149</text:p>
          </table:table-cell>
          <table:table-cell office:value-type="float" office:value="34.619895475" calcext:value-type="float">
            <text:p>34.619895475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.470149" calcext:value-type="float">
            <text:p>6.470149</text:p>
          </table:table-cell>
          <table:table-cell office:value-type="float" office:value="34.784773375" calcext:value-type="float">
            <text:p>34.784773375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6.470149" calcext:value-type="float">
            <text:p>6.470149</text:p>
          </table:table-cell>
          <table:table-cell office:value-type="float" office:value="35.08774485" calcext:value-type="float">
            <text:p>35.08774485</text:p>
          </table:table-cell>
          <table:table-cell table:number-columns-repeated="2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6.092796" calcext:value-type="float">
            <text:p>6.092796</text:p>
          </table:table-cell>
          <table:table-cell office:value-type="float" office:value="35.518337" calcext:value-type="float">
            <text:p>35.518337</text:p>
          </table:table-cell>
          <table:table-cell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32.066674" calcext:value-type="float">
            <text:p>32.066674</text:p>
          </table:table-cell>
          <table:table-cell office:value-type="float" office:value="35.982727175" calcext:value-type="float">
            <text:p>35.982727175</text:p>
          </table:table-cell>
          <table:table-cell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37.496129" calcext:value-type="float">
            <text:p>37.496129</text:p>
          </table:table-cell>
          <table:table-cell office:value-type="float" office:value="35.588469175" calcext:value-type="float">
            <text:p>35.588469175</text:p>
          </table:table-cell>
          <table:table-cell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26.40059" calcext:value-type="float">
            <text:p>26.40059</text:p>
          </table:table-cell>
          <table:table-cell office:value-type="float" office:value="35.0584748" calcext:value-type="float">
            <text:p>35.0584748</text:p>
          </table:table-cell>
          <table:table-cell table:number-columns-repeated="2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26.40059" calcext:value-type="float">
            <text:p>26.40059</text:p>
          </table:table-cell>
          <table:table-cell office:value-type="float" office:value="34.8058689" calcext:value-type="float">
            <text:p>34.8058689</text:p>
          </table:table-cell>
          <table:table-cell table:number-columns-repeated="2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26.40059" calcext:value-type="float">
            <text:p>26.40059</text:p>
          </table:table-cell>
          <table:table-cell office:value-type="float" office:value="34.553263" calcext:value-type="float">
            <text:p>34.553263</text:p>
          </table:table-cell>
          <table:table-cell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6.40059" calcext:value-type="float">
            <text:p>26.40059</text:p>
          </table:table-cell>
          <table:table-cell office:value-type="float" office:value="34.18859225" calcext:value-type="float">
            <text:p>34.18859225</text:p>
          </table:table-cell>
          <table:table-cell table:number-columns-repeated="2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26.40059" calcext:value-type="float">
            <text:p>26.40059</text:p>
          </table:table-cell>
          <table:table-cell office:value-type="float" office:value="33.704956825" calcext:value-type="float">
            <text:p>33.704956825</text:p>
          </table:table-cell>
          <table:table-cell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21.89179" calcext:value-type="float">
            <text:p>21.89179</text:p>
          </table:table-cell>
          <table:table-cell office:value-type="float" office:value="33.2213214" calcext:value-type="float">
            <text:p>33.2213214</text:p>
          </table:table-cell>
          <table:table-cell table:number-columns-repeated="2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31.050636" calcext:value-type="float">
            <text:p>31.050636</text:p>
          </table:table-cell>
          <table:table-cell office:value-type="float" office:value="32.850405975" calcext:value-type="float">
            <text:p>32.850405975</text:p>
          </table:table-cell>
          <table:table-cell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36.326917" calcext:value-type="float">
            <text:p>36.326917</text:p>
          </table:table-cell>
          <table:table-cell office:value-type="float" office:value="32.2505194" calcext:value-type="float">
            <text:p>32.2505194</text:p>
          </table:table-cell>
          <table:table-cell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45.012379" calcext:value-type="float">
            <text:p>45.012379</text:p>
          </table:table-cell>
          <table:table-cell office:value-type="float" office:value="31.52842405" calcext:value-type="float">
            <text:p>31.52842405</text:p>
          </table:table-cell>
          <table:table-cell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56.459873" calcext:value-type="float">
            <text:p>56.459873</text:p>
          </table:table-cell>
          <table:table-cell office:value-type="float" office:value="30.839497625" calcext:value-type="float">
            <text:p>30.839497625</text:p>
          </table:table-cell>
          <table:table-cell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64.668171" calcext:value-type="float">
            <text:p>64.668171</text:p>
          </table:table-cell>
          <table:table-cell office:value-type="float" office:value="29.920943025" calcext:value-type="float">
            <text:p>29.920943025</text:p>
          </table:table-cell>
          <table:table-cell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64.668171" calcext:value-type="float">
            <text:p>64.668171</text:p>
          </table:table-cell>
          <table:table-cell office:value-type="float" office:value="28.725688725" calcext:value-type="float">
            <text:p>28.725688725</text:p>
          </table:table-cell>
          <table:table-cell table:number-columns-repeated="2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81.579478" calcext:value-type="float">
            <text:p>181.579478</text:p>
          </table:table-cell>
          <table:table-cell office:value-type="float" office:value="27.330164125" calcext:value-type="float">
            <text:p>27.330164125</text:p>
          </table:table-cell>
          <table:table-cell table:number-columns-repeated="2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24.385889" calcext:value-type="float">
            <text:p>124.385889</text:p>
          </table:table-cell>
          <table:table-cell office:value-type="float" office:value="23.01185685" calcext:value-type="float">
            <text:p>23.01185685</text:p>
          </table:table-cell>
          <table:table-cell table:number-columns-repeated="2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89.624945" calcext:value-type="float">
            <text:p>89.624945</text:p>
          </table:table-cell>
          <table:table-cell office:value-type="float" office:value="20.1233893" calcext:value-type="float">
            <text:p>20.1233893</text:p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33.544591" calcext:value-type="float">
            <text:p>33.544591</text:p>
          </table:table-cell>
          <table:table-cell office:value-type="float" office:value="18.10394535" calcext:value-type="float">
            <text:p>18.10394535</text:p>
          </table:table-cell>
          <table:table-cell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33.544591" calcext:value-type="float">
            <text:p>33.544591</text:p>
          </table:table-cell>
          <table:table-cell office:value-type="float" office:value="17.465211525" calcext:value-type="float">
            <text:p>17.465211525</text:p>
          </table:table-cell>
          <table:table-cell table:number-columns-repeated="2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33.544591" calcext:value-type="float">
            <text:p>33.544591</text:p>
          </table:table-cell>
          <table:table-cell office:value-type="float" office:value="16.9152963" calcext:value-type="float">
            <text:p>16.9152963</text:p>
          </table:table-cell>
          <table:table-cell table:number-columns-repeated="2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33.544591" calcext:value-type="float">
            <text:p>33.544591</text:p>
          </table:table-cell>
          <table:table-cell office:value-type="float" office:value="16.352804025" calcext:value-type="float">
            <text:p>16.352804025</text:p>
          </table:table-cell>
          <table:table-cell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33.544591" calcext:value-type="float">
            <text:p>33.544591</text:p>
          </table:table-cell>
          <table:table-cell office:value-type="float" office:value="15.738946925" calcext:value-type="float">
            <text:p>15.738946925</text:p>
          </table:table-cell>
          <table:table-cell table:number-columns-repeated="2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38.115233" calcext:value-type="float">
            <text:p>38.115233</text:p>
          </table:table-cell>
          <table:table-cell office:value-type="float" office:value="15.08410355" calcext:value-type="float">
            <text:p>15.08410355</text:p>
          </table:table-cell>
          <table:table-cell table:number-columns-repeated="2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44.300713" calcext:value-type="float">
            <text:p>44.300713</text:p>
          </table:table-cell>
          <table:table-cell office:value-type="float" office:value="14.2698332" calcext:value-type="float">
            <text:p>14.2698332</text:p>
          </table:table-cell>
          <table:table-cell table:number-columns-repeated="2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31.056101" calcext:value-type="float">
            <text:p>31.056101</text:p>
          </table:table-cell>
          <table:table-cell office:value-type="float" office:value="13.30092585" calcext:value-type="float">
            <text:p>13.30092585</text:p>
          </table:table-cell>
          <table:table-cell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31.056101" calcext:value-type="float">
            <text:p>31.056101</text:p>
          </table:table-cell>
          <table:table-cell office:value-type="float" office:value="12.6631338" calcext:value-type="float">
            <text:p>12.6631338</text:p>
          </table:table-cell>
          <table:table-cell table:number-columns-repeated="2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31.056101" calcext:value-type="float">
            <text:p>31.056101</text:p>
          </table:table-cell>
          <table:table-cell office:value-type="float" office:value="12.13415845" calcext:value-type="float">
            <text:p>12.13415845</text:p>
          </table:table-cell>
          <table:table-cell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20.109079" calcext:value-type="float">
            <text:p>20.109079</text:p>
          </table:table-cell>
          <table:table-cell office:value-type="float" office:value="11.7454028" calcext:value-type="float">
            <text:p>11.7454028</text:p>
          </table:table-cell>
          <table:table-cell table:number-columns-repeated="2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24.214236" calcext:value-type="float">
            <text:p>24.214236</text:p>
          </table:table-cell>
          <table:table-cell office:value-type="float" office:value="11.65153265" calcext:value-type="float">
            <text:p>11.65153265</text:p>
          </table:table-cell>
          <table:table-cell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8.627129" calcext:value-type="float">
            <text:p>18.627129</text:p>
          </table:table-cell>
          <table:table-cell office:value-type="float" office:value="11.321203225" calcext:value-type="float">
            <text:p>11.321203225</text:p>
          </table:table-cell>
          <table:table-cell table:number-columns-repeated="2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5.966821" calcext:value-type="float">
            <text:p>5.966821</text:p>
          </table:table-cell>
          <table:table-cell office:value-type="float" office:value="11.130551475" calcext:value-type="float">
            <text:p>11.130551475</text:p>
          </table:table-cell>
          <table:table-cell table:number-columns-repeated="2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5.966821" calcext:value-type="float">
            <text:p>5.966821</text:p>
          </table:table-cell>
          <table:table-cell office:value-type="float" office:value="11.256407425" calcext:value-type="float">
            <text:p>11.256407425</text:p>
          </table:table-cell>
          <table:table-cell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5.966821" calcext:value-type="float">
            <text:p>5.966821</text:p>
          </table:table-cell>
          <table:table-cell office:value-type="float" office:value="11.382263375" calcext:value-type="float">
            <text:p>11.382263375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5.966821" calcext:value-type="float">
            <text:p>5.966821</text:p>
          </table:table-cell>
          <table:table-cell office:value-type="float" office:value="11.508119325" calcext:value-type="float">
            <text:p>11.508119325</text:p>
          </table:table-cell>
          <table:table-cell table:number-columns-repeated="2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5.966821" calcext:value-type="float">
            <text:p>5.966821</text:p>
          </table:table-cell>
          <table:table-cell office:value-type="float" office:value="11.496183875" calcext:value-type="float">
            <text:p>11.496183875</text:p>
          </table:table-cell>
          <table:table-cell table:number-columns-repeated="2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5.966821" calcext:value-type="float">
            <text:p>5.966821</text:p>
          </table:table-cell>
          <table:table-cell office:value-type="float" office:value="11.4898294" calcext:value-type="float">
            <text:p>11.4898294</text:p>
          </table:table-cell>
          <table:table-cell table:number-columns-repeated="2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3.065265" calcext:value-type="float">
            <text:p>13.065265</text:p>
          </table:table-cell>
          <table:table-cell office:value-type="float" office:value="11.44501935" calcext:value-type="float">
            <text:p>11.44501935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8.589008" calcext:value-type="float">
            <text:p>18.589008</text:p>
          </table:table-cell>
          <table:table-cell office:value-type="float" office:value="11.212644775" calcext:value-type="float">
            <text:p>11.212644775</text:p>
          </table:table-cell>
          <table:table-cell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23.693835" calcext:value-type="float">
            <text:p>23.693835</text:p>
          </table:table-cell>
          <table:table-cell office:value-type="float" office:value="10.8587346" calcext:value-type="float">
            <text:p>10.8587346</text:p>
          </table:table-cell>
          <table:table-cell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24.668403" calcext:value-type="float">
            <text:p>24.668403</text:p>
          </table:table-cell>
          <table:table-cell office:value-type="float" office:value="10.37720375" calcext:value-type="float">
            <text:p>10.37720375</text:p>
          </table:table-cell>
          <table:table-cell table:number-columns-repeated="2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6.296354" calcext:value-type="float">
            <text:p>16.296354</text:p>
          </table:table-cell>
          <table:table-cell office:value-type="float" office:value="9.8713087" calcext:value-type="float">
            <text:p>9.8713087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6.296354" calcext:value-type="float">
            <text:p>16.296354</text:p>
          </table:table-cell>
          <table:table-cell office:value-type="float" office:value="9.574714875" calcext:value-type="float">
            <text:p>9.574714875</text:p>
          </table:table-cell>
          <table:table-cell table:number-columns-repeated="2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6.296354" calcext:value-type="float">
            <text:p>16.296354</text:p>
          </table:table-cell>
          <table:table-cell office:value-type="float" office:value="9.267006625" calcext:value-type="float">
            <text:p>9.267006625</text:p>
          </table:table-cell>
          <table:table-cell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6.296354" calcext:value-type="float">
            <text:p>16.296354</text:p>
          </table:table-cell>
          <table:table-cell office:value-type="float" office:value="9.209576875" calcext:value-type="float">
            <text:p>9.209576875</text:p>
          </table:table-cell>
          <table:table-cell table:number-columns-repeated="2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1.81376" calcext:value-type="float">
            <text:p>11.81376</text:p>
          </table:table-cell>
          <table:table-cell office:value-type="float" office:value="9.25386305" calcext:value-type="float">
            <text:p>9.25386305</text:p>
          </table:table-cell>
          <table:table-cell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7.055173" calcext:value-type="float">
            <text:p>7.055173</text:p>
          </table:table-cell>
          <table:table-cell office:value-type="float" office:value="9.397475725" calcext:value-type="float">
            <text:p>9.397475725</text:p>
          </table:table-cell>
          <table:table-cell table:number-columns-repeated="2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7.055173" calcext:value-type="float">
            <text:p>7.055173</text:p>
          </table:table-cell>
          <table:table-cell office:value-type="float" office:value="9.534065075" calcext:value-type="float">
            <text:p>9.534065075</text:p>
          </table:table-cell>
          <table:table-cell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7.055173" calcext:value-type="float">
            <text:p>7.055173</text:p>
          </table:table-cell>
          <table:table-cell office:value-type="float" office:value="9.670654425" calcext:value-type="float">
            <text:p>9.670654425</text:p>
          </table:table-cell>
          <table:table-cell table:number-columns-repeated="2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7.055173" calcext:value-type="float">
            <text:p>7.055173</text:p>
          </table:table-cell>
          <table:table-cell office:value-type="float" office:value="9.807243775" calcext:value-type="float">
            <text:p>9.807243775</text:p>
          </table:table-cell>
          <table:table-cell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7.443103" calcext:value-type="float">
            <text:p>7.443103</text:p>
          </table:table-cell>
          <table:table-cell office:value-type="float" office:value="9.943833125" calcext:value-type="float">
            <text:p>9.943833125</text:p>
          </table:table-cell>
          <table:table-cell table:number-columns-repeated="2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7.455322" calcext:value-type="float">
            <text:p>17.455322</text:p>
          </table:table-cell>
          <table:table-cell office:value-type="float" office:value="10.070724225" calcext:value-type="float">
            <text:p>10.070724225</text:p>
          </table:table-cell>
          <table:table-cell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9.717689" calcext:value-type="float">
            <text:p>19.717689</text:p>
          </table:table-cell>
          <table:table-cell office:value-type="float" office:value="9.94730985" calcext:value-type="float">
            <text:p>9.94730985</text:p>
          </table:table-cell>
          <table:table-cell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6.857999" calcext:value-type="float">
            <text:p>16.857999</text:p>
          </table:table-cell>
          <table:table-cell office:value-type="float" office:value="9.7673363" calcext:value-type="float">
            <text:p>9.7673363</text:p>
          </table:table-cell>
          <table:table-cell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8.847187" calcext:value-type="float">
            <text:p>8.847187</text:p>
          </table:table-cell>
          <table:table-cell office:value-type="float" office:value="9.522488875" calcext:value-type="float">
            <text:p>9.522488875</text:p>
          </table:table-cell>
          <table:table-cell table:number-columns-repeated="2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8.847187" calcext:value-type="float">
            <text:p>8.847187</text:p>
          </table:table-cell>
          <table:table-cell office:value-type="float" office:value="9.565325725" calcext:value-type="float">
            <text:p>9.565325725</text:p>
          </table:table-cell>
          <table:table-cell table:number-columns-repeated="2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8.847187" calcext:value-type="float">
            <text:p>8.847187</text:p>
          </table:table-cell>
          <table:table-cell office:value-type="float" office:value="9.59271075" calcext:value-type="float">
            <text:p>9.59271075</text:p>
          </table:table-cell>
          <table:table-cell table:number-columns-repeated="2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8.847187" calcext:value-type="float">
            <text:p>8.847187</text:p>
          </table:table-cell>
          <table:table-cell office:value-type="float" office:value="9.486012775" calcext:value-type="float">
            <text:p>9.486012775</text:p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7.995238" calcext:value-type="float">
            <text:p>7.995238</text:p>
          </table:table-cell>
          <table:table-cell office:value-type="float" office:value="9.3793148" calcext:value-type="float">
            <text:p>9.3793148</text:p>
          </table:table-cell>
          <table:table-cell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1.547982" calcext:value-type="float">
            <text:p>11.547982</text:p>
          </table:table-cell>
          <table:table-cell office:value-type="float" office:value="9.4148039487" calcext:value-type="float">
            <text:p>9.4148039487</text:p>
          </table:table-cell>
          <table:table-cell table:number-columns-repeated="2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1.0449" calcext:value-type="float">
            <text:p>11.0449</text:p>
          </table:table-cell>
          <table:table-cell office:value-type="float" office:value="9.3586676842" calcext:value-type="float">
            <text:p>9.3586676842</text:p>
          </table:table-cell>
          <table:table-cell table:number-columns-repeated="2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8.990307" calcext:value-type="float">
            <text:p>8.990307</text:p>
          </table:table-cell>
          <table:table-cell office:value-type="float" office:value="9.3130938378" calcext:value-type="float">
            <text:p>9.3130938378</text:p>
          </table:table-cell>
          <table:table-cell table:number-columns-repeated="2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7.350856" calcext:value-type="float">
            <text:p>7.350856</text:p>
          </table:table-cell>
          <table:table-cell office:value-type="float" office:value="9.3220601389" calcext:value-type="float">
            <text:p>9.3220601389</text:p>
          </table:table-cell>
          <table:table-cell table:number-columns-repeated="2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5.544419" calcext:value-type="float">
            <text:p>5.544419</text:p>
          </table:table-cell>
          <table:table-cell office:value-type="float" office:value="9.3783802571" calcext:value-type="float">
            <text:p>9.3783802571</text:p>
          </table:table-cell>
          <table:table-cell table:number-columns-repeated="2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5.544419" calcext:value-type="float">
            <text:p>5.544419</text:p>
          </table:table-cell>
          <table:table-cell office:value-type="float" office:value="9.4911438235" calcext:value-type="float">
            <text:p>9.4911438235</text:p>
          </table:table-cell>
          <table:table-cell table:number-columns-repeated="2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5.544419" calcext:value-type="float">
            <text:p>5.544419</text:p>
          </table:table-cell>
          <table:table-cell office:value-type="float" office:value="9.6107415455" calcext:value-type="float">
            <text:p>9.6107415455</text:p>
          </table:table-cell>
          <table:table-cell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9.897087" calcext:value-type="float">
            <text:p>9.897087</text:p>
          </table:table-cell>
          <table:table-cell office:value-type="float" office:value="9.737814125" calcext:value-type="float">
            <text:p>9.737814125</text:p>
          </table:table-cell>
          <table:table-cell table:number-columns-repeated="2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5.505875" calcext:value-type="float">
            <text:p>15.505875</text:p>
          </table:table-cell>
          <table:table-cell office:value-type="float" office:value="9.7326762903" calcext:value-type="float">
            <text:p>9.7326762903</text:p>
          </table:table-cell>
          <table:table-cell table:number-columns-repeated="2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6.354273" calcext:value-type="float">
            <text:p>16.354273</text:p>
          </table:table-cell>
          <table:table-cell office:value-type="float" office:value="9.5402363333" calcext:value-type="float">
            <text:p>9.5402363333</text:p>
          </table:table-cell>
          <table:table-cell table:number-columns-repeated="2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1.001059" calcext:value-type="float">
            <text:p>11.001059</text:p>
          </table:table-cell>
          <table:table-cell office:value-type="float" office:value="9.3052695517" calcext:value-type="float">
            <text:p>9.3052695517</text:p>
          </table:table-cell>
          <table:table-cell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1.001059" calcext:value-type="float">
            <text:p>11.001059</text:p>
          </table:table-cell>
          <table:table-cell office:value-type="float" office:value="9.2447056429" calcext:value-type="float">
            <text:p>9.2447056429</text:p>
          </table:table-cell>
          <table:table-cell table:number-columns-repeated="2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1.001059" calcext:value-type="float">
            <text:p>11.001059</text:p>
          </table:table-cell>
          <table:table-cell office:value-type="float" office:value="9.1796555185" calcext:value-type="float">
            <text:p>9.1796555185</text:p>
          </table:table-cell>
          <table:table-cell table:number-columns-repeated="2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1.001059" calcext:value-type="float">
            <text:p>11.001059</text:p>
          </table:table-cell>
          <table:table-cell office:value-type="float" office:value="9.1096015385" calcext:value-type="float">
            <text:p>9.1096015385</text:p>
          </table:table-cell>
          <table:table-cell table:number-columns-repeated="2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1.001059" calcext:value-type="float">
            <text:p>11.001059</text:p>
          </table:table-cell>
          <table:table-cell office:value-type="float" office:value="9.03394324" calcext:value-type="float">
            <text:p>9.03394324</text:p>
          </table:table-cell>
          <table:table-cell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5.489403" calcext:value-type="float">
            <text:p>5.489403</text:p>
          </table:table-cell>
          <table:table-cell office:value-type="float" office:value="8.9519800833" calcext:value-type="float">
            <text:p>8.9519800833</text:p>
          </table:table-cell>
          <table:table-cell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5.712642" calcext:value-type="float">
            <text:p>5.712642</text:p>
          </table:table-cell>
          <table:table-cell office:value-type="float" office:value="9.102526913" calcext:value-type="float">
            <text:p>9.102526913</text:p>
          </table:table-cell>
          <table:table-cell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4.174419" calcext:value-type="float">
            <text:p>4.174419</text:p>
          </table:table-cell>
          <table:table-cell office:value-type="float" office:value="9.2566125909" calcext:value-type="float">
            <text:p>9.2566125909</text:p>
          </table:table-cell>
          <table:table-cell table:number-columns-repeated="2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3.770282" calcext:value-type="float">
            <text:p>3.770282</text:p>
          </table:table-cell>
          <table:table-cell office:value-type="float" office:value="9.4986218095" calcext:value-type="float">
            <text:p>9.4986218095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4.432601" calcext:value-type="float">
            <text:p>4.432601</text:p>
          </table:table-cell>
          <table:table-cell office:value-type="float" office:value="9.7850388" calcext:value-type="float">
            <text:p>9.7850388</text:p>
          </table:table-cell>
          <table:table-cell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4.432601" calcext:value-type="float">
            <text:p>4.432601</text:p>
          </table:table-cell>
          <table:table-cell office:value-type="float" office:value="10.0667460526" calcext:value-type="float">
            <text:p>10.0667460526</text:p>
          </table:table-cell>
          <table:table-cell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4.432601" calcext:value-type="float">
            <text:p>4.432601</text:p>
          </table:table-cell>
          <table:table-cell office:value-type="float" office:value="10.3797541111" calcext:value-type="float">
            <text:p>10.3797541111</text:p>
          </table:table-cell>
          <table:table-cell table:number-columns-repeated="2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4.432601" calcext:value-type="float">
            <text:p>4.432601</text:p>
          </table:table-cell>
          <table:table-cell office:value-type="float" office:value="10.7295866471" calcext:value-type="float">
            <text:p>10.7295866471</text:p>
          </table:table-cell>
          <table:table-cell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3.988024" calcext:value-type="float">
            <text:p>3.988024</text:p>
          </table:table-cell>
          <table:table-cell office:value-type="float" office:value="11.12314825" calcext:value-type="float">
            <text:p>11.12314825</text:p>
          </table:table-cell>
          <table:table-cell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3.999164" calcext:value-type="float">
            <text:p>13.999164</text:p>
          </table:table-cell>
          <table:table-cell office:value-type="float" office:value="11.5988232" calcext:value-type="float">
            <text:p>11.5988232</text:p>
          </table:table-cell>
          <table:table-cell table:number-columns-repeated="2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8.067801" calcext:value-type="float">
            <text:p>18.067801</text:p>
          </table:table-cell>
          <table:table-cell office:value-type="float" office:value="11.4273702857" calcext:value-type="float">
            <text:p>11.4273702857</text:p>
          </table:table-cell>
          <table:table-cell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7.558267" calcext:value-type="float">
            <text:p>17.558267</text:p>
          </table:table-cell>
          <table:table-cell office:value-type="float" office:value="10.9165679231" calcext:value-type="float">
            <text:p>10.9165679231</text:p>
          </table:table-cell>
          <table:table-cell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2.518747" calcext:value-type="float">
            <text:p>12.518747</text:p>
          </table:table-cell>
          <table:table-cell office:value-type="float" office:value="10.363093" calcext:value-type="float">
            <text:p>10.363093</text:p>
          </table:table-cell>
          <table:table-cell table:number-columns-repeated="2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2.518747" calcext:value-type="float">
            <text:p>12.518747</text:p>
          </table:table-cell>
          <table:table-cell office:value-type="float" office:value="10.1671244545" calcext:value-type="float">
            <text:p>10.1671244545</text:p>
          </table:table-cell>
          <table:table-cell table:number-columns-repeated="2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2.518747" calcext:value-type="float">
            <text:p>12.518747</text:p>
          </table:table-cell>
          <table:table-cell office:value-type="float" office:value="9.9319622" calcext:value-type="float">
            <text:p>9.9319622</text:p>
          </table:table-cell>
          <table:table-cell table:number-columns-repeated="2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2.518747" calcext:value-type="float">
            <text:p>12.518747</text:p>
          </table:table-cell>
          <table:table-cell office:value-type="float" office:value="9.6445416667" calcext:value-type="float">
            <text:p>9.6445416667</text:p>
          </table:table-cell>
          <table:table-cell table:number-columns-repeated="2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2.518747" calcext:value-type="float">
            <text:p>12.518747</text:p>
          </table:table-cell>
          <table:table-cell office:value-type="float" office:value="9.285266" calcext:value-type="float">
            <text:p>9.285266</text:p>
          </table:table-cell>
          <table:table-cell table:number-columns-repeated="2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2.518747" calcext:value-type="float">
            <text:p>12.518747</text:p>
          </table:table-cell>
          <table:table-cell office:value-type="float" office:value="8.8233401429" calcext:value-type="float">
            <text:p>8.8233401429</text:p>
          </table:table-cell>
          <table:table-cell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2.518747" calcext:value-type="float">
            <text:p>12.518747</text:p>
          </table:table-cell>
          <table:table-cell office:value-type="float" office:value="8.207439" calcext:value-type="float">
            <text:p>8.207439</text:p>
          </table:table-cell>
          <table:table-cell table:number-columns-repeated="2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7.064102" calcext:value-type="float">
            <text:p>7.064102</text:p>
          </table:table-cell>
          <table:table-cell office:value-type="float" office:value="7.3451774" calcext:value-type="float">
            <text:p>7.3451774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0.560661" calcext:value-type="float">
            <text:p>10.560661</text:p>
          </table:table-cell>
          <table:table-cell office:value-type="float" office:value="7.41544625" calcext:value-type="float">
            <text:p>7.41544625</text:p>
          </table:table-cell>
          <table:table-cell table:number-columns-repeated="2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9.942588" calcext:value-type="float">
            <text:p>9.942588</text:p>
          </table:table-cell>
          <table:table-cell office:value-type="float" office:value="6.3670413333" calcext:value-type="float">
            <text:p>6.3670413333</text:p>
          </table:table-cell>
          <table:table-cell table:number-columns-repeated="2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2" office:value-type="float" office:value="4.579268" calcext:value-type="float">
            <text:p>4.579268</text:p>
          </table:table-cell>
          <table:table-cell table:number-columns-repeated="2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2" office:value-type="float" office:value="4.579268" calcext:value-type="float">
            <text:p>4.57926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3:18:46.396923570</dc:date>
    <meta:document-statistic meta:table-count="1" meta:cell-count="4663" meta:object-count="0"/>
    <meta:generator>LibreOffice/4.2.7.2$Linux_X86_64 LibreOffice_project/420m0$Build-2</meta:generator>
  </office:meta>
</office:document-meta>
</file>